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332_C4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7440000000000" calcext:value-type="float">
            <text:p>7.44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277216" calcext:value-type="float">
            <text:p>-1.28E-09</text:p>
          </table:table-cell>
          <table:table-cell office:value-type="float" office:value="0.0000000000109295" calcext:value-type="float">
            <text:p>1.09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1415286" calcext:value-type="float">
            <text:p>-1.42E-08</text:p>
          </table:table-cell>
          <table:table-cell office:value-type="float" office:value="-0.00000001401395" calcext:value-type="float">
            <text:p>-1.40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1.277216" calcext:value-type="float">
            <text:p>-1.277216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14.15286" calcext:value-type="float">
            <text:p>-14.152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06637803" calcext:value-type="float">
            <text:p>-6.64E-11</text:p>
          </table:table-cell>
          <table:table-cell office:value-type="float" office:value="0.0000000000184832" calcext:value-type="float">
            <text:p>1.85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4782193" calcext:value-type="float">
            <text:p>4.78E-08</text:p>
          </table:table-cell>
          <table:table-cell office:value-type="float" office:value="0.00000008498687" calcext:value-type="float">
            <text:p>8.50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0.06637803" calcext:value-type="float">
            <text:p>-0.06637803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47.82193" calcext:value-type="float">
            <text:p>47.821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521468" calcext:value-type="float">
            <text:p>-1.52E-09</text:p>
          </table:table-cell>
          <table:table-cell office:value-type="float" office:value="0.00000000001958848" calcext:value-type="float">
            <text:p>1.96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1282052" calcext:value-type="float">
            <text:p>1.28E-07</text:p>
          </table:table-cell>
          <table:table-cell office:value-type="float" office:value="0.0000001094168" calcext:value-type="float">
            <text:p>1.09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1.521468" calcext:value-type="float">
            <text:p>-1.521468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128.2052" calcext:value-type="float">
            <text:p>128.205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006551349" calcext:value-type="float">
            <text:p>-6.55E-11</text:p>
          </table:table-cell>
          <table:table-cell office:value-type="float" office:value="0.00000000002098907" calcext:value-type="float">
            <text:p>2.10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1492201" calcext:value-type="float">
            <text:p>1.49E-07</text:p>
          </table:table-cell>
          <table:table-cell office:value-type="float" office:value="0.0000001279872" calcext:value-type="float">
            <text:p>1.28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0.06551349" calcext:value-type="float">
            <text:p>-0.06551349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149.2201" calcext:value-type="float">
            <text:p>149.22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218678" calcext:value-type="float">
            <text:p>-2.19E-10</text:p>
          </table:table-cell>
          <table:table-cell office:value-type="float" office:value="0.00000000002184542" calcext:value-type="float">
            <text:p>2.18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1695578" calcext:value-type="float">
            <text:p>1.70E-07</text:p>
          </table:table-cell>
          <table:table-cell office:value-type="float" office:value="0.0000001439033" calcext:value-type="float">
            <text:p>1.44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-0.218678" calcext:value-type="float">
            <text:p>-0.218678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169.5578" calcext:value-type="float">
            <text:p>169.55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315735" calcext:value-type="float">
            <text:p>-1.32E-09</text:p>
          </table:table-cell>
          <table:table-cell office:value-type="float" office:value="0.00000000002358537" calcext:value-type="float">
            <text:p>2.36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2012427" calcext:value-type="float">
            <text:p>2.01E-07</text:p>
          </table:table-cell>
          <table:table-cell office:value-type="float" office:value="0.0000001709045" calcext:value-type="float">
            <text:p>1.71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-1.315735" calcext:value-type="float">
            <text:p>-1.315735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201.2427" calcext:value-type="float">
            <text:p>201.24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997278" calcext:value-type="float">
            <text:p>-9.97E-10</text:p>
          </table:table-cell>
          <table:table-cell office:value-type="float" office:value="0.00000000002554486" calcext:value-type="float">
            <text:p>2.55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2271886" calcext:value-type="float">
            <text:p>2.27E-07</text:p>
          </table:table-cell>
          <table:table-cell office:value-type="float" office:value="0.0000001939184" calcext:value-type="float">
            <text:p>1.94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-0.997278" calcext:value-type="float">
            <text:p>-0.997278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227.1886" calcext:value-type="float">
            <text:p>227.18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1804938" calcext:value-type="float">
            <text:p>-1.80E-10</text:p>
          </table:table-cell>
          <table:table-cell office:value-type="float" office:value="0.00000000002718597" calcext:value-type="float">
            <text:p>2.72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2522058" calcext:value-type="float">
            <text:p>2.52E-07</text:p>
          </table:table-cell>
          <table:table-cell office:value-type="float" office:value="0.0000002144047" calcext:value-type="float">
            <text:p>2.14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-0.1804938" calcext:value-type="float">
            <text:p>-0.1804938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252.2058" calcext:value-type="float">
            <text:p>252.20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1376719" calcext:value-type="float">
            <text:p>-1.38E-09</text:p>
          </table:table-cell>
          <table:table-cell office:value-type="float" office:value="0.00000000002884493" calcext:value-type="float">
            <text:p>2.88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2738247" calcext:value-type="float">
            <text:p>2.74E-07</text:p>
          </table:table-cell>
          <table:table-cell office:value-type="float" office:value="0.0000002329764" calcext:value-type="float">
            <text:p>2.33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-1.376719" calcext:value-type="float">
            <text:p>-1.376719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273.8247" calcext:value-type="float">
            <text:p>273.82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802194" calcext:value-type="float">
            <text:p>4.80E-10</text:p>
          </table:table-cell>
          <table:table-cell office:value-type="float" office:value="0.00000000003013037" calcext:value-type="float">
            <text:p>3.01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29426" calcext:value-type="float">
            <text:p>2.94E-07</text:p>
          </table:table-cell>
          <table:table-cell office:value-type="float" office:value="0.0000002501722" calcext:value-type="float">
            <text:p>2.50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0.4802194" calcext:value-type="float">
            <text:p>0.4802194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294.26" calcext:value-type="float">
            <text:p>294.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5658395" calcext:value-type="float">
            <text:p>5.66E-10</text:p>
          </table:table-cell>
          <table:table-cell office:value-type="float" office:value="0.00000000003174268" calcext:value-type="float">
            <text:p>3.17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3152819" calcext:value-type="float">
            <text:p>3.15E-07</text:p>
          </table:table-cell>
          <table:table-cell office:value-type="float" office:value="0.0000002661722" calcext:value-type="float">
            <text:p>2.66E-07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0.5658395" calcext:value-type="float">
            <text:p>0.5658395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315.2819" calcext:value-type="float">
            <text:p>315.28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0.0000000003848127" calcext:value-type="float">
            <text:p>3.85E-10</text:p>
          </table:table-cell>
          <table:table-cell office:value-type="float" office:value="0.00000000003354293" calcext:value-type="float">
            <text:p>3.3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3313032" calcext:value-type="float">
            <text:p>3.31E-07</text:p>
          </table:table-cell>
          <table:table-cell office:value-type="float" office:value="0.0000002812727" calcext:value-type="float">
            <text:p>2.81E-07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0.3848127" calcext:value-type="float">
            <text:p>0.3848127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331.3032" calcext:value-type="float">
            <text:p>331.30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874214" calcext:value-type="float">
            <text:p>5.87E-10</text:p>
          </table:table-cell>
          <table:table-cell office:value-type="float" office:value="0.00000000003480498" calcext:value-type="float">
            <text:p>3.4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3490272" calcext:value-type="float">
            <text:p>3.49E-07</text:p>
          </table:table-cell>
          <table:table-cell office:value-type="float" office:value="0.0000002955804" calcext:value-type="float">
            <text:p>2.96E-07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0.5874214" calcext:value-type="float">
            <text:p>0.5874214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349.0272" calcext:value-type="float">
            <text:p>349.02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028875" calcext:value-type="float">
            <text:p>3.03E-10</text:p>
          </table:table-cell>
          <table:table-cell office:value-type="float" office:value="0.00000000003741892" calcext:value-type="float">
            <text:p>3.7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380377" calcext:value-type="float">
            <text:p>3.80E-07</text:p>
          </table:table-cell>
          <table:table-cell office:value-type="float" office:value="0.0000003221403" calcext:value-type="float">
            <text:p>3.22E-07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0.3028875" calcext:value-type="float">
            <text:p>0.3028875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380.377" calcext:value-type="float">
            <text:p>380.37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1104945" calcext:value-type="float">
            <text:p>1.10E-10</text:p>
          </table:table-cell>
          <table:table-cell office:value-type="float" office:value="0.00000000004017907" calcext:value-type="float">
            <text:p>4.02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4119073" calcext:value-type="float">
            <text:p>4.12E-07</text:p>
          </table:table-cell>
          <table:table-cell office:value-type="float" office:value="0.0000003466296" calcext:value-type="float">
            <text:p>3.47E-07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0.1104945" calcext:value-type="float">
            <text:p>0.1104945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411.9073" calcext:value-type="float">
            <text:p>411.90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3985944" calcext:value-type="float">
            <text:p>3.99E-10</text:p>
          </table:table-cell>
          <table:table-cell office:value-type="float" office:value="0.00000000004236905" calcext:value-type="float">
            <text:p>4.24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4374838" calcext:value-type="float">
            <text:p>4.37E-07</text:p>
          </table:table-cell>
          <table:table-cell office:value-type="float" office:value="0.0000003694538" calcext:value-type="float">
            <text:p>3.69E-07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0.3985944" calcext:value-type="float">
            <text:p>0.3985944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437.4838" calcext:value-type="float">
            <text:p>437.48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7829215" calcext:value-type="float">
            <text:p>-7.83E-10</text:p>
          </table:table-cell>
          <table:table-cell office:value-type="float" office:value="0.00000000004452436" calcext:value-type="float">
            <text:p>4.4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4641662" calcext:value-type="float">
            <text:p>4.64E-07</text:p>
          </table:table-cell>
          <table:table-cell office:value-type="float" office:value="0.0000003911297" calcext:value-type="float">
            <text:p>3.91E-07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-0.7829215" calcext:value-type="float">
            <text:p>-0.7829215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464.1662" calcext:value-type="float">
            <text:p>464.16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6782487" calcext:value-type="float">
            <text:p>6.78E-10</text:p>
          </table:table-cell>
          <table:table-cell office:value-type="float" office:value="0.00000000004640634" calcext:value-type="float">
            <text:p>4.64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4897561" calcext:value-type="float">
            <text:p>4.90E-07</text:p>
          </table:table-cell>
          <table:table-cell office:value-type="float" office:value="0.0000004114647" calcext:value-type="float">
            <text:p>4.11E-07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0.6782487" calcext:value-type="float">
            <text:p>0.6782487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489.7561" calcext:value-type="float">
            <text:p>489.756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04514451" calcext:value-type="float">
            <text:p>-4.51E-11</text:p>
          </table:table-cell>
          <table:table-cell office:value-type="float" office:value="0.00000000005062017" calcext:value-type="float">
            <text:p>5.06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5472059" calcext:value-type="float">
            <text:p>5.47E-07</text:p>
          </table:table-cell>
          <table:table-cell office:value-type="float" office:value="0.0000004581789" calcext:value-type="float">
            <text:p>4.58E-07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-0.04514451" calcext:value-type="float">
            <text:p>-0.04514451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547.2059" calcext:value-type="float">
            <text:p>547.20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1033562" calcext:value-type="float">
            <text:p>-1.03E-09</text:p>
          </table:table-cell>
          <table:table-cell office:value-type="float" office:value="0.00000000005415987" calcext:value-type="float">
            <text:p>5.42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5985959" calcext:value-type="float">
            <text:p>5.99E-07</text:p>
          </table:table-cell>
          <table:table-cell office:value-type="float" office:value="0.0000005004736" calcext:value-type="float">
            <text:p>5.00E-07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1.033562" calcext:value-type="float">
            <text:p>-1.033562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598.5959" calcext:value-type="float">
            <text:p>598.59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7913379" calcext:value-type="float">
            <text:p>7.91E-10</text:p>
          </table:table-cell>
          <table:table-cell office:value-type="float" office:value="0.00000000005700368" calcext:value-type="float">
            <text:p>5.7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6451367" calcext:value-type="float">
            <text:p>6.45E-07</text:p>
          </table:table-cell>
          <table:table-cell office:value-type="float" office:value="0.0000005393994" calcext:value-type="float">
            <text:p>5.39E-07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0.7913379" calcext:value-type="float">
            <text:p>0.7913379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645.1367" calcext:value-type="float">
            <text:p>645.13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0.0000000003051229" calcext:value-type="float">
            <text:p>3.05E-10</text:p>
          </table:table-cell>
          <table:table-cell office:value-type="float" office:value="0.00000000006059249" calcext:value-type="float">
            <text:p>6.06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6895883" calcext:value-type="float">
            <text:p>6.90E-07</text:p>
          </table:table-cell>
          <table:table-cell office:value-type="float" office:value="0.0000005757177" calcext:value-type="float">
            <text:p>5.76E-07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0.3051229" calcext:value-type="float">
            <text:p>0.3051229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689.5883" calcext:value-type="float">
            <text:p>689.588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9459028" calcext:value-type="float">
            <text:p>-9.46E-10</text:p>
          </table:table-cell>
          <table:table-cell office:value-type="float" office:value="0.00000000006364823" calcext:value-type="float">
            <text:p>6.36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7334143" calcext:value-type="float">
            <text:p>7.33E-07</text:p>
          </table:table-cell>
          <table:table-cell office:value-type="float" office:value="0.0000006098752" calcext:value-type="float">
            <text:p>6.10E-07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-0.9459028" calcext:value-type="float">
            <text:p>-0.9459028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733.4143" calcext:value-type="float">
            <text:p>733.414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6210745" calcext:value-type="float">
            <text:p>-6.21E-10</text:p>
          </table:table-cell>
          <table:table-cell office:value-type="float" office:value="0.00000000006634606" calcext:value-type="float">
            <text:p>6.63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7732656" calcext:value-type="float">
            <text:p>7.73E-07</text:p>
          </table:table-cell>
          <table:table-cell office:value-type="float" office:value="0.0000006423288" calcext:value-type="float">
            <text:p>6.42E-07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-0.6210745" calcext:value-type="float">
            <text:p>-0.6210745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773.2656" calcext:value-type="float">
            <text:p>773.265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1125542" calcext:value-type="float">
            <text:p>1.13E-09</text:p>
          </table:table-cell>
          <table:table-cell office:value-type="float" office:value="0.0000000000686599" calcext:value-type="float">
            <text:p>6.87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8091367" calcext:value-type="float">
            <text:p>8.09E-07</text:p>
          </table:table-cell>
          <table:table-cell office:value-type="float" office:value="0.0000006730297" calcext:value-type="float">
            <text:p>6.73E-07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1.125542" calcext:value-type="float">
            <text:p>1.125542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809.1367" calcext:value-type="float">
            <text:p>809.13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120612" calcext:value-type="float">
            <text:p>1.21E-09</text:p>
          </table:table-cell>
          <table:table-cell office:value-type="float" office:value="0.00000000007128716" calcext:value-type="float">
            <text:p>7.13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8488407" calcext:value-type="float">
            <text:p>8.49E-07</text:p>
          </table:table-cell>
          <table:table-cell office:value-type="float" office:value="0.0000007025447" calcext:value-type="float">
            <text:p>7.03E-07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1.20612" calcext:value-type="float">
            <text:p>1.20612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848.8407" calcext:value-type="float">
            <text:p>848.840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7262567" calcext:value-type="float">
            <text:p>7.26E-10</text:p>
          </table:table-cell>
          <table:table-cell office:value-type="float" office:value="0.00000000007392931" calcext:value-type="float">
            <text:p>7.39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886667" calcext:value-type="float">
            <text:p>8.87E-07</text:p>
          </table:table-cell>
          <table:table-cell office:value-type="float" office:value="0.0000007310319" calcext:value-type="float">
            <text:p>7.31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0.7262567" calcext:value-type="float">
            <text:p>0.7262567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886.667" calcext:value-type="float">
            <text:p>886.66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06815588" calcext:value-type="float">
            <text:p>6.82E-10</text:p>
          </table:table-cell>
          <table:table-cell office:value-type="float" office:value="0.00000000007663534" calcext:value-type="float">
            <text:p>7.66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9244465" calcext:value-type="float">
            <text:p>9.24E-07</text:p>
          </table:table-cell>
          <table:table-cell office:value-type="float" office:value="0.0000007584465" calcext:value-type="float">
            <text:p>7.58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0.6815588" calcext:value-type="float">
            <text:p>0.6815588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924.4465" calcext:value-type="float">
            <text:p>924.44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04562732" calcext:value-type="float">
            <text:p>-4.56E-11</text:p>
          </table:table-cell>
          <table:table-cell office:value-type="float" office:value="0.00000000007947721" calcext:value-type="float">
            <text:p>7.95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9601332" calcext:value-type="float">
            <text:p>9.60E-07</text:p>
          </table:table-cell>
          <table:table-cell office:value-type="float" office:value="0.0000007848439" calcext:value-type="float">
            <text:p>7.85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-0.04562732" calcext:value-type="float">
            <text:p>-0.04562732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960.1332" calcext:value-type="float">
            <text:p>960.13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2479036" calcext:value-type="float">
            <text:p>2.48E-10</text:p>
          </table:table-cell>
          <table:table-cell office:value-type="float" office:value="0.000000000081638" calcext:value-type="float">
            <text:p>8.16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9949387" calcext:value-type="float">
            <text:p>9.95E-07</text:p>
          </table:table-cell>
          <table:table-cell office:value-type="float" office:value="0.0000008105849" calcext:value-type="float">
            <text:p>8.11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2479036" calcext:value-type="float">
            <text:p>0.2479036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994.9387" calcext:value-type="float">
            <text:p>994.938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-0.0000000001750966" calcext:value-type="float">
            <text:p>-1.75E-10</text:p>
          </table:table-cell>
          <table:table-cell office:value-type="float" office:value="0.00000000008417638" calcext:value-type="float">
            <text:p>8.42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1022051" calcext:value-type="float">
            <text:p>1.02E-06</text:p>
          </table:table-cell>
          <table:table-cell office:value-type="float" office:value="0.0000008354155" calcext:value-type="float">
            <text:p>8.35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-0.1750966" calcext:value-type="float">
            <text:p>-0.1750966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1022.051" calcext:value-type="float">
            <text:p>1022.05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515244" calcext:value-type="float">
            <text:p>1.52E-09</text:p>
          </table:table-cell>
          <table:table-cell office:value-type="float" office:value="0.00000000008643227" calcext:value-type="float">
            <text:p>8.64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1043632" calcext:value-type="float">
            <text:p>1.04E-06</text:p>
          </table:table-cell>
          <table:table-cell office:value-type="float" office:value="0.000000859712" calcext:value-type="float">
            <text:p>8.60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1.515244" calcext:value-type="float">
            <text:p>1.515244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1043.632" calcext:value-type="float">
            <text:p>1043.63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07473111" calcext:value-type="float">
            <text:p>7.47E-10</text:p>
          </table:table-cell>
          <table:table-cell office:value-type="float" office:value="0.0000000000886119" calcext:value-type="float">
            <text:p>8.86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1071772" calcext:value-type="float">
            <text:p>1.07E-06</text:p>
          </table:table-cell>
          <table:table-cell office:value-type="float" office:value="0.000000883232" calcext:value-type="float">
            <text:p>8.83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0.7473111" calcext:value-type="float">
            <text:p>0.7473111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1071.772" calcext:value-type="float">
            <text:p>1071.7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4041241" calcext:value-type="float">
            <text:p>4.04E-10</text:p>
          </table:table-cell>
          <table:table-cell office:value-type="float" office:value="0.00000000009076866" calcext:value-type="float">
            <text:p>9.08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1102076" calcext:value-type="float">
            <text:p>1.10E-06</text:p>
          </table:table-cell>
          <table:table-cell office:value-type="float" office:value="0.0000009061572" calcext:value-type="float">
            <text:p>9.06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0.4041241" calcext:value-type="float">
            <text:p>0.4041241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1102.076" calcext:value-type="float">
            <text:p>1102.07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271847" calcext:value-type="float">
            <text:p>2.27E-10</text:p>
          </table:table-cell>
          <table:table-cell office:value-type="float" office:value="0.00000000009492398" calcext:value-type="float">
            <text:p>9.49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1156516" calcext:value-type="float">
            <text:p>1.16E-06</text:p>
          </table:table-cell>
          <table:table-cell office:value-type="float" office:value="0.0000009501381" calcext:value-type="float">
            <text:p>9.50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0.2271847" calcext:value-type="float">
            <text:p>0.2271847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1156.516" calcext:value-type="float">
            <text:p>1156.5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466004" calcext:value-type="float">
            <text:p>1.47E-09</text:p>
          </table:table-cell>
          <table:table-cell office:value-type="float" office:value="0.00000000009886993" calcext:value-type="float">
            <text:p>9.89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1209505" calcext:value-type="float">
            <text:p>1.21E-06</text:p>
          </table:table-cell>
          <table:table-cell office:value-type="float" office:value="0.000000992239" calcext:value-type="float">
            <text:p>9.92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1.466004" calcext:value-type="float">
            <text:p>1.466004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1209.505" calcext:value-type="float">
            <text:p>1209.5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449562" calcext:value-type="float">
            <text:p>1.45E-09</text:p>
          </table:table-cell>
          <table:table-cell office:value-type="float" office:value="0.0000000001029368" calcext:value-type="float">
            <text:p>1.03E-10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1259152" calcext:value-type="float">
            <text:p>1.26E-06</text:p>
          </table:table-cell>
          <table:table-cell office:value-type="float" office:value="0.000001032887" calcext:value-type="float">
            <text:p>1.03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1.449562" calcext:value-type="float">
            <text:p>1.44956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1259.152" calcext:value-type="float">
            <text:p>1259.15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663694" calcext:value-type="float">
            <text:p>1.66E-09</text:p>
          </table:table-cell>
          <table:table-cell office:value-type="float" office:value="0.0000000001067328" calcext:value-type="float">
            <text:p>1.07E-10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1309237" calcext:value-type="float">
            <text:p>1.31E-06</text:p>
          </table:table-cell>
          <table:table-cell office:value-type="float" office:value="0.000001072019" calcext:value-type="float">
            <text:p>1.07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1.663694" calcext:value-type="float">
            <text:p>1.663694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1309.237" calcext:value-type="float">
            <text:p>1309.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5880443" calcext:value-type="float">
            <text:p>5.88E-10</text:p>
          </table:table-cell>
          <table:table-cell office:value-type="float" office:value="0.0000000001105154" calcext:value-type="float">
            <text:p>1.11E-10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1357094" calcext:value-type="float">
            <text:p>1.36E-06</text:p>
          </table:table-cell>
          <table:table-cell office:value-type="float" office:value="0.000001109968" calcext:value-type="float">
            <text:p>1.11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0.5880443" calcext:value-type="float">
            <text:p>0.5880443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1357.094" calcext:value-type="float">
            <text:p>1357.09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054807" calcext:value-type="float">
            <text:p>2.05E-09</text:p>
          </table:table-cell>
          <table:table-cell office:value-type="float" office:value="0.0000000001146785" calcext:value-type="float">
            <text:p>1.15E-10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1402597" calcext:value-type="float">
            <text:p>1.40E-06</text:p>
          </table:table-cell>
          <table:table-cell office:value-type="float" office:value="0.000001146761" calcext:value-type="float">
            <text:p>1.15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2.054807" calcext:value-type="float">
            <text:p>2.054807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1402.597" calcext:value-type="float">
            <text:p>1402.59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666265" calcext:value-type="float">
            <text:p>2.67E-09</text:p>
          </table:table-cell>
          <table:table-cell office:value-type="float" office:value="0.0000000001185373" calcext:value-type="float">
            <text:p>1.19E-10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144858" calcext:value-type="float">
            <text:p>1.45E-06</text:p>
          </table:table-cell>
          <table:table-cell office:value-type="float" office:value="0.000001182464" calcext:value-type="float">
            <text:p>1.18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2.666265" calcext:value-type="float">
            <text:p>2.666265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1448.58" calcext:value-type="float">
            <text:p>1448.5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571961" calcext:value-type="float">
            <text:p>1.57E-09</text:p>
          </table:table-cell>
          <table:table-cell office:value-type="float" office:value="0.0000000001223364" calcext:value-type="float">
            <text:p>1.22E-10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1491197" calcext:value-type="float">
            <text:p>1.49E-06</text:p>
          </table:table-cell>
          <table:table-cell office:value-type="float" office:value="0.000001217135" calcext:value-type="float">
            <text:p>1.22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1.571961" calcext:value-type="float">
            <text:p>1.571961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1491.197" calcext:value-type="float">
            <text:p>1491.19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325965" calcext:value-type="float">
            <text:p>2.33E-09</text:p>
          </table:table-cell>
          <table:table-cell office:value-type="float" office:value="0.0000000001261416" calcext:value-type="float">
            <text:p>1.26E-10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1535117" calcext:value-type="float">
            <text:p>1.54E-06</text:p>
          </table:table-cell>
          <table:table-cell office:value-type="float" office:value="0.000001250534" calcext:value-type="float">
            <text:p>1.25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2.325965" calcext:value-type="float">
            <text:p>2.325965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1535.117" calcext:value-type="float">
            <text:p>1535.11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3037292" calcext:value-type="float">
            <text:p>3.04E-09</text:p>
          </table:table-cell>
          <table:table-cell office:value-type="float" office:value="0.0000000001298673" calcext:value-type="float">
            <text:p>1.30E-10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1575557" calcext:value-type="float">
            <text:p>1.58E-06</text:p>
          </table:table-cell>
          <table:table-cell office:value-type="float" office:value="0.000001282308" calcext:value-type="float">
            <text:p>1.28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3.037292" calcext:value-type="float">
            <text:p>3.037292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1575.557" calcext:value-type="float">
            <text:p>1575.55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574123" calcext:value-type="float">
            <text:p>1.57E-09</text:p>
          </table:table-cell>
          <table:table-cell office:value-type="float" office:value="0.0000000001334954" calcext:value-type="float">
            <text:p>1.33E-10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1613015" calcext:value-type="float">
            <text:p>1.61E-06</text:p>
          </table:table-cell>
          <table:table-cell office:value-type="float" office:value="0.000001312275" calcext:value-type="float">
            <text:p>1.31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1.574123" calcext:value-type="float">
            <text:p>1.574123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1613.015" calcext:value-type="float">
            <text:p>1613.01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996095" calcext:value-type="float">
            <text:p>3.00E-09</text:p>
          </table:table-cell>
          <table:table-cell office:value-type="float" office:value="0.000000000137502" calcext:value-type="float">
            <text:p>1.38E-10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1649693" calcext:value-type="float">
            <text:p>1.65E-06</text:p>
          </table:table-cell>
          <table:table-cell office:value-type="float" office:value="0.000001339679" calcext:value-type="float">
            <text:p>1.34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2.996095" calcext:value-type="float">
            <text:p>2.996095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1649.693" calcext:value-type="float">
            <text:p>1649.69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390744" calcext:value-type="float">
            <text:p>3.39E-09</text:p>
          </table:table-cell>
          <table:table-cell office:value-type="float" office:value="0.0000000001413428" calcext:value-type="float">
            <text:p>1.41E-10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1681197" calcext:value-type="float">
            <text:p>1.68E-06</text:p>
          </table:table-cell>
          <table:table-cell office:value-type="float" office:value="0.000001363942" calcext:value-type="float">
            <text:p>1.36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3.390744" calcext:value-type="float">
            <text:p>3.390744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1681.197" calcext:value-type="float">
            <text:p>1681.19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848103" calcext:value-type="float">
            <text:p>3.85E-09</text:p>
          </table:table-cell>
          <table:table-cell office:value-type="float" office:value="0.0000000001448946" calcext:value-type="float">
            <text:p>1.45E-10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1709628" calcext:value-type="float">
            <text:p>1.71E-06</text:p>
          </table:table-cell>
          <table:table-cell office:value-type="float" office:value="0.000001384404" calcext:value-type="float">
            <text:p>1.38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3.848103" calcext:value-type="float">
            <text:p>3.848103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1709.628" calcext:value-type="float">
            <text:p>1709.6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679242" calcext:value-type="float">
            <text:p>3.68E-09</text:p>
          </table:table-cell>
          <table:table-cell office:value-type="float" office:value="0.0000000001489435" calcext:value-type="float">
            <text:p>1.49E-10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1733707" calcext:value-type="float">
            <text:p>1.73E-06</text:p>
          </table:table-cell>
          <table:table-cell office:value-type="float" office:value="0.00000140106" calcext:value-type="float">
            <text:p>1.40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3.679242" calcext:value-type="float">
            <text:p>3.679242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1733.707" calcext:value-type="float">
            <text:p>1733.70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402338" calcext:value-type="float">
            <text:p>4.40E-09</text:p>
          </table:table-cell>
          <table:table-cell office:value-type="float" office:value="0.0000000001528187" calcext:value-type="float">
            <text:p>1.53E-10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1752638" calcext:value-type="float">
            <text:p>1.75E-06</text:p>
          </table:table-cell>
          <table:table-cell office:value-type="float" office:value="0.000001412821" calcext:value-type="float">
            <text:p>1.41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4.402338" calcext:value-type="float">
            <text:p>4.402338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1752.638" calcext:value-type="float">
            <text:p>1752.63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3479331" calcext:value-type="float">
            <text:p>3.48E-09</text:p>
          </table:table-cell>
          <table:table-cell office:value-type="float" office:value="0.0000000001568602" calcext:value-type="float">
            <text:p>1.57E-10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1769147" calcext:value-type="float">
            <text:p>1.77E-06</text:p>
          </table:table-cell>
          <table:table-cell office:value-type="float" office:value="0.000001421541" calcext:value-type="float">
            <text:p>1.42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3.479331" calcext:value-type="float">
            <text:p>3.479331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1769.147" calcext:value-type="float">
            <text:p>1769.14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38178" calcext:value-type="float">
            <text:p>3.74E-09</text:p>
          </table:table-cell>
          <table:table-cell office:value-type="float" office:value="0.0000000001607034" calcext:value-type="float">
            <text:p>1.61E-10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1783265" calcext:value-type="float">
            <text:p>1.78E-06</text:p>
          </table:table-cell>
          <table:table-cell office:value-type="float" office:value="0.000001427813" calcext:value-type="float">
            <text:p>1.43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3.738178" calcext:value-type="float">
            <text:p>3.738178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1783.265" calcext:value-type="float">
            <text:p>1783.2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506446" calcext:value-type="float">
            <text:p>5.06E-09</text:p>
          </table:table-cell>
          <table:table-cell office:value-type="float" office:value="0.0000000001649409" calcext:value-type="float">
            <text:p>1.65E-10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1794539" calcext:value-type="float">
            <text:p>1.79E-06</text:p>
          </table:table-cell>
          <table:table-cell office:value-type="float" office:value="0.000001432903" calcext:value-type="float">
            <text:p>1.43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5.06446" calcext:value-type="float">
            <text:p>5.06446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1794.539" calcext:value-type="float">
            <text:p>1794.53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655914" calcext:value-type="float">
            <text:p>4.66E-09</text:p>
          </table:table-cell>
          <table:table-cell office:value-type="float" office:value="0.0000000001693046" calcext:value-type="float">
            <text:p>1.69E-10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1805821" calcext:value-type="float">
            <text:p>1.81E-06</text:p>
          </table:table-cell>
          <table:table-cell office:value-type="float" office:value="0.000001437321" calcext:value-type="float">
            <text:p>1.44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4.655914" calcext:value-type="float">
            <text:p>4.655914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1805.821" calcext:value-type="float">
            <text:p>1805.82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980803" calcext:value-type="float">
            <text:p>4.98E-09</text:p>
          </table:table-cell>
          <table:table-cell office:value-type="float" office:value="0.0000000001735302" calcext:value-type="float">
            <text:p>1.74E-10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181663" calcext:value-type="float">
            <text:p>1.82E-06</text:p>
          </table:table-cell>
          <table:table-cell office:value-type="float" office:value="0.000001441206" calcext:value-type="float">
            <text:p>1.44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4.980803" calcext:value-type="float">
            <text:p>4.980803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1816.63" calcext:value-type="float">
            <text:p>1816.6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476163" calcext:value-type="float">
            <text:p>5.48E-09</text:p>
          </table:table-cell>
          <table:table-cell office:value-type="float" office:value="0.0000000001780061" calcext:value-type="float">
            <text:p>1.78E-10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1824108" calcext:value-type="float">
            <text:p>1.82E-06</text:p>
          </table:table-cell>
          <table:table-cell office:value-type="float" office:value="0.000001444675" calcext:value-type="float">
            <text:p>1.44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5.476163" calcext:value-type="float">
            <text:p>5.476163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1824.108" calcext:value-type="float">
            <text:p>1824.10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234109" calcext:value-type="float">
            <text:p>5.23E-09</text:p>
          </table:table-cell>
          <table:table-cell office:value-type="float" office:value="0.0000000001825348" calcext:value-type="float">
            <text:p>1.83E-10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1833073" calcext:value-type="float">
            <text:p>1.83E-06</text:p>
          </table:table-cell>
          <table:table-cell office:value-type="float" office:value="0.000001448063" calcext:value-type="float">
            <text:p>1.45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5.234109" calcext:value-type="float">
            <text:p>5.234109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1833.073" calcext:value-type="float">
            <text:p>1833.07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4951841" calcext:value-type="float">
            <text:p>4.95E-09</text:p>
          </table:table-cell>
          <table:table-cell office:value-type="float" office:value="0.0000000001875452" calcext:value-type="float">
            <text:p>1.88E-10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1841855" calcext:value-type="float">
            <text:p>1.84E-06</text:p>
          </table:table-cell>
          <table:table-cell office:value-type="float" office:value="0.000001451526" calcext:value-type="float">
            <text:p>1.45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4.951841" calcext:value-type="float">
            <text:p>4.951841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1841.855" calcext:value-type="float">
            <text:p>1841.85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46574" calcext:value-type="float">
            <text:p>6.47E-09</text:p>
          </table:table-cell>
          <table:table-cell office:value-type="float" office:value="0.0000000001922269" calcext:value-type="float">
            <text:p>1.92E-10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1851362" calcext:value-type="float">
            <text:p>1.85E-06</text:p>
          </table:table-cell>
          <table:table-cell office:value-type="float" office:value="0.000001454739" calcext:value-type="float">
            <text:p>1.45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6.46574" calcext:value-type="float">
            <text:p>6.46574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1851.362" calcext:value-type="float">
            <text:p>1851.362</text:p>
          </table:table-cell>
          <table:table-cell table:number-columns-repeated="2"/>
        </table:table-row>
        <table:table-row table:style-name="ro1" table:number-rows-repeated="1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office:value-type="float" office:value="7.4" calcext:value-type="float">
            <text:p>7.4</text:p>
          </table:table-cell>
          <table:table-cell table:number-columns-repeated="2"/>
        </table:table-row>
      </table:table>
      <table:table table:name="W332-F2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office:value-type="string" calcext:value-type="string">
            <text:p>Root Unirrad</text:p>
          </table:table-cell>
          <table:table-cell table:number-columns-repeated="2"/>
          <table:table-cell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96600000000000" calcext:value-type="float">
            <text:p>9.66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375297" calcext:value-type="float">
            <text:p>-1.38E-09</text:p>
          </table:table-cell>
          <table:table-cell office:value-type="float" office:value="0.00000000001567585" calcext:value-type="float">
            <text:p>1.57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1424812" calcext:value-type="float">
            <text:p>-1.42E-07</text:p>
          </table:table-cell>
          <table:table-cell office:value-type="float" office:value="-0.0000001511422" calcext:value-type="float">
            <text:p>-1.51E-07</text:p>
          </table:table-cell>
          <table:table-cell/>
          <table:table-cell table:formula="of:=[.A3]" office:value-type="float" office:value="0" calcext:value-type="float">
            <text:p>0</text:p>
          </table:table-cell>
          <table:table-cell table:formula="of:=[.B3]*10^9" office:value-type="float" office:value="-1.375297" calcext:value-type="float">
            <text:p>-1.375297</text:p>
          </table:table-cell>
          <table:table-cell/>
          <table:table-cell table:formula="of:=[.E3]" office:value-type="float" office:value="0" calcext:value-type="float">
            <text:p>0</text:p>
          </table:table-cell>
          <table:table-cell table:formula="of:=[.F3]*10^9" office:value-type="float" office:value="-142.4812" calcext:value-type="float">
            <text:p>-142.481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372908" calcext:value-type="float">
            <text:p>-1.37E-09</text:p>
          </table:table-cell>
          <table:table-cell office:value-type="float" office:value="0.00000000001858799" calcext:value-type="float">
            <text:p>1.86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2888597" calcext:value-type="float">
            <text:p>2.89E-06</text:p>
          </table:table-cell>
          <table:table-cell office:value-type="float" office:value="0.000002448284" calcext:value-type="float">
            <text:p>2.45E-06</text:p>
          </table:table-cell>
          <table:table-cell/>
          <table:table-cell table:formula="of:=[.A4]" office:value-type="float" office:value="0.5" calcext:value-type="float">
            <text:p>0.5</text:p>
          </table:table-cell>
          <table:table-cell table:formula="of:=[.B4]*10^9" office:value-type="float" office:value="-1.372908" calcext:value-type="float">
            <text:p>-1.372908</text:p>
          </table:table-cell>
          <table:table-cell/>
          <table:table-cell table:formula="of:=[.E4]" office:value-type="float" office:value="0.5" calcext:value-type="float">
            <text:p>0.5</text:p>
          </table:table-cell>
          <table:table-cell table:formula="of:=[.F4]*10^9" office:value-type="float" office:value="2888.597" calcext:value-type="float">
            <text:p>2888.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0.0000000006032077" calcext:value-type="float">
            <text:p>6.03E-10</text:p>
          </table:table-cell>
          <table:table-cell office:value-type="float" office:value="0.00000000001950115" calcext:value-type="float">
            <text:p>1.95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3634831" calcext:value-type="float">
            <text:p>3.63E-06</text:p>
          </table:table-cell>
          <table:table-cell office:value-type="float" office:value="0.000003084079" calcext:value-type="float">
            <text:p>3.08E-06</text:p>
          </table:table-cell>
          <table:table-cell/>
          <table:table-cell table:formula="of:=[.A5]" office:value-type="float" office:value="1" calcext:value-type="float">
            <text:p>1</text:p>
          </table:table-cell>
          <table:table-cell table:formula="of:=[.B5]*10^9" office:value-type="float" office:value="0.6032077" calcext:value-type="float">
            <text:p>0.6032077</text:p>
          </table:table-cell>
          <table:table-cell/>
          <table:table-cell table:formula="of:=[.E5]" office:value-type="float" office:value="1" calcext:value-type="float">
            <text:p>1</text:p>
          </table:table-cell>
          <table:table-cell table:formula="of:=[.F5]*10^9" office:value-type="float" office:value="3634.831" calcext:value-type="float">
            <text:p>3634.83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0.0000000006837211" calcext:value-type="float">
            <text:p>6.84E-10</text:p>
          </table:table-cell>
          <table:table-cell office:value-type="float" office:value="0.00000000001975636" calcext:value-type="float">
            <text:p>1.98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4192491" calcext:value-type="float">
            <text:p>4.19E-06</text:p>
          </table:table-cell>
          <table:table-cell office:value-type="float" office:value="0.000003558296" calcext:value-type="float">
            <text:p>3.56E-06</text:p>
          </table:table-cell>
          <table:table-cell/>
          <table:table-cell table:formula="of:=[.A6]" office:value-type="float" office:value="1.5" calcext:value-type="float">
            <text:p>1.5</text:p>
          </table:table-cell>
          <table:table-cell table:formula="of:=[.B6]*10^9" office:value-type="float" office:value="0.6837211" calcext:value-type="float">
            <text:p>0.6837211</text:p>
          </table:table-cell>
          <table:table-cell/>
          <table:table-cell table:formula="of:=[.E6]" office:value-type="float" office:value="1.5" calcext:value-type="float">
            <text:p>1.5</text:p>
          </table:table-cell>
          <table:table-cell table:formula="of:=[.F6]*10^9" office:value-type="float" office:value="4192.491" calcext:value-type="float">
            <text:p>4192.49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149371" calcext:value-type="float">
            <text:p>-1.49E-10</text:p>
          </table:table-cell>
          <table:table-cell office:value-type="float" office:value="0.00000000002010056" calcext:value-type="float">
            <text:p>2.01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4682823" calcext:value-type="float">
            <text:p>4.68E-06</text:p>
          </table:table-cell>
          <table:table-cell office:value-type="float" office:value="0.000003973888" calcext:value-type="float">
            <text:p>3.97E-06</text:p>
          </table:table-cell>
          <table:table-cell/>
          <table:table-cell table:formula="of:=[.A7]" office:value-type="float" office:value="2" calcext:value-type="float">
            <text:p>2</text:p>
          </table:table-cell>
          <table:table-cell table:formula="of:=[.B7]*10^9" office:value-type="float" office:value="-0.149371" calcext:value-type="float">
            <text:p>-0.149371</text:p>
          </table:table-cell>
          <table:table-cell/>
          <table:table-cell table:formula="of:=[.E7]" office:value-type="float" office:value="2" calcext:value-type="float">
            <text:p>2</text:p>
          </table:table-cell>
          <table:table-cell table:formula="of:=[.F7]*10^9" office:value-type="float" office:value="4682.823" calcext:value-type="float">
            <text:p>4682.8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009465109" calcext:value-type="float">
            <text:p>-9.47E-11</text:p>
          </table:table-cell>
          <table:table-cell office:value-type="float" office:value="0.00000000002063179" calcext:value-type="float">
            <text:p>2.06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5547756" calcext:value-type="float">
            <text:p>5.55E-06</text:p>
          </table:table-cell>
          <table:table-cell office:value-type="float" office:value="0.00000470828" calcext:value-type="float">
            <text:p>4.71E-06</text:p>
          </table:table-cell>
          <table:table-cell/>
          <table:table-cell table:formula="of:=[.A8]" office:value-type="float" office:value="3" calcext:value-type="float">
            <text:p>3</text:p>
          </table:table-cell>
          <table:table-cell table:formula="of:=[.B8]*10^9" office:value-type="float" office:value="-0.09465109" calcext:value-type="float">
            <text:p>-0.09465109</text:p>
          </table:table-cell>
          <table:table-cell/>
          <table:table-cell table:formula="of:=[.E8]" office:value-type="float" office:value="3" calcext:value-type="float">
            <text:p>3</text:p>
          </table:table-cell>
          <table:table-cell table:formula="of:=[.F8]*10^9" office:value-type="float" office:value="5547.756" calcext:value-type="float">
            <text:p>5547.7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1448118" calcext:value-type="float">
            <text:p>1.45E-10</text:p>
          </table:table-cell>
          <table:table-cell office:value-type="float" office:value="0.00000000002223837" calcext:value-type="float">
            <text:p>2.22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6324392" calcext:value-type="float">
            <text:p>6.32E-06</text:p>
          </table:table-cell>
          <table:table-cell office:value-type="float" office:value="0.000005369447" calcext:value-type="float">
            <text:p>5.37E-06</text:p>
          </table:table-cell>
          <table:table-cell/>
          <table:table-cell table:formula="of:=[.A9]" office:value-type="float" office:value="4" calcext:value-type="float">
            <text:p>4</text:p>
          </table:table-cell>
          <table:table-cell table:formula="of:=[.B9]*10^9" office:value-type="float" office:value="0.1448118" calcext:value-type="float">
            <text:p>0.1448118</text:p>
          </table:table-cell>
          <table:table-cell/>
          <table:table-cell table:formula="of:=[.E9]" office:value-type="float" office:value="4" calcext:value-type="float">
            <text:p>4</text:p>
          </table:table-cell>
          <table:table-cell table:formula="of:=[.F9]*10^9" office:value-type="float" office:value="6324.392" calcext:value-type="float">
            <text:p>6324.3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3720428" calcext:value-type="float">
            <text:p>3.72E-10</text:p>
          </table:table-cell>
          <table:table-cell office:value-type="float" office:value="0.00000000002287306" calcext:value-type="float">
            <text:p>2.29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704082" calcext:value-type="float">
            <text:p>7.04E-06</text:p>
          </table:table-cell>
          <table:table-cell office:value-type="float" office:value="0.000005976472" calcext:value-type="float">
            <text:p>5.98E-06</text:p>
          </table:table-cell>
          <table:table-cell/>
          <table:table-cell table:formula="of:=[.A10]" office:value-type="float" office:value="5" calcext:value-type="float">
            <text:p>5</text:p>
          </table:table-cell>
          <table:table-cell table:formula="of:=[.B10]*10^9" office:value-type="float" office:value="0.3720428" calcext:value-type="float">
            <text:p>0.3720428</text:p>
          </table:table-cell>
          <table:table-cell/>
          <table:table-cell table:formula="of:=[.E10]" office:value-type="float" office:value="5" calcext:value-type="float">
            <text:p>5</text:p>
          </table:table-cell>
          <table:table-cell table:formula="of:=[.F10]*10^9" office:value-type="float" office:value="7040.82" calcext:value-type="float">
            <text:p>7040.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4982535" calcext:value-type="float">
            <text:p>-4.98E-10</text:p>
          </table:table-cell>
          <table:table-cell office:value-type="float" office:value="0.00000000002393007" calcext:value-type="float">
            <text:p>2.39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7703919" calcext:value-type="float">
            <text:p>7.70E-06</text:p>
          </table:table-cell>
          <table:table-cell office:value-type="float" office:value="0.000006537749" calcext:value-type="float">
            <text:p>6.54E-06</text:p>
          </table:table-cell>
          <table:table-cell/>
          <table:table-cell table:formula="of:=[.A11]" office:value-type="float" office:value="6" calcext:value-type="float">
            <text:p>6</text:p>
          </table:table-cell>
          <table:table-cell table:formula="of:=[.B11]*10^9" office:value-type="float" office:value="-0.4982535" calcext:value-type="float">
            <text:p>-0.4982535</text:p>
          </table:table-cell>
          <table:table-cell/>
          <table:table-cell table:formula="of:=[.E11]" office:value-type="float" office:value="6" calcext:value-type="float">
            <text:p>6</text:p>
          </table:table-cell>
          <table:table-cell table:formula="of:=[.F11]*10^9" office:value-type="float" office:value="7703.919" calcext:value-type="float">
            <text:p>7703.9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1323957" calcext:value-type="float">
            <text:p>-1.32E-09</text:p>
          </table:table-cell>
          <table:table-cell office:value-type="float" office:value="0.00000000002486488" calcext:value-type="float">
            <text:p>2.49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8318976" calcext:value-type="float">
            <text:p>8.32E-06</text:p>
          </table:table-cell>
          <table:table-cell office:value-type="float" office:value="0.000007058577" calcext:value-type="float">
            <text:p>7.06E-06</text:p>
          </table:table-cell>
          <table:table-cell/>
          <table:table-cell table:formula="of:=[.A12]" office:value-type="float" office:value="7" calcext:value-type="float">
            <text:p>7</text:p>
          </table:table-cell>
          <table:table-cell table:formula="of:=[.B12]*10^9" office:value-type="float" office:value="-1.323957" calcext:value-type="float">
            <text:p>-1.323957</text:p>
          </table:table-cell>
          <table:table-cell/>
          <table:table-cell table:formula="of:=[.E12]" office:value-type="float" office:value="7" calcext:value-type="float">
            <text:p>7</text:p>
          </table:table-cell>
          <table:table-cell table:formula="of:=[.F12]*10^9" office:value-type="float" office:value="8318.976" calcext:value-type="float">
            <text:p>8318.9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167937" calcext:value-type="float">
            <text:p>6.17E-10</text:p>
          </table:table-cell>
          <table:table-cell office:value-type="float" office:value="0.00000000002565192" calcext:value-type="float">
            <text:p>2.57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8894534" calcext:value-type="float">
            <text:p>8.89E-06</text:p>
          </table:table-cell>
          <table:table-cell office:value-type="float" office:value="0.000007543947" calcext:value-type="float">
            <text:p>7.54E-06</text:p>
          </table:table-cell>
          <table:table-cell/>
          <table:table-cell table:formula="of:=[.A13]" office:value-type="float" office:value="8" calcext:value-type="float">
            <text:p>8</text:p>
          </table:table-cell>
          <table:table-cell table:formula="of:=[.B13]*10^9" office:value-type="float" office:value="0.6167937" calcext:value-type="float">
            <text:p>0.6167937</text:p>
          </table:table-cell>
          <table:table-cell/>
          <table:table-cell table:formula="of:=[.E13]" office:value-type="float" office:value="8" calcext:value-type="float">
            <text:p>8</text:p>
          </table:table-cell>
          <table:table-cell table:formula="of:=[.F13]*10^9" office:value-type="float" office:value="8894.534" calcext:value-type="float">
            <text:p>8894.5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8776594" calcext:value-type="float">
            <text:p>-8.78E-10</text:p>
          </table:table-cell>
          <table:table-cell office:value-type="float" office:value="0.00000000002652355" calcext:value-type="float">
            <text:p>2.6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9436742" calcext:value-type="float">
            <text:p>9.44E-06</text:p>
          </table:table-cell>
          <table:table-cell office:value-type="float" office:value="0.000007999422" calcext:value-type="float">
            <text:p>8.00E-06</text:p>
          </table:table-cell>
          <table:table-cell/>
          <table:table-cell table:formula="of:=[.A14]" office:value-type="float" office:value="9" calcext:value-type="float">
            <text:p>9</text:p>
          </table:table-cell>
          <table:table-cell table:formula="of:=[.B14]*10^9" office:value-type="float" office:value="-0.8776594" calcext:value-type="float">
            <text:p>-0.8776594</text:p>
          </table:table-cell>
          <table:table-cell/>
          <table:table-cell table:formula="of:=[.E14]" office:value-type="float" office:value="9" calcext:value-type="float">
            <text:p>9</text:p>
          </table:table-cell>
          <table:table-cell table:formula="of:=[.F14]*10^9" office:value-type="float" office:value="9436.742" calcext:value-type="float">
            <text:p>9436.7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9526913" calcext:value-type="float">
            <text:p>-9.53E-10</text:p>
          </table:table-cell>
          <table:table-cell office:value-type="float" office:value="0.00000000002734054" calcext:value-type="float">
            <text:p>2.73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9951592" calcext:value-type="float">
            <text:p>9.95E-06</text:p>
          </table:table-cell>
          <table:table-cell office:value-type="float" office:value="0.000008427151" calcext:value-type="float">
            <text:p>8.43E-06</text:p>
          </table:table-cell>
          <table:table-cell/>
          <table:table-cell table:formula="of:=[.A15]" office:value-type="float" office:value="10" calcext:value-type="float">
            <text:p>10</text:p>
          </table:table-cell>
          <table:table-cell table:formula="of:=[.B15]*10^9" office:value-type="float" office:value="-0.9526913" calcext:value-type="float">
            <text:p>-0.9526913</text:p>
          </table:table-cell>
          <table:table-cell/>
          <table:table-cell table:formula="of:=[.E15]" office:value-type="float" office:value="10" calcext:value-type="float">
            <text:p>10</text:p>
          </table:table-cell>
          <table:table-cell table:formula="of:=[.F15]*10^9" office:value-type="float" office:value="9951.592" calcext:value-type="float">
            <text:p>9951.5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03625163" calcext:value-type="float">
            <text:p>-3.63E-10</text:p>
          </table:table-cell>
          <table:table-cell office:value-type="float" office:value="0.0000000000294035" calcext:value-type="float">
            <text:p>2.9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1088461" calcext:value-type="float">
            <text:p>1.09E-05</text:p>
          </table:table-cell>
          <table:table-cell office:value-type="float" office:value="0.000009212201" calcext:value-type="float">
            <text:p>9.21E-06</text:p>
          </table:table-cell>
          <table:table-cell/>
          <table:table-cell table:formula="of:=[.A16]" office:value-type="float" office:value="12" calcext:value-type="float">
            <text:p>12</text:p>
          </table:table-cell>
          <table:table-cell table:formula="of:=[.B16]*10^9" office:value-type="float" office:value="-0.3625163" calcext:value-type="float">
            <text:p>-0.3625163</text:p>
          </table:table-cell>
          <table:table-cell/>
          <table:table-cell table:formula="of:=[.E16]" office:value-type="float" office:value="12" calcext:value-type="float">
            <text:p>12</text:p>
          </table:table-cell>
          <table:table-cell table:formula="of:=[.F16]*10^9" office:value-type="float" office:value="10884.61" calcext:value-type="float">
            <text:p>10884.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0768177" calcext:value-type="float">
            <text:p>-7.68E-10</text:p>
          </table:table-cell>
          <table:table-cell office:value-type="float" office:value="0.00000000003072106" calcext:value-type="float">
            <text:p>3.07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1174571" calcext:value-type="float">
            <text:p>1.17E-05</text:p>
          </table:table-cell>
          <table:table-cell office:value-type="float" office:value="0.000009928683" calcext:value-type="float">
            <text:p>9.93E-06</text:p>
          </table:table-cell>
          <table:table-cell/>
          <table:table-cell table:formula="of:=[.A17]" office:value-type="float" office:value="14" calcext:value-type="float">
            <text:p>14</text:p>
          </table:table-cell>
          <table:table-cell table:formula="of:=[.B17]*10^9" office:value-type="float" office:value="-0.768177" calcext:value-type="float">
            <text:p>-0.768177</text:p>
          </table:table-cell>
          <table:table-cell/>
          <table:table-cell table:formula="of:=[.E17]" office:value-type="float" office:value="14" calcext:value-type="float">
            <text:p>14</text:p>
          </table:table-cell>
          <table:table-cell table:formula="of:=[.F17]*10^9" office:value-type="float" office:value="11745.71" calcext:value-type="float">
            <text:p>11745.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7442729" calcext:value-type="float">
            <text:p>7.44E-10</text:p>
          </table:table-cell>
          <table:table-cell office:value-type="float" office:value="0.0000000000316535" calcext:value-type="float">
            <text:p>3.1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1253708" calcext:value-type="float">
            <text:p>1.25E-05</text:p>
          </table:table-cell>
          <table:table-cell office:value-type="float" office:value="0.00001058491" calcext:value-type="float">
            <text:p>1.06E-05</text:p>
          </table:table-cell>
          <table:table-cell/>
          <table:table-cell table:formula="of:=[.A18]" office:value-type="float" office:value="16" calcext:value-type="float">
            <text:p>16</text:p>
          </table:table-cell>
          <table:table-cell table:formula="of:=[.B18]*10^9" office:value-type="float" office:value="0.7442729" calcext:value-type="float">
            <text:p>0.7442729</text:p>
          </table:table-cell>
          <table:table-cell/>
          <table:table-cell table:formula="of:=[.E18]" office:value-type="float" office:value="16" calcext:value-type="float">
            <text:p>16</text:p>
          </table:table-cell>
          <table:table-cell table:formula="of:=[.F18]*10^9" office:value-type="float" office:value="12537.08" calcext:value-type="float">
            <text:p>12537.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115676" calcext:value-type="float">
            <text:p>-1.16E-09</text:p>
          </table:table-cell>
          <table:table-cell office:value-type="float" office:value="0.00000000003271186" calcext:value-type="float">
            <text:p>3.27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1327597" calcext:value-type="float">
            <text:p>1.33E-05</text:p>
          </table:table-cell>
          <table:table-cell office:value-type="float" office:value="0.00001119397" calcext:value-type="float">
            <text:p>1.12E-05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*10^9" office:value-type="float" office:value="-1.15676" calcext:value-type="float">
            <text:p>-1.15676</text:p>
          </table:table-cell>
          <table:table-cell/>
          <table:table-cell table:formula="of:=[.E19]" office:value-type="float" office:value="18" calcext:value-type="float">
            <text:p>18</text:p>
          </table:table-cell>
          <table:table-cell table:formula="of:=[.F19]*10^9" office:value-type="float" office:value="13275.97" calcext:value-type="float">
            <text:p>13275.9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8626012" calcext:value-type="float">
            <text:p>-8.63E-10</text:p>
          </table:table-cell>
          <table:table-cell office:value-type="float" office:value="0.00000000003407123" calcext:value-type="float">
            <text:p>3.41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1395036" calcext:value-type="float">
            <text:p>1.40E-05</text:p>
          </table:table-cell>
          <table:table-cell office:value-type="float" office:value="0.00001174787" calcext:value-type="float">
            <text:p>1.17E-05</text:p>
          </table:table-cell>
          <table:table-cell/>
          <table:table-cell table:formula="of:=[.A20]" office:value-type="float" office:value="20" calcext:value-type="float">
            <text:p>20</text:p>
          </table:table-cell>
          <table:table-cell table:formula="of:=[.B20]*10^9" office:value-type="float" office:value="-0.8626012" calcext:value-type="float">
            <text:p>-0.8626012</text:p>
          </table:table-cell>
          <table:table-cell/>
          <table:table-cell table:formula="of:=[.E20]" office:value-type="float" office:value="20" calcext:value-type="float">
            <text:p>20</text:p>
          </table:table-cell>
          <table:table-cell table:formula="of:=[.F20]*10^9" office:value-type="float" office:value="13950.36" calcext:value-type="float">
            <text:p>13950.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1597376" calcext:value-type="float">
            <text:p>1.60E-10</text:p>
          </table:table-cell>
          <table:table-cell office:value-type="float" office:value="0.00000000003605852" calcext:value-type="float">
            <text:p>3.61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1542536" calcext:value-type="float">
            <text:p>1.54E-05</text:p>
          </table:table-cell>
          <table:table-cell office:value-type="float" office:value="0.00001294026" calcext:value-type="float">
            <text:p>1.29E-05</text:p>
          </table:table-cell>
          <table:table-cell/>
          <table:table-cell table:formula="of:=[.A21]" office:value-type="float" office:value="25" calcext:value-type="float">
            <text:p>25</text:p>
          </table:table-cell>
          <table:table-cell table:formula="of:=[.B21]*10^9" office:value-type="float" office:value="0.1597376" calcext:value-type="float">
            <text:p>0.1597376</text:p>
          </table:table-cell>
          <table:table-cell/>
          <table:table-cell table:formula="of:=[.E21]" office:value-type="float" office:value="25" calcext:value-type="float">
            <text:p>25</text:p>
          </table:table-cell>
          <table:table-cell table:formula="of:=[.F21]*10^9" office:value-type="float" office:value="15425.36" calcext:value-type="float">
            <text:p>15425.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657601" calcext:value-type="float">
            <text:p>-6.58E-10</text:p>
          </table:table-cell>
          <table:table-cell office:value-type="float" office:value="0.00000000003781614" calcext:value-type="float">
            <text:p>3.78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1661127" calcext:value-type="float">
            <text:p>1.66E-05</text:p>
          </table:table-cell>
          <table:table-cell office:value-type="float" office:value="0.00001387777" calcext:value-type="float">
            <text:p>1.39E-05</text:p>
          </table:table-cell>
          <table:table-cell/>
          <table:table-cell table:formula="of:=[.A22]" office:value-type="float" office:value="30" calcext:value-type="float">
            <text:p>30</text:p>
          </table:table-cell>
          <table:table-cell table:formula="of:=[.B22]*10^9" office:value-type="float" office:value="-0.657601" calcext:value-type="float">
            <text:p>-0.657601</text:p>
          </table:table-cell>
          <table:table-cell/>
          <table:table-cell table:formula="of:=[.E22]" office:value-type="float" office:value="30" calcext:value-type="float">
            <text:p>30</text:p>
          </table:table-cell>
          <table:table-cell table:formula="of:=[.F22]*10^9" office:value-type="float" office:value="16611.27" calcext:value-type="float">
            <text:p>16611.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2481522" calcext:value-type="float">
            <text:p>-2.48E-10</text:p>
          </table:table-cell>
          <table:table-cell office:value-type="float" office:value="0.00000000003944211" calcext:value-type="float">
            <text:p>3.94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1755992" calcext:value-type="float">
            <text:p>1.76E-05</text:p>
          </table:table-cell>
          <table:table-cell office:value-type="float" office:value="0.00001459625" calcext:value-type="float">
            <text:p>1.46E-05</text:p>
          </table:table-cell>
          <table:table-cell/>
          <table:table-cell table:formula="of:=[.A23]" office:value-type="float" office:value="35" calcext:value-type="float">
            <text:p>35</text:p>
          </table:table-cell>
          <table:table-cell table:formula="of:=[.B23]*10^9" office:value-type="float" office:value="-0.2481522" calcext:value-type="float">
            <text:p>-0.2481522</text:p>
          </table:table-cell>
          <table:table-cell/>
          <table:table-cell table:formula="of:=[.E23]" office:value-type="float" office:value="35" calcext:value-type="float">
            <text:p>35</text:p>
          </table:table-cell>
          <table:table-cell table:formula="of:=[.F23]*10^9" office:value-type="float" office:value="17559.92" calcext:value-type="float">
            <text:p>17559.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2807144" calcext:value-type="float">
            <text:p>-2.81E-10</text:p>
          </table:table-cell>
          <table:table-cell office:value-type="float" office:value="0.00000000004085667" calcext:value-type="float">
            <text:p>4.09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1830656" calcext:value-type="float">
            <text:p>1.83E-05</text:p>
          </table:table-cell>
          <table:table-cell office:value-type="float" office:value="0.00001514014" calcext:value-type="float">
            <text:p>1.51E-05</text:p>
          </table:table-cell>
          <table:table-cell/>
          <table:table-cell table:formula="of:=[.A24]" office:value-type="float" office:value="40" calcext:value-type="float">
            <text:p>40</text:p>
          </table:table-cell>
          <table:table-cell table:formula="of:=[.B24]*10^9" office:value-type="float" office:value="-0.2807144" calcext:value-type="float">
            <text:p>-0.2807144</text:p>
          </table:table-cell>
          <table:table-cell/>
          <table:table-cell table:formula="of:=[.E24]" office:value-type="float" office:value="40" calcext:value-type="float">
            <text:p>40</text:p>
          </table:table-cell>
          <table:table-cell table:formula="of:=[.F24]*10^9" office:value-type="float" office:value="18306.56" calcext:value-type="float">
            <text:p>18306.5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9002932" calcext:value-type="float">
            <text:p>9.00E-10</text:p>
          </table:table-cell>
          <table:table-cell office:value-type="float" office:value="0.0000000000424491" calcext:value-type="float">
            <text:p>4.24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189029" calcext:value-type="float">
            <text:p>1.89E-05</text:p>
          </table:table-cell>
          <table:table-cell office:value-type="float" office:value="0.00001555412" calcext:value-type="float">
            <text:p>1.56E-05</text:p>
          </table:table-cell>
          <table:table-cell/>
          <table:table-cell table:formula="of:=[.A25]" office:value-type="float" office:value="45" calcext:value-type="float">
            <text:p>45</text:p>
          </table:table-cell>
          <table:table-cell table:formula="of:=[.B25]*10^9" office:value-type="float" office:value="0.9002932" calcext:value-type="float">
            <text:p>0.9002932</text:p>
          </table:table-cell>
          <table:table-cell/>
          <table:table-cell table:formula="of:=[.E25]" office:value-type="float" office:value="45" calcext:value-type="float">
            <text:p>45</text:p>
          </table:table-cell>
          <table:table-cell table:formula="of:=[.F25]*10^9" office:value-type="float" office:value="18902.9" calcext:value-type="float">
            <text:p>18902.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3785996" calcext:value-type="float">
            <text:p>-3.79E-10</text:p>
          </table:table-cell>
          <table:table-cell office:value-type="float" office:value="0.00000000004353441" calcext:value-type="float">
            <text:p>4.35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1939064" calcext:value-type="float">
            <text:p>1.94E-05</text:p>
          </table:table-cell>
          <table:table-cell office:value-type="float" office:value="0.00001587569" calcext:value-type="float">
            <text:p>1.59E-05</text:p>
          </table:table-cell>
          <table:table-cell/>
          <table:table-cell table:formula="of:=[.A26]" office:value-type="float" office:value="50" calcext:value-type="float">
            <text:p>50</text:p>
          </table:table-cell>
          <table:table-cell table:formula="of:=[.B26]*10^9" office:value-type="float" office:value="-0.3785996" calcext:value-type="float">
            <text:p>-0.3785996</text:p>
          </table:table-cell>
          <table:table-cell/>
          <table:table-cell table:formula="of:=[.E26]" office:value-type="float" office:value="50" calcext:value-type="float">
            <text:p>50</text:p>
          </table:table-cell>
          <table:table-cell table:formula="of:=[.F26]*10^9" office:value-type="float" office:value="19390.64" calcext:value-type="float">
            <text:p>19390.6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8175203" calcext:value-type="float">
            <text:p>-8.18E-10</text:p>
          </table:table-cell>
          <table:table-cell office:value-type="float" office:value="0.00000000004475802" calcext:value-type="float">
            <text:p>4.4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197905" calcext:value-type="float">
            <text:p>1.98E-05</text:p>
          </table:table-cell>
          <table:table-cell office:value-type="float" office:value="0.00001612547" calcext:value-type="float">
            <text:p>1.61E-05</text:p>
          </table:table-cell>
          <table:table-cell/>
          <table:table-cell table:formula="of:=[.A27]" office:value-type="float" office:value="55" calcext:value-type="float">
            <text:p>55</text:p>
          </table:table-cell>
          <table:table-cell table:formula="of:=[.B27]*10^9" office:value-type="float" office:value="-0.8175203" calcext:value-type="float">
            <text:p>-0.8175203</text:p>
          </table:table-cell>
          <table:table-cell/>
          <table:table-cell table:formula="of:=[.E27]" office:value-type="float" office:value="55" calcext:value-type="float">
            <text:p>55</text:p>
          </table:table-cell>
          <table:table-cell table:formula="of:=[.F27]*10^9" office:value-type="float" office:value="19790.5" calcext:value-type="float">
            <text:p>19790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1109813" calcext:value-type="float">
            <text:p>1.11E-09</text:p>
          </table:table-cell>
          <table:table-cell office:value-type="float" office:value="0.00000000004591203" calcext:value-type="float">
            <text:p>4.59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2012522" calcext:value-type="float">
            <text:p>2.01E-05</text:p>
          </table:table-cell>
          <table:table-cell office:value-type="float" office:value="0.00001632616" calcext:value-type="float">
            <text:p>1.63E-05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[.B28]*10^9" office:value-type="float" office:value="1.109813" calcext:value-type="float">
            <text:p>1.109813</text:p>
          </table:table-cell>
          <table:table-cell/>
          <table:table-cell table:formula="of:=[.E28]" office:value-type="float" office:value="60" calcext:value-type="float">
            <text:p>60</text:p>
          </table:table-cell>
          <table:table-cell table:formula="of:=[.F28]*10^9" office:value-type="float" office:value="20125.22" calcext:value-type="float">
            <text:p>20125.2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6848899" calcext:value-type="float">
            <text:p>-6.85E-10</text:p>
          </table:table-cell>
          <table:table-cell office:value-type="float" office:value="0.00000000004716601" calcext:value-type="float">
            <text:p>4.72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2041233" calcext:value-type="float">
            <text:p>2.04E-05</text:p>
          </table:table-cell>
          <table:table-cell office:value-type="float" office:value="0.00001648803" calcext:value-type="float">
            <text:p>1.65E-05</text:p>
          </table:table-cell>
          <table:table-cell/>
          <table:table-cell table:formula="of:=[.A29]" office:value-type="float" office:value="65" calcext:value-type="float">
            <text:p>65</text:p>
          </table:table-cell>
          <table:table-cell table:formula="of:=[.B29]*10^9" office:value-type="float" office:value="-0.6848899" calcext:value-type="float">
            <text:p>-0.6848899</text:p>
          </table:table-cell>
          <table:table-cell/>
          <table:table-cell table:formula="of:=[.E29]" office:value-type="float" office:value="65" calcext:value-type="float">
            <text:p>65</text:p>
          </table:table-cell>
          <table:table-cell table:formula="of:=[.F29]*10^9" office:value-type="float" office:value="20412.33" calcext:value-type="float">
            <text:p>20412.3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3326681" calcext:value-type="float">
            <text:p>-3.33E-10</text:p>
          </table:table-cell>
          <table:table-cell office:value-type="float" office:value="0.00000000004808401" calcext:value-type="float">
            <text:p>4.81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2065862" calcext:value-type="float">
            <text:p>2.07E-05</text:p>
          </table:table-cell>
          <table:table-cell office:value-type="float" office:value="0.00001661895" calcext:value-type="float">
            <text:p>1.66E-05</text:p>
          </table:table-cell>
          <table:table-cell/>
          <table:table-cell table:formula="of:=[.A30]" office:value-type="float" office:value="70" calcext:value-type="float">
            <text:p>70</text:p>
          </table:table-cell>
          <table:table-cell table:formula="of:=[.B30]*10^9" office:value-type="float" office:value="-0.3326681" calcext:value-type="float">
            <text:p>-0.3326681</text:p>
          </table:table-cell>
          <table:table-cell/>
          <table:table-cell table:formula="of:=[.E30]" office:value-type="float" office:value="70" calcext:value-type="float">
            <text:p>70</text:p>
          </table:table-cell>
          <table:table-cell table:formula="of:=[.F30]*10^9" office:value-type="float" office:value="20658.62" calcext:value-type="float">
            <text:p>20658.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6952782" calcext:value-type="float">
            <text:p>-6.95E-10</text:p>
          </table:table-cell>
          <table:table-cell office:value-type="float" office:value="0.00000000004918306" calcext:value-type="float">
            <text:p>4.92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2087218" calcext:value-type="float">
            <text:p>2.09E-05</text:p>
          </table:table-cell>
          <table:table-cell office:value-type="float" office:value="0.00001672593" calcext:value-type="float">
            <text:p>1.67E-05</text:p>
          </table:table-cell>
          <table:table-cell/>
          <table:table-cell table:formula="of:=[.A31]" office:value-type="float" office:value="75" calcext:value-type="float">
            <text:p>75</text:p>
          </table:table-cell>
          <table:table-cell table:formula="of:=[.B31]*10^9" office:value-type="float" office:value="-0.6952782" calcext:value-type="float">
            <text:p>-0.6952782</text:p>
          </table:table-cell>
          <table:table-cell/>
          <table:table-cell table:formula="of:=[.E31]" office:value-type="float" office:value="75" calcext:value-type="float">
            <text:p>75</text:p>
          </table:table-cell>
          <table:table-cell table:formula="of:=[.F31]*10^9" office:value-type="float" office:value="20872.18" calcext:value-type="float">
            <text:p>20872.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1246905" calcext:value-type="float">
            <text:p>1.25E-09</text:p>
          </table:table-cell>
          <table:table-cell office:value-type="float" office:value="0.00000000005009716" calcext:value-type="float">
            <text:p>5.0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2106013" calcext:value-type="float">
            <text:p>2.11E-05</text:p>
          </table:table-cell>
          <table:table-cell office:value-type="float" office:value="0.00001681496" calcext:value-type="float">
            <text:p>1.68E-05</text:p>
          </table:table-cell>
          <table:table-cell/>
          <table:table-cell table:formula="of:=[.A32]" office:value-type="float" office:value="80" calcext:value-type="float">
            <text:p>80</text:p>
          </table:table-cell>
          <table:table-cell table:formula="of:=[.B32]*10^9" office:value-type="float" office:value="1.246905" calcext:value-type="float">
            <text:p>1.246905</text:p>
          </table:table-cell>
          <table:table-cell/>
          <table:table-cell table:formula="of:=[.E32]" office:value-type="float" office:value="80" calcext:value-type="float">
            <text:p>80</text:p>
          </table:table-cell>
          <table:table-cell table:formula="of:=[.F32]*10^9" office:value-type="float" office:value="21060.13" calcext:value-type="float">
            <text:p>21060.1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03792837" calcext:value-type="float">
            <text:p>3.79E-11</text:p>
          </table:table-cell>
          <table:table-cell office:value-type="float" office:value="0.00000000005101195" calcext:value-type="float">
            <text:p>5.10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2122965" calcext:value-type="float">
            <text:p>2.12E-05</text:p>
          </table:table-cell>
          <table:table-cell office:value-type="float" office:value="0.00001688873" calcext:value-type="float">
            <text:p>1.69E-05</text:p>
          </table:table-cell>
          <table:table-cell/>
          <table:table-cell table:formula="of:=[.A33]" office:value-type="float" office:value="85" calcext:value-type="float">
            <text:p>85</text:p>
          </table:table-cell>
          <table:table-cell table:formula="of:=[.B33]*10^9" office:value-type="float" office:value="0.03792837" calcext:value-type="float">
            <text:p>0.03792837</text:p>
          </table:table-cell>
          <table:table-cell/>
          <table:table-cell table:formula="of:=[.E33]" office:value-type="float" office:value="85" calcext:value-type="float">
            <text:p>85</text:p>
          </table:table-cell>
          <table:table-cell table:formula="of:=[.F33]*10^9" office:value-type="float" office:value="21229.65" calcext:value-type="float">
            <text:p>21229.6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46964" calcext:value-type="float">
            <text:p>1.35E-09</text:p>
          </table:table-cell>
          <table:table-cell office:value-type="float" office:value="0.0000000000516572" calcext:value-type="float">
            <text:p>5.17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2137748" calcext:value-type="float">
            <text:p>2.14E-05</text:p>
          </table:table-cell>
          <table:table-cell office:value-type="float" office:value="0.00001695148" calcext:value-type="float">
            <text:p>1.70E-05</text:p>
          </table:table-cell>
          <table:table-cell/>
          <table:table-cell table:formula="of:=[.A34]" office:value-type="float" office:value="90" calcext:value-type="float">
            <text:p>90</text:p>
          </table:table-cell>
          <table:table-cell table:formula="of:=[.B34]*10^9" office:value-type="float" office:value="1.346964" calcext:value-type="float">
            <text:p>1.346964</text:p>
          </table:table-cell>
          <table:table-cell/>
          <table:table-cell table:formula="of:=[.E34]" office:value-type="float" office:value="90" calcext:value-type="float">
            <text:p>90</text:p>
          </table:table-cell>
          <table:table-cell table:formula="of:=[.F34]*10^9" office:value-type="float" office:value="21377.48" calcext:value-type="float">
            <text:p>21377.4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47538" calcext:value-type="float">
            <text:p>1.48E-09</text:p>
          </table:table-cell>
          <table:table-cell office:value-type="float" office:value="0.00000000005269472" calcext:value-type="float">
            <text:p>5.27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2151963" calcext:value-type="float">
            <text:p>2.15E-05</text:p>
          </table:table-cell>
          <table:table-cell office:value-type="float" office:value="0.00001700597" calcext:value-type="float">
            <text:p>1.70E-05</text:p>
          </table:table-cell>
          <table:table-cell/>
          <table:table-cell table:formula="of:=[.A35]" office:value-type="float" office:value="95" calcext:value-type="float">
            <text:p>95</text:p>
          </table:table-cell>
          <table:table-cell table:formula="of:=[.B35]*10^9" office:value-type="float" office:value="1.47538" calcext:value-type="float">
            <text:p>1.47538</text:p>
          </table:table-cell>
          <table:table-cell/>
          <table:table-cell table:formula="of:=[.E35]" office:value-type="float" office:value="95" calcext:value-type="float">
            <text:p>95</text:p>
          </table:table-cell>
          <table:table-cell table:formula="of:=[.F35]*10^9" office:value-type="float" office:value="21519.63" calcext:value-type="float">
            <text:p>21519.6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4391825" calcext:value-type="float">
            <text:p>4.39E-10</text:p>
          </table:table-cell>
          <table:table-cell office:value-type="float" office:value="0.00000000005342014" calcext:value-type="float">
            <text:p>5.34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2164856" calcext:value-type="float">
            <text:p>2.16E-05</text:p>
          </table:table-cell>
          <table:table-cell office:value-type="float" office:value="0.00001705732" calcext:value-type="float">
            <text:p>1.71E-05</text:p>
          </table:table-cell>
          <table:table-cell/>
          <table:table-cell table:formula="of:=[.A36]" office:value-type="float" office:value="100" calcext:value-type="float">
            <text:p>100</text:p>
          </table:table-cell>
          <table:table-cell table:formula="of:=[.B36]*10^9" office:value-type="float" office:value="0.4391825" calcext:value-type="float">
            <text:p>0.4391825</text:p>
          </table:table-cell>
          <table:table-cell/>
          <table:table-cell table:formula="of:=[.E36]" office:value-type="float" office:value="100" calcext:value-type="float">
            <text:p>100</text:p>
          </table:table-cell>
          <table:table-cell table:formula="of:=[.F36]*10^9" office:value-type="float" office:value="21648.56" calcext:value-type="float">
            <text:p>21648.5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6217162" calcext:value-type="float">
            <text:p>6.22E-10</text:p>
          </table:table-cell>
          <table:table-cell office:value-type="float" office:value="0.00000000005509533" calcext:value-type="float">
            <text:p>5.51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2188559" calcext:value-type="float">
            <text:p>2.19E-05</text:p>
          </table:table-cell>
          <table:table-cell office:value-type="float" office:value="0.00001714037" calcext:value-type="float">
            <text:p>1.71E-05</text:p>
          </table:table-cell>
          <table:table-cell/>
          <table:table-cell table:formula="of:=[.A37]" office:value-type="float" office:value="110" calcext:value-type="float">
            <text:p>110</text:p>
          </table:table-cell>
          <table:table-cell table:formula="of:=[.B37]*10^9" office:value-type="float" office:value="0.6217162" calcext:value-type="float">
            <text:p>0.6217162</text:p>
          </table:table-cell>
          <table:table-cell/>
          <table:table-cell table:formula="of:=[.E37]" office:value-type="float" office:value="110" calcext:value-type="float">
            <text:p>110</text:p>
          </table:table-cell>
          <table:table-cell table:formula="of:=[.F37]*10^9" office:value-type="float" office:value="21885.59" calcext:value-type="float">
            <text:p>21885.5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5489667" calcext:value-type="float">
            <text:p>5.49E-10</text:p>
          </table:table-cell>
          <table:table-cell office:value-type="float" office:value="0.00000000005663149" calcext:value-type="float">
            <text:p>5.66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2208905" calcext:value-type="float">
            <text:p>2.21E-05</text:p>
          </table:table-cell>
          <table:table-cell office:value-type="float" office:value="0.0000172063" calcext:value-type="float">
            <text:p>1.72E-05</text:p>
          </table:table-cell>
          <table:table-cell/>
          <table:table-cell table:formula="of:=[.A38]" office:value-type="float" office:value="120" calcext:value-type="float">
            <text:p>120</text:p>
          </table:table-cell>
          <table:table-cell table:formula="of:=[.B38]*10^9" office:value-type="float" office:value="0.5489667" calcext:value-type="float">
            <text:p>0.5489667</text:p>
          </table:table-cell>
          <table:table-cell/>
          <table:table-cell table:formula="of:=[.E38]" office:value-type="float" office:value="120" calcext:value-type="float">
            <text:p>120</text:p>
          </table:table-cell>
          <table:table-cell table:formula="of:=[.F38]*10^9" office:value-type="float" office:value="22089.05" calcext:value-type="float">
            <text:p>22089.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711228" calcext:value-type="float">
            <text:p>7.11E-10</text:p>
          </table:table-cell>
          <table:table-cell office:value-type="float" office:value="0.00000000005797332" calcext:value-type="float">
            <text:p>5.80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2226977" calcext:value-type="float">
            <text:p>2.23E-05</text:p>
          </table:table-cell>
          <table:table-cell office:value-type="float" office:value="0.00001726226" calcext:value-type="float">
            <text:p>1.73E-05</text:p>
          </table:table-cell>
          <table:table-cell/>
          <table:table-cell table:formula="of:=[.A39]" office:value-type="float" office:value="130" calcext:value-type="float">
            <text:p>130</text:p>
          </table:table-cell>
          <table:table-cell table:formula="of:=[.B39]*10^9" office:value-type="float" office:value="0.711228" calcext:value-type="float">
            <text:p>0.711228</text:p>
          </table:table-cell>
          <table:table-cell/>
          <table:table-cell table:formula="of:=[.E39]" office:value-type="float" office:value="130" calcext:value-type="float">
            <text:p>130</text:p>
          </table:table-cell>
          <table:table-cell table:formula="of:=[.F39]*10^9" office:value-type="float" office:value="22269.77" calcext:value-type="float">
            <text:p>22269.7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949884" calcext:value-type="float">
            <text:p>1.95E-09</text:p>
          </table:table-cell>
          <table:table-cell office:value-type="float" office:value="0.00000000005939022" calcext:value-type="float">
            <text:p>5.94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2243555" calcext:value-type="float">
            <text:p>2.24E-05</text:p>
          </table:table-cell>
          <table:table-cell office:value-type="float" office:value="0.00001731334" calcext:value-type="float">
            <text:p>1.73E-05</text:p>
          </table:table-cell>
          <table:table-cell/>
          <table:table-cell table:formula="of:=[.A40]" office:value-type="float" office:value="140" calcext:value-type="float">
            <text:p>140</text:p>
          </table:table-cell>
          <table:table-cell table:formula="of:=[.B40]*10^9" office:value-type="float" office:value="1.949884" calcext:value-type="float">
            <text:p>1.949884</text:p>
          </table:table-cell>
          <table:table-cell/>
          <table:table-cell table:formula="of:=[.E40]" office:value-type="float" office:value="140" calcext:value-type="float">
            <text:p>140</text:p>
          </table:table-cell>
          <table:table-cell table:formula="of:=[.F40]*10^9" office:value-type="float" office:value="22435.55" calcext:value-type="float">
            <text:p>22435.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972503" calcext:value-type="float">
            <text:p>1.97E-09</text:p>
          </table:table-cell>
          <table:table-cell office:value-type="float" office:value="0.00000000006059129" calcext:value-type="float">
            <text:p>6.0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2259406" calcext:value-type="float">
            <text:p>2.26E-05</text:p>
          </table:table-cell>
          <table:table-cell office:value-type="float" office:value="0.00001736202" calcext:value-type="float">
            <text:p>1.74E-05</text:p>
          </table:table-cell>
          <table:table-cell/>
          <table:table-cell table:formula="of:=[.A41]" office:value-type="float" office:value="150" calcext:value-type="float">
            <text:p>150</text:p>
          </table:table-cell>
          <table:table-cell table:formula="of:=[.B41]*10^9" office:value-type="float" office:value="1.972503" calcext:value-type="float">
            <text:p>1.972503</text:p>
          </table:table-cell>
          <table:table-cell/>
          <table:table-cell table:formula="of:=[.E41]" office:value-type="float" office:value="150" calcext:value-type="float">
            <text:p>150</text:p>
          </table:table-cell>
          <table:table-cell table:formula="of:=[.F41]*10^9" office:value-type="float" office:value="22594.06" calcext:value-type="float">
            <text:p>22594.0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728345" calcext:value-type="float">
            <text:p>1.73E-09</text:p>
          </table:table-cell>
          <table:table-cell office:value-type="float" office:value="0.00000000006194257" calcext:value-type="float">
            <text:p>6.1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2274089" calcext:value-type="float">
            <text:p>2.27E-05</text:p>
          </table:table-cell>
          <table:table-cell office:value-type="float" office:value="0.00001740776" calcext:value-type="float">
            <text:p>1.74E-05</text:p>
          </table:table-cell>
          <table:table-cell/>
          <table:table-cell table:formula="of:=[.A42]" office:value-type="float" office:value="160" calcext:value-type="float">
            <text:p>160</text:p>
          </table:table-cell>
          <table:table-cell table:formula="of:=[.B42]*10^9" office:value-type="float" office:value="1.728345" calcext:value-type="float">
            <text:p>1.728345</text:p>
          </table:table-cell>
          <table:table-cell/>
          <table:table-cell table:formula="of:=[.E42]" office:value-type="float" office:value="160" calcext:value-type="float">
            <text:p>160</text:p>
          </table:table-cell>
          <table:table-cell table:formula="of:=[.F42]*10^9" office:value-type="float" office:value="22740.89" calcext:value-type="float">
            <text:p>22740.8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221814" calcext:value-type="float">
            <text:p>1.22E-09</text:p>
          </table:table-cell>
          <table:table-cell office:value-type="float" office:value="0.0000000000630652" calcext:value-type="float">
            <text:p>6.31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2288516" calcext:value-type="float">
            <text:p>2.29E-05</text:p>
          </table:table-cell>
          <table:table-cell office:value-type="float" office:value="0.00001745358" calcext:value-type="float">
            <text:p>1.75E-05</text:p>
          </table:table-cell>
          <table:table-cell/>
          <table:table-cell table:formula="of:=[.A43]" office:value-type="float" office:value="170" calcext:value-type="float">
            <text:p>170</text:p>
          </table:table-cell>
          <table:table-cell table:formula="of:=[.B43]*10^9" office:value-type="float" office:value="1.221814" calcext:value-type="float">
            <text:p>1.221814</text:p>
          </table:table-cell>
          <table:table-cell/>
          <table:table-cell table:formula="of:=[.E43]" office:value-type="float" office:value="170" calcext:value-type="float">
            <text:p>170</text:p>
          </table:table-cell>
          <table:table-cell table:formula="of:=[.F43]*10^9" office:value-type="float" office:value="22885.16" calcext:value-type="float">
            <text:p>22885.1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670048" calcext:value-type="float">
            <text:p>1.67E-09</text:p>
          </table:table-cell>
          <table:table-cell office:value-type="float" office:value="0.00000000006424915" calcext:value-type="float">
            <text:p>6.42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2302183" calcext:value-type="float">
            <text:p>2.30E-05</text:p>
          </table:table-cell>
          <table:table-cell office:value-type="float" office:value="0.00001749805" calcext:value-type="float">
            <text:p>1.75E-05</text:p>
          </table:table-cell>
          <table:table-cell/>
          <table:table-cell table:formula="of:=[.A44]" office:value-type="float" office:value="180" calcext:value-type="float">
            <text:p>180</text:p>
          </table:table-cell>
          <table:table-cell table:formula="of:=[.B44]*10^9" office:value-type="float" office:value="1.670048" calcext:value-type="float">
            <text:p>1.670048</text:p>
          </table:table-cell>
          <table:table-cell/>
          <table:table-cell table:formula="of:=[.E44]" office:value-type="float" office:value="180" calcext:value-type="float">
            <text:p>180</text:p>
          </table:table-cell>
          <table:table-cell table:formula="of:=[.F44]*10^9" office:value-type="float" office:value="23021.83" calcext:value-type="float">
            <text:p>23021.8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09766704" calcext:value-type="float">
            <text:p>9.77E-10</text:p>
          </table:table-cell>
          <table:table-cell office:value-type="float" office:value="0.00000000006531794" calcext:value-type="float">
            <text:p>6.53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2315366" calcext:value-type="float">
            <text:p>2.32E-05</text:p>
          </table:table-cell>
          <table:table-cell office:value-type="float" office:value="0.00001754441" calcext:value-type="float">
            <text:p>1.75E-05</text:p>
          </table:table-cell>
          <table:table-cell/>
          <table:table-cell table:formula="of:=[.A45]" office:value-type="float" office:value="190" calcext:value-type="float">
            <text:p>190</text:p>
          </table:table-cell>
          <table:table-cell table:formula="of:=[.B45]*10^9" office:value-type="float" office:value="0.9766704" calcext:value-type="float">
            <text:p>0.9766704</text:p>
          </table:table-cell>
          <table:table-cell/>
          <table:table-cell table:formula="of:=[.E45]" office:value-type="float" office:value="190" calcext:value-type="float">
            <text:p>190</text:p>
          </table:table-cell>
          <table:table-cell table:formula="of:=[.F45]*10^9" office:value-type="float" office:value="23153.66" calcext:value-type="float">
            <text:p>23153.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804916" calcext:value-type="float">
            <text:p>1.80E-09</text:p>
          </table:table-cell>
          <table:table-cell office:value-type="float" office:value="0.0000000000662677" calcext:value-type="float">
            <text:p>6.63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2328949" calcext:value-type="float">
            <text:p>2.33E-05</text:p>
          </table:table-cell>
          <table:table-cell office:value-type="float" office:value="0.00001759487" calcext:value-type="float">
            <text:p>1.76E-05</text:p>
          </table:table-cell>
          <table:table-cell/>
          <table:table-cell table:formula="of:=[.A46]" office:value-type="float" office:value="200" calcext:value-type="float">
            <text:p>200</text:p>
          </table:table-cell>
          <table:table-cell table:formula="of:=[.B46]*10^9" office:value-type="float" office:value="1.804916" calcext:value-type="float">
            <text:p>1.804916</text:p>
          </table:table-cell>
          <table:table-cell/>
          <table:table-cell table:formula="of:=[.E46]" office:value-type="float" office:value="200" calcext:value-type="float">
            <text:p>200</text:p>
          </table:table-cell>
          <table:table-cell table:formula="of:=[.F46]*10^9" office:value-type="float" office:value="23289.49" calcext:value-type="float">
            <text:p>23289.4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985461" calcext:value-type="float">
            <text:p>2.99E-09</text:p>
          </table:table-cell>
          <table:table-cell office:value-type="float" office:value="0.00000000006718292" calcext:value-type="float">
            <text:p>6.72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2342186" calcext:value-type="float">
            <text:p>2.34E-05</text:p>
          </table:table-cell>
          <table:table-cell office:value-type="float" office:value="0.00001764849" calcext:value-type="float">
            <text:p>1.76E-05</text:p>
          </table:table-cell>
          <table:table-cell/>
          <table:table-cell table:formula="of:=[.A47]" office:value-type="float" office:value="210" calcext:value-type="float">
            <text:p>210</text:p>
          </table:table-cell>
          <table:table-cell table:formula="of:=[.B47]*10^9" office:value-type="float" office:value="2.985461" calcext:value-type="float">
            <text:p>2.985461</text:p>
          </table:table-cell>
          <table:table-cell/>
          <table:table-cell table:formula="of:=[.E47]" office:value-type="float" office:value="210" calcext:value-type="float">
            <text:p>210</text:p>
          </table:table-cell>
          <table:table-cell table:formula="of:=[.F47]*10^9" office:value-type="float" office:value="23421.86" calcext:value-type="float">
            <text:p>23421.8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168821" calcext:value-type="float">
            <text:p>2.17E-09</text:p>
          </table:table-cell>
          <table:table-cell office:value-type="float" office:value="0.00000000006822239" calcext:value-type="float">
            <text:p>6.82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2355962" calcext:value-type="float">
            <text:p>2.36E-05</text:p>
          </table:table-cell>
          <table:table-cell office:value-type="float" office:value="0.0000177077" calcext:value-type="float">
            <text:p>1.77E-05</text:p>
          </table:table-cell>
          <table:table-cell/>
          <table:table-cell table:formula="of:=[.A48]" office:value-type="float" office:value="220" calcext:value-type="float">
            <text:p>220</text:p>
          </table:table-cell>
          <table:table-cell table:formula="of:=[.B48]*10^9" office:value-type="float" office:value="2.168821" calcext:value-type="float">
            <text:p>2.168821</text:p>
          </table:table-cell>
          <table:table-cell/>
          <table:table-cell table:formula="of:=[.E48]" office:value-type="float" office:value="220" calcext:value-type="float">
            <text:p>220</text:p>
          </table:table-cell>
          <table:table-cell table:formula="of:=[.F48]*10^9" office:value-type="float" office:value="23559.62" calcext:value-type="float">
            <text:p>23559.6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396592" calcext:value-type="float">
            <text:p>3.40E-09</text:p>
          </table:table-cell>
          <table:table-cell office:value-type="float" office:value="0.00000000006914487" calcext:value-type="float">
            <text:p>6.91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2369811" calcext:value-type="float">
            <text:p>2.37E-05</text:p>
          </table:table-cell>
          <table:table-cell office:value-type="float" office:value="0.00001777096" calcext:value-type="float">
            <text:p>1.78E-05</text:p>
          </table:table-cell>
          <table:table-cell/>
          <table:table-cell table:formula="of:=[.A49]" office:value-type="float" office:value="230" calcext:value-type="float">
            <text:p>230</text:p>
          </table:table-cell>
          <table:table-cell table:formula="of:=[.B49]*10^9" office:value-type="float" office:value="3.396592" calcext:value-type="float">
            <text:p>3.396592</text:p>
          </table:table-cell>
          <table:table-cell/>
          <table:table-cell table:formula="of:=[.E49]" office:value-type="float" office:value="230" calcext:value-type="float">
            <text:p>230</text:p>
          </table:table-cell>
          <table:table-cell table:formula="of:=[.F49]*10^9" office:value-type="float" office:value="23698.11" calcext:value-type="float">
            <text:p>23698.1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013637" calcext:value-type="float">
            <text:p>2.01E-09</text:p>
          </table:table-cell>
          <table:table-cell office:value-type="float" office:value="0.00000000006998799" calcext:value-type="float">
            <text:p>7.00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2384066" calcext:value-type="float">
            <text:p>2.38E-05</text:p>
          </table:table-cell>
          <table:table-cell office:value-type="float" office:value="0.00001784133" calcext:value-type="float">
            <text:p>1.78E-05</text:p>
          </table:table-cell>
          <table:table-cell/>
          <table:table-cell table:formula="of:=[.A50]" office:value-type="float" office:value="240" calcext:value-type="float">
            <text:p>240</text:p>
          </table:table-cell>
          <table:table-cell table:formula="of:=[.B50]*10^9" office:value-type="float" office:value="2.013637" calcext:value-type="float">
            <text:p>2.013637</text:p>
          </table:table-cell>
          <table:table-cell/>
          <table:table-cell table:formula="of:=[.E50]" office:value-type="float" office:value="240" calcext:value-type="float">
            <text:p>240</text:p>
          </table:table-cell>
          <table:table-cell table:formula="of:=[.F50]*10^9" office:value-type="float" office:value="23840.66" calcext:value-type="float">
            <text:p>23840.6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814059" calcext:value-type="float">
            <text:p>3.81E-09</text:p>
          </table:table-cell>
          <table:table-cell office:value-type="float" office:value="0.00000000007096995" calcext:value-type="float">
            <text:p>7.10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2399595" calcext:value-type="float">
            <text:p>2.40E-05</text:p>
          </table:table-cell>
          <table:table-cell office:value-type="float" office:value="0.00001792434" calcext:value-type="float">
            <text:p>1.79E-05</text:p>
          </table:table-cell>
          <table:table-cell/>
          <table:table-cell table:formula="of:=[.A51]" office:value-type="float" office:value="250" calcext:value-type="float">
            <text:p>250</text:p>
          </table:table-cell>
          <table:table-cell table:formula="of:=[.B51]*10^9" office:value-type="float" office:value="3.814059" calcext:value-type="float">
            <text:p>3.814059</text:p>
          </table:table-cell>
          <table:table-cell/>
          <table:table-cell table:formula="of:=[.E51]" office:value-type="float" office:value="250" calcext:value-type="float">
            <text:p>250</text:p>
          </table:table-cell>
          <table:table-cell table:formula="of:=[.F51]*10^9" office:value-type="float" office:value="23995.95" calcext:value-type="float">
            <text:p>23995.9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866436" calcext:value-type="float">
            <text:p>3.87E-09</text:p>
          </table:table-cell>
          <table:table-cell office:value-type="float" office:value="0.00000000007183039" calcext:value-type="float">
            <text:p>7.18E-11</text:p>
          </table:table-cell>
          <table:table-cell/>
          <table:table-cell table:style-name="Default" table:number-columns-repeated="3"/>
          <table:table-cell/>
          <table:table-cell table:formula="of:=[.A52]" office:value-type="float" office:value="260" calcext:value-type="float">
            <text:p>260</text:p>
          </table:table-cell>
          <table:table-cell table:formula="of:=[.B52]*10^9" office:value-type="float" office:value="3.866436" calcext:value-type="float">
            <text:p>3.86643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053349" calcext:value-type="float">
            <text:p>4.05E-09</text:p>
          </table:table-cell>
          <table:table-cell office:value-type="float" office:value="0.00000000007281665" calcext:value-type="float">
            <text:p>7.28E-11</text:p>
          </table:table-cell>
          <table:table-cell/>
          <table:table-cell table:style-name="Default" table:number-columns-repeated="3"/>
          <table:table-cell/>
          <table:table-cell table:formula="of:=[.A53]" office:value-type="float" office:value="270" calcext:value-type="float">
            <text:p>270</text:p>
          </table:table-cell>
          <table:table-cell table:formula="of:=[.B53]*10^9" office:value-type="float" office:value="4.053349" calcext:value-type="float">
            <text:p>4.05334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2794793" calcext:value-type="float">
            <text:p>2.79E-09</text:p>
          </table:table-cell>
          <table:table-cell office:value-type="float" office:value="0.00000000007394749" calcext:value-type="float">
            <text:p>7.39E-11</text:p>
          </table:table-cell>
          <table:table-cell/>
          <table:table-cell table:style-name="Default" table:number-columns-repeated="3"/>
          <table:table-cell/>
          <table:table-cell table:formula="of:=[.A54]" office:value-type="float" office:value="280" calcext:value-type="float">
            <text:p>280</text:p>
          </table:table-cell>
          <table:table-cell table:formula="of:=[.B54]*10^9" office:value-type="float" office:value="2.794793" calcext:value-type="float">
            <text:p>2.794793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3021926" calcext:value-type="float">
            <text:p>3.02E-09</text:p>
          </table:table-cell>
          <table:table-cell office:value-type="float" office:value="0.00000000007528769" calcext:value-type="float">
            <text:p>7.53E-11</text:p>
          </table:table-cell>
          <table:table-cell/>
          <table:table-cell table:style-name="Default" table:number-columns-repeated="3"/>
          <table:table-cell/>
          <table:table-cell table:formula="of:=[.A55]" office:value-type="float" office:value="290" calcext:value-type="float">
            <text:p>290</text:p>
          </table:table-cell>
          <table:table-cell table:formula="of:=[.B55]*10^9" office:value-type="float" office:value="3.021926" calcext:value-type="float">
            <text:p>3.02192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5120437" calcext:value-type="float">
            <text:p>5.12E-09</text:p>
          </table:table-cell>
          <table:table-cell office:value-type="float" office:value="0.00000000007715154" calcext:value-type="float">
            <text:p>7.72E-11</text:p>
          </table:table-cell>
          <table:table-cell/>
          <table:table-cell table:style-name="Default" table:number-columns-repeated="3"/>
          <table:table-cell/>
          <table:table-cell table:formula="of:=[.A56]" office:value-type="float" office:value="300" calcext:value-type="float">
            <text:p>300</text:p>
          </table:table-cell>
          <table:table-cell table:formula="of:=[.B56]*10^9" office:value-type="float" office:value="5.120437" calcext:value-type="float">
            <text:p>5.120437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388529" calcext:value-type="float">
            <text:p>3.89E-09</text:p>
          </table:table-cell>
          <table:table-cell office:value-type="float" office:value="0.00000000008088119" calcext:value-type="float">
            <text:p>8.09E-11</text:p>
          </table:table-cell>
          <table:table-cell/>
          <table:table-cell table:style-name="Default" table:number-columns-repeated="3"/>
          <table:table-cell/>
          <table:table-cell table:formula="of:=[.A57]" office:value-type="float" office:value="310" calcext:value-type="float">
            <text:p>310</text:p>
          </table:table-cell>
          <table:table-cell table:formula="of:=[.B57]*10^9" office:value-type="float" office:value="3.88529" calcext:value-type="float">
            <text:p>3.8852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389221" calcext:value-type="float">
            <text:p>5.39E-09</text:p>
          </table:table-cell>
          <table:table-cell office:value-type="float" office:value="0.0000000000903671" calcext:value-type="float">
            <text:p>9.04E-11</text:p>
          </table:table-cell>
          <table:table-cell/>
          <table:table-cell table:style-name="Default" table:number-columns-repeated="3"/>
          <table:table-cell/>
          <table:table-cell table:formula="of:=[.A58]" office:value-type="float" office:value="320" calcext:value-type="float">
            <text:p>320</text:p>
          </table:table-cell>
          <table:table-cell table:formula="of:=[.B58]*10^9" office:value-type="float" office:value="5.389221" calcext:value-type="float">
            <text:p>5.38922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4607979" calcext:value-type="float">
            <text:p>4.61E-09</text:p>
          </table:table-cell>
          <table:table-cell office:value-type="float" office:value="0.0000000001146272" calcext:value-type="float">
            <text:p>1.15E-10</text:p>
          </table:table-cell>
          <table:table-cell/>
          <table:table-cell table:style-name="Default" table:number-columns-repeated="3"/>
          <table:table-cell/>
          <table:table-cell table:formula="of:=[.A59]" office:value-type="float" office:value="330" calcext:value-type="float">
            <text:p>330</text:p>
          </table:table-cell>
          <table:table-cell table:formula="of:=[.B59]*10^9" office:value-type="float" office:value="4.607979" calcext:value-type="float">
            <text:p>4.60797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572743" calcext:value-type="float">
            <text:p>5.57E-09</text:p>
          </table:table-cell>
          <table:table-cell office:value-type="float" office:value="0.0000000001674787" calcext:value-type="float">
            <text:p>1.67E-10</text:p>
          </table:table-cell>
          <table:table-cell/>
          <table:table-cell table:style-name="Default" table:number-columns-repeated="3"/>
          <table:table-cell/>
          <table:table-cell table:formula="of:=[.A60]" office:value-type="float" office:value="340" calcext:value-type="float">
            <text:p>340</text:p>
          </table:table-cell>
          <table:table-cell table:formula="of:=[.B60]*10^9" office:value-type="float" office:value="5.572743" calcext:value-type="float">
            <text:p>5.572743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4749544" calcext:value-type="float">
            <text:p>4.75E-09</text:p>
          </table:table-cell>
          <table:table-cell office:value-type="float" office:value="0.0000000002620854" calcext:value-type="float">
            <text:p>2.62E-10</text:p>
          </table:table-cell>
          <table:table-cell/>
          <table:table-cell table:style-name="Default" table:number-columns-repeated="3"/>
          <table:table-cell/>
          <table:table-cell table:formula="of:=[.A61]" office:value-type="float" office:value="350" calcext:value-type="float">
            <text:p>350</text:p>
          </table:table-cell>
          <table:table-cell table:formula="of:=[.B61]*10^9" office:value-type="float" office:value="4.749544" calcext:value-type="float">
            <text:p>4.749544</text:p>
          </table:table-cell>
          <table:table-cell table:number-columns-repeated="5"/>
        </table:table-row>
      </table:table>
      <table:table table:name="W332-F8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c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24100000000000" calcext:value-type="float">
            <text:p>2.41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792564" calcext:value-type="float">
            <text:p>-1.79E-09</text:p>
          </table:table-cell>
          <table:table-cell office:value-type="float" office:value="0.00000000002106629" calcext:value-type="float">
            <text:p>2.11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5229209" calcext:value-type="float">
            <text:p>-5.23E-08</text:p>
          </table:table-cell>
          <table:table-cell office:value-type="float" office:value="-0.00000006478989" calcext:value-type="float">
            <text:p>-6.48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1.792564" calcext:value-type="float">
            <text:p>-1.792564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52.29209" calcext:value-type="float">
            <text:p>-52.2920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669179" calcext:value-type="float">
            <text:p>-1.67E-09</text:p>
          </table:table-cell>
          <table:table-cell office:value-type="float" office:value="0.0000000000283003" calcext:value-type="float">
            <text:p>2.83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5066325" calcext:value-type="float">
            <text:p>5.07E-07</text:p>
          </table:table-cell>
          <table:table-cell office:value-type="float" office:value="0.0000004298355" calcext:value-type="float">
            <text:p>4.30E-07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1.669179" calcext:value-type="float">
            <text:p>-1.669179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506.6325" calcext:value-type="float">
            <text:p>506.63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4725608" calcext:value-type="float">
            <text:p>-4.73E-10</text:p>
          </table:table-cell>
          <table:table-cell office:value-type="float" office:value="0.00000000002839648" calcext:value-type="float">
            <text:p>2.84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6179916" calcext:value-type="float">
            <text:p>6.18E-07</text:p>
          </table:table-cell>
          <table:table-cell office:value-type="float" office:value="0.0000005230563" calcext:value-type="float">
            <text:p>5.23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0.4725608" calcext:value-type="float">
            <text:p>-0.4725608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617.9916" calcext:value-type="float">
            <text:p>617.991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081398" calcext:value-type="float">
            <text:p>-1.08E-09</text:p>
          </table:table-cell>
          <table:table-cell office:value-type="float" office:value="0.00000000002893005" calcext:value-type="float">
            <text:p>2.89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7004518" calcext:value-type="float">
            <text:p>7.00E-07</text:p>
          </table:table-cell>
          <table:table-cell office:value-type="float" office:value="0.0000005929807" calcext:value-type="float">
            <text:p>5.93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1.081398" calcext:value-type="float">
            <text:p>-1.081398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700.4518" calcext:value-type="float">
            <text:p>700.45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1086219" calcext:value-type="float">
            <text:p>-1.09E-09</text:p>
          </table:table-cell>
          <table:table-cell office:value-type="float" office:value="0.00000000002951807" calcext:value-type="float">
            <text:p>2.95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7709548" calcext:value-type="float">
            <text:p>7.71E-07</text:p>
          </table:table-cell>
          <table:table-cell office:value-type="float" office:value="0.0000006526458" calcext:value-type="float">
            <text:p>6.53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-1.086219" calcext:value-type="float">
            <text:p>-1.086219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770.9548" calcext:value-type="float">
            <text:p>770.95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01071352" calcext:value-type="float">
            <text:p>1.07E-11</text:p>
          </table:table-cell>
          <table:table-cell office:value-type="float" office:value="0.00000000002936745" calcext:value-type="float">
            <text:p>2.94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8983595" calcext:value-type="float">
            <text:p>8.98E-07</text:p>
          </table:table-cell>
          <table:table-cell office:value-type="float" office:value="0.0000007545523" calcext:value-type="float">
            <text:p>7.55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0.01071352" calcext:value-type="float">
            <text:p>0.01071352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898.3595" calcext:value-type="float">
            <text:p>898.35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7293495" calcext:value-type="float">
            <text:p>-7.29E-10</text:p>
          </table:table-cell>
          <table:table-cell office:value-type="float" office:value="0.00000000003148628" calcext:value-type="float">
            <text:p>3.15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100571" calcext:value-type="float">
            <text:p>1.01E-06</text:p>
          </table:table-cell>
          <table:table-cell office:value-type="float" office:value="0.0000008420773" calcext:value-type="float">
            <text:p>8.42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-0.7293495" calcext:value-type="float">
            <text:p>-0.7293495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1005.71" calcext:value-type="float">
            <text:p>1005.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1284644" calcext:value-type="float">
            <text:p>1.28E-10</text:p>
          </table:table-cell>
          <table:table-cell office:value-type="float" office:value="0.00000000003221723" calcext:value-type="float">
            <text:p>3.22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1090096" calcext:value-type="float">
            <text:p>1.09E-06</text:p>
          </table:table-cell>
          <table:table-cell office:value-type="float" office:value="0.0000009189413" calcext:value-type="float">
            <text:p>9.19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0.1284644" calcext:value-type="float">
            <text:p>0.1284644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1090.096" calcext:value-type="float">
            <text:p>1090.0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9799895" calcext:value-type="float">
            <text:p>-9.80E-10</text:p>
          </table:table-cell>
          <table:table-cell office:value-type="float" office:value="0.00000000003227413" calcext:value-type="float">
            <text:p>3.23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1174794" calcext:value-type="float">
            <text:p>1.17E-06</text:p>
          </table:table-cell>
          <table:table-cell office:value-type="float" office:value="0.0000009896986" calcext:value-type="float">
            <text:p>9.90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-0.9799895" calcext:value-type="float">
            <text:p>-0.9799895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1174.794" calcext:value-type="float">
            <text:p>1174.79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12262" calcext:value-type="float">
            <text:p>-1.23E-09</text:p>
          </table:table-cell>
          <table:table-cell office:value-type="float" office:value="0.0000000000337225" calcext:value-type="float">
            <text:p>3.37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1252663" calcext:value-type="float">
            <text:p>1.25E-06</text:p>
          </table:table-cell>
          <table:table-cell office:value-type="float" office:value="0.000001054855" calcext:value-type="float">
            <text:p>1.05E-06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-1.2262" calcext:value-type="float">
            <text:p>-1.2262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1252.663" calcext:value-type="float">
            <text:p>1252.6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5332818" calcext:value-type="float">
            <text:p>5.33E-10</text:p>
          </table:table-cell>
          <table:table-cell office:value-type="float" office:value="0.00000000003376104" calcext:value-type="float">
            <text:p>3.38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1326964" calcext:value-type="float">
            <text:p>1.33E-06</text:p>
          </table:table-cell>
          <table:table-cell office:value-type="float" office:value="0.000001115383" calcext:value-type="float">
            <text:p>1.12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0.5332818" calcext:value-type="float">
            <text:p>0.5332818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1326.964" calcext:value-type="float">
            <text:p>1326.9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4329539" calcext:value-type="float">
            <text:p>-4.33E-10</text:p>
          </table:table-cell>
          <table:table-cell office:value-type="float" office:value="0.00000000003501338" calcext:value-type="float">
            <text:p>3.50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1395426" calcext:value-type="float">
            <text:p>1.40E-06</text:p>
          </table:table-cell>
          <table:table-cell office:value-type="float" office:value="0.000001172248" calcext:value-type="float">
            <text:p>1.17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-0.4329539" calcext:value-type="float">
            <text:p>-0.4329539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1395.426" calcext:value-type="float">
            <text:p>1395.4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03086915" calcext:value-type="float">
            <text:p>-3.09E-11</text:p>
          </table:table-cell>
          <table:table-cell office:value-type="float" office:value="0.00000000003637683" calcext:value-type="float">
            <text:p>3.64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1460437" calcext:value-type="float">
            <text:p>1.46E-06</text:p>
          </table:table-cell>
          <table:table-cell office:value-type="float" office:value="0.000001226217" calcext:value-type="float">
            <text:p>1.23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-0.03086915" calcext:value-type="float">
            <text:p>-0.03086915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1460.437" calcext:value-type="float">
            <text:p>1460.4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5260509" calcext:value-type="float">
            <text:p>5.26E-10</text:p>
          </table:table-cell>
          <table:table-cell office:value-type="float" office:value="0.00000000003796506" calcext:value-type="float">
            <text:p>3.80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1581547" calcext:value-type="float">
            <text:p>1.58E-06</text:p>
          </table:table-cell>
          <table:table-cell office:value-type="float" office:value="0.000001326996" calcext:value-type="float">
            <text:p>1.33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0.5260509" calcext:value-type="float">
            <text:p>0.5260509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1581.547" calcext:value-type="float">
            <text:p>1581.5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275975" calcext:value-type="float">
            <text:p>-1.28E-09</text:p>
          </table:table-cell>
          <table:table-cell office:value-type="float" office:value="0.00000000003977578" calcext:value-type="float">
            <text:p>3.98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1694794" calcext:value-type="float">
            <text:p>1.69E-06</text:p>
          </table:table-cell>
          <table:table-cell office:value-type="float" office:value="0.00000141927" calcext:value-type="float">
            <text:p>1.42E-06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-1.275975" calcext:value-type="float">
            <text:p>-1.275975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1694.794" calcext:value-type="float">
            <text:p>1694.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1119861" calcext:value-type="float">
            <text:p>-1.12E-09</text:p>
          </table:table-cell>
          <table:table-cell office:value-type="float" office:value="0.00000000004071333" calcext:value-type="float">
            <text:p>4.0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179932" calcext:value-type="float">
            <text:p>1.80E-06</text:p>
          </table:table-cell>
          <table:table-cell office:value-type="float" office:value="0.000001505055" calcext:value-type="float">
            <text:p>1.51E-06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-1.119861" calcext:value-type="float">
            <text:p>-1.119861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1799.32" calcext:value-type="float">
            <text:p>1799.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1065648" calcext:value-type="float">
            <text:p>-1.07E-09</text:p>
          </table:table-cell>
          <table:table-cell office:value-type="float" office:value="0.0000000000416273" calcext:value-type="float">
            <text:p>4.16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1897671" calcext:value-type="float">
            <text:p>1.90E-06</text:p>
          </table:table-cell>
          <table:table-cell office:value-type="float" office:value="0.000001586087" calcext:value-type="float">
            <text:p>1.59E-06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-1.065648" calcext:value-type="float">
            <text:p>-1.065648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1897.671" calcext:value-type="float">
            <text:p>1897.6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4642774" calcext:value-type="float">
            <text:p>-4.64E-10</text:p>
          </table:table-cell>
          <table:table-cell office:value-type="float" office:value="0.00000000004238501" calcext:value-type="float">
            <text:p>4.24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1991472" calcext:value-type="float">
            <text:p>1.99E-06</text:p>
          </table:table-cell>
          <table:table-cell office:value-type="float" office:value="0.000001662024" calcext:value-type="float">
            <text:p>1.66E-06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-0.4642774" calcext:value-type="float">
            <text:p>-0.4642774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1991.472" calcext:value-type="float">
            <text:p>1991.47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1155563" calcext:value-type="float">
            <text:p>-1.16E-09</text:p>
          </table:table-cell>
          <table:table-cell office:value-type="float" office:value="0.00000000004463445" calcext:value-type="float">
            <text:p>4.46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2205133" calcext:value-type="float">
            <text:p>2.21E-06</text:p>
          </table:table-cell>
          <table:table-cell office:value-type="float" office:value="0.000001836379" calcext:value-type="float">
            <text:p>1.84E-06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-1.155563" calcext:value-type="float">
            <text:p>-1.155563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2205.133" calcext:value-type="float">
            <text:p>2205.1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8154292" calcext:value-type="float">
            <text:p>-8.15E-10</text:p>
          </table:table-cell>
          <table:table-cell office:value-type="float" office:value="0.00000000004647653" calcext:value-type="float">
            <text:p>4.65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2401451" calcext:value-type="float">
            <text:p>2.40E-06</text:p>
          </table:table-cell>
          <table:table-cell office:value-type="float" office:value="0.000001993696" calcext:value-type="float">
            <text:p>1.99E-06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0.8154292" calcext:value-type="float">
            <text:p>-0.8154292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2401.451" calcext:value-type="float">
            <text:p>2401.45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07543614" calcext:value-type="float">
            <text:p>7.54E-11</text:p>
          </table:table-cell>
          <table:table-cell office:value-type="float" office:value="0.00000000004796653" calcext:value-type="float">
            <text:p>4.8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2582531" calcext:value-type="float">
            <text:p>2.58E-06</text:p>
          </table:table-cell>
          <table:table-cell office:value-type="float" office:value="0.000002138875" calcext:value-type="float">
            <text:p>2.14E-06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0.07543614" calcext:value-type="float">
            <text:p>0.07543614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2582.531" calcext:value-type="float">
            <text:p>2582.5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9114599" calcext:value-type="float">
            <text:p>-9.11E-10</text:p>
          </table:table-cell>
          <table:table-cell office:value-type="float" office:value="0.00000000004969316" calcext:value-type="float">
            <text:p>4.97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2752215" calcext:value-type="float">
            <text:p>2.75E-06</text:p>
          </table:table-cell>
          <table:table-cell office:value-type="float" office:value="0.000002273271" calcext:value-type="float">
            <text:p>2.27E-06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-0.9114599" calcext:value-type="float">
            <text:p>-0.9114599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2752.215" calcext:value-type="float">
            <text:p>2752.21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8962817" calcext:value-type="float">
            <text:p>8.96E-10</text:p>
          </table:table-cell>
          <table:table-cell office:value-type="float" office:value="0.00000000005107305" calcext:value-type="float">
            <text:p>5.11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2909832" calcext:value-type="float">
            <text:p>2.91E-06</text:p>
          </table:table-cell>
          <table:table-cell office:value-type="float" office:value="0.000002399339" calcext:value-type="float">
            <text:p>2.40E-06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0.8962817" calcext:value-type="float">
            <text:p>0.8962817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2909.832" calcext:value-type="float">
            <text:p>2909.83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8668566" calcext:value-type="float">
            <text:p>8.67E-10</text:p>
          </table:table-cell>
          <table:table-cell office:value-type="float" office:value="0.00000000005240401" calcext:value-type="float">
            <text:p>5.24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3062085" calcext:value-type="float">
            <text:p>3.06E-06</text:p>
          </table:table-cell>
          <table:table-cell office:value-type="float" office:value="0.000002518962" calcext:value-type="float">
            <text:p>2.52E-06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0.8668566" calcext:value-type="float">
            <text:p>0.8668566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3062.085" calcext:value-type="float">
            <text:p>3062.08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05802837" calcext:value-type="float">
            <text:p>5.80E-10</text:p>
          </table:table-cell>
          <table:table-cell office:value-type="float" office:value="0.00000000005379946" calcext:value-type="float">
            <text:p>5.3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3206952" calcext:value-type="float">
            <text:p>3.21E-06</text:p>
          </table:table-cell>
          <table:table-cell office:value-type="float" office:value="0.000002632285" calcext:value-type="float">
            <text:p>2.63E-06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0.5802837" calcext:value-type="float">
            <text:p>0.5802837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3206.952" calcext:value-type="float">
            <text:p>3206.9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7116683" calcext:value-type="float">
            <text:p>-7.12E-10</text:p>
          </table:table-cell>
          <table:table-cell office:value-type="float" office:value="0.00000000005499274" calcext:value-type="float">
            <text:p>5.50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3344104" calcext:value-type="float">
            <text:p>3.34E-06</text:p>
          </table:table-cell>
          <table:table-cell office:value-type="float" office:value="0.000002740735" calcext:value-type="float">
            <text:p>2.74E-06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-0.7116683" calcext:value-type="float">
            <text:p>-0.7116683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3344.104" calcext:value-type="float">
            <text:p>3344.10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2872342" calcext:value-type="float">
            <text:p>-2.87E-10</text:p>
          </table:table-cell>
          <table:table-cell office:value-type="float" office:value="0.00000000005615647" calcext:value-type="float">
            <text:p>5.62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3477926" calcext:value-type="float">
            <text:p>3.48E-06</text:p>
          </table:table-cell>
          <table:table-cell office:value-type="float" office:value="0.000002844115" calcext:value-type="float">
            <text:p>2.84E-06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-0.2872342" calcext:value-type="float">
            <text:p>-0.2872342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3477.926" calcext:value-type="float">
            <text:p>3477.92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2944569" calcext:value-type="float">
            <text:p>-2.94E-10</text:p>
          </table:table-cell>
          <table:table-cell office:value-type="float" office:value="0.00000000005721913" calcext:value-type="float">
            <text:p>5.72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3604296" calcext:value-type="float">
            <text:p>3.60E-06</text:p>
          </table:table-cell>
          <table:table-cell office:value-type="float" office:value="0.000002943217" calcext:value-type="float">
            <text:p>2.94E-06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-0.2944569" calcext:value-type="float">
            <text:p>-0.2944569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3604.296" calcext:value-type="float">
            <text:p>3604.2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04279173" calcext:value-type="float">
            <text:p>4.28E-10</text:p>
          </table:table-cell>
          <table:table-cell office:value-type="float" office:value="0.00000000005835754" calcext:value-type="float">
            <text:p>5.84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3724925" calcext:value-type="float">
            <text:p>3.72E-06</text:p>
          </table:table-cell>
          <table:table-cell office:value-type="float" office:value="0.00000303833" calcext:value-type="float">
            <text:p>3.04E-06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0.4279173" calcext:value-type="float">
            <text:p>0.4279173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3724.925" calcext:value-type="float">
            <text:p>3724.9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4405407" calcext:value-type="float">
            <text:p>4.41E-10</text:p>
          </table:table-cell>
          <table:table-cell office:value-type="float" office:value="0.00000000005936798" calcext:value-type="float">
            <text:p>5.94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3844171" calcext:value-type="float">
            <text:p>3.84E-06</text:p>
          </table:table-cell>
          <table:table-cell office:value-type="float" office:value="0.000003131133" calcext:value-type="float">
            <text:p>3.13E-06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4405407" calcext:value-type="float">
            <text:p>0.4405407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3844.171" calcext:value-type="float">
            <text:p>3844.17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423377" calcext:value-type="float">
            <text:p>1.42E-09</text:p>
          </table:table-cell>
          <table:table-cell office:value-type="float" office:value="0.00000000006034593" calcext:value-type="float">
            <text:p>6.03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3958866" calcext:value-type="float">
            <text:p>3.96E-06</text:p>
          </table:table-cell>
          <table:table-cell office:value-type="float" office:value="0.00000322032" calcext:value-type="float">
            <text:p>3.22E-06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1.423377" calcext:value-type="float">
            <text:p>1.423377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3958.866" calcext:value-type="float">
            <text:p>3958.86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-0.0000000002980281" calcext:value-type="float">
            <text:p>-2.98E-10</text:p>
          </table:table-cell>
          <table:table-cell office:value-type="float" office:value="0.0000000000611583" calcext:value-type="float">
            <text:p>6.12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4070835" calcext:value-type="float">
            <text:p>4.07E-06</text:p>
          </table:table-cell>
          <table:table-cell office:value-type="float" office:value="0.000003306622" calcext:value-type="float">
            <text:p>3.31E-06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-0.2980281" calcext:value-type="float">
            <text:p>-0.2980281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4070.835" calcext:value-type="float">
            <text:p>4070.8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-0.00000000004656" calcext:value-type="float">
            <text:p>-4.66E-11</text:p>
          </table:table-cell>
          <table:table-cell office:value-type="float" office:value="0.00000000006193837" calcext:value-type="float">
            <text:p>6.19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4179452" calcext:value-type="float">
            <text:p>4.18E-06</text:p>
          </table:table-cell>
          <table:table-cell office:value-type="float" office:value="0.000003390816" calcext:value-type="float">
            <text:p>3.39E-06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-0.04656" calcext:value-type="float">
            <text:p>-0.04656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4179.452" calcext:value-type="float">
            <text:p>4179.45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8613175" calcext:value-type="float">
            <text:p>8.61E-10</text:p>
          </table:table-cell>
          <table:table-cell office:value-type="float" office:value="0.00000000006291131" calcext:value-type="float">
            <text:p>6.29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4283831" calcext:value-type="float">
            <text:p>4.28E-06</text:p>
          </table:table-cell>
          <table:table-cell office:value-type="float" office:value="0.000003472567" calcext:value-type="float">
            <text:p>3.47E-06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0.8613175" calcext:value-type="float">
            <text:p>0.8613175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4283.831" calcext:value-type="float">
            <text:p>4283.83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8962678" calcext:value-type="float">
            <text:p>8.96E-10</text:p>
          </table:table-cell>
          <table:table-cell office:value-type="float" office:value="0.00000000006467966" calcext:value-type="float">
            <text:p>6.47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448602" calcext:value-type="float">
            <text:p>4.49E-06</text:p>
          </table:table-cell>
          <table:table-cell office:value-type="float" office:value="0.000003629231" calcext:value-type="float">
            <text:p>3.63E-06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0.8962678" calcext:value-type="float">
            <text:p>0.8962678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4486.02" calcext:value-type="float">
            <text:p>4486.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1650686" calcext:value-type="float">
            <text:p>1.65E-10</text:p>
          </table:table-cell>
          <table:table-cell office:value-type="float" office:value="0.00000000006620454" calcext:value-type="float">
            <text:p>6.62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4677807" calcext:value-type="float">
            <text:p>4.68E-06</text:p>
          </table:table-cell>
          <table:table-cell office:value-type="float" office:value="0.000003776718" calcext:value-type="float">
            <text:p>3.78E-06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0.1650686" calcext:value-type="float">
            <text:p>0.1650686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4677.807" calcext:value-type="float">
            <text:p>4677.80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6500038" calcext:value-type="float">
            <text:p>6.50E-10</text:p>
          </table:table-cell>
          <table:table-cell office:value-type="float" office:value="0.00000000006791096" calcext:value-type="float">
            <text:p>6.79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4859025" calcext:value-type="float">
            <text:p>4.86E-06</text:p>
          </table:table-cell>
          <table:table-cell office:value-type="float" office:value="0.000003914946" calcext:value-type="float">
            <text:p>3.91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0.6500038" calcext:value-type="float">
            <text:p>0.6500038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4859.025" calcext:value-type="float">
            <text:p>4859.02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719364" calcext:value-type="float">
            <text:p>1.72E-09</text:p>
          </table:table-cell>
          <table:table-cell office:value-type="float" office:value="0.00000000006939" calcext:value-type="float">
            <text:p>6.94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5027137" calcext:value-type="float">
            <text:p>5.03E-06</text:p>
          </table:table-cell>
          <table:table-cell office:value-type="float" office:value="0.000004042066" calcext:value-type="float">
            <text:p>4.04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1.719364" calcext:value-type="float">
            <text:p>1.719364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5027.137" calcext:value-type="float">
            <text:p>5027.1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678884" calcext:value-type="float">
            <text:p>1.68E-09</text:p>
          </table:table-cell>
          <table:table-cell office:value-type="float" office:value="0.00000000007063749" calcext:value-type="float">
            <text:p>7.0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5178894" calcext:value-type="float">
            <text:p>5.18E-06</text:p>
          </table:table-cell>
          <table:table-cell office:value-type="float" office:value="0.000004155183" calcext:value-type="float">
            <text:p>4.16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1.678884" calcext:value-type="float">
            <text:p>1.678884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5178.894" calcext:value-type="float">
            <text:p>5178.89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09438438" calcext:value-type="float">
            <text:p>9.44E-10</text:p>
          </table:table-cell>
          <table:table-cell office:value-type="float" office:value="0.0000000000718967" calcext:value-type="float">
            <text:p>7.1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5311818" calcext:value-type="float">
            <text:p>5.31E-06</text:p>
          </table:table-cell>
          <table:table-cell office:value-type="float" office:value="0.000004251882" calcext:value-type="float">
            <text:p>4.25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0.9438438" calcext:value-type="float">
            <text:p>0.9438438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5311.818" calcext:value-type="float">
            <text:p>5311.81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907031" calcext:value-type="float">
            <text:p>1.91E-09</text:p>
          </table:table-cell>
          <table:table-cell office:value-type="float" office:value="0.00000000007338659" calcext:value-type="float">
            <text:p>7.34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5426687" calcext:value-type="float">
            <text:p>5.43E-06</text:p>
          </table:table-cell>
          <table:table-cell office:value-type="float" office:value="0.000004329197" calcext:value-type="float">
            <text:p>4.33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1.907031" calcext:value-type="float">
            <text:p>1.907031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5426.687" calcext:value-type="float">
            <text:p>5426.68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709312" calcext:value-type="float">
            <text:p>2.71E-09</text:p>
          </table:table-cell>
          <table:table-cell office:value-type="float" office:value="0.00000000007441592" calcext:value-type="float">
            <text:p>7.44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551821" calcext:value-type="float">
            <text:p>5.52E-06</text:p>
          </table:table-cell>
          <table:table-cell office:value-type="float" office:value="0.000004387759" calcext:value-type="float">
            <text:p>4.39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2.709312" calcext:value-type="float">
            <text:p>2.709312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5518.21" calcext:value-type="float">
            <text:p>5518.2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448641" calcext:value-type="float">
            <text:p>1.45E-09</text:p>
          </table:table-cell>
          <table:table-cell office:value-type="float" office:value="0.00000000007562394" calcext:value-type="float">
            <text:p>7.56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5594866" calcext:value-type="float">
            <text:p>5.59E-06</text:p>
          </table:table-cell>
          <table:table-cell office:value-type="float" office:value="0.000004431982" calcext:value-type="float">
            <text:p>4.43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1.448641" calcext:value-type="float">
            <text:p>1.448641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5594.866" calcext:value-type="float">
            <text:p>5594.8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3144662" calcext:value-type="float">
            <text:p>3.14E-09</text:p>
          </table:table-cell>
          <table:table-cell office:value-type="float" office:value="0.00000000007652909" calcext:value-type="float">
            <text:p>7.65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5660963" calcext:value-type="float">
            <text:p>5.66E-06</text:p>
          </table:table-cell>
          <table:table-cell office:value-type="float" office:value="0.000004467236" calcext:value-type="float">
            <text:p>4.47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3.144662" calcext:value-type="float">
            <text:p>3.144662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5660.963" calcext:value-type="float">
            <text:p>5660.96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88302" calcext:value-type="float">
            <text:p>2.88E-09</text:p>
          </table:table-cell>
          <table:table-cell office:value-type="float" office:value="0.00000000007741479" calcext:value-type="float">
            <text:p>7.74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5720537" calcext:value-type="float">
            <text:p>5.72E-06</text:p>
          </table:table-cell>
          <table:table-cell office:value-type="float" office:value="0.000004498765" calcext:value-type="float">
            <text:p>4.50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2.88302" calcext:value-type="float">
            <text:p>2.88302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5720.537" calcext:value-type="float">
            <text:p>5720.53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1889024" calcext:value-type="float">
            <text:p>1.89E-09</text:p>
          </table:table-cell>
          <table:table-cell office:value-type="float" office:value="0.00000000007846182" calcext:value-type="float">
            <text:p>7.8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577842" calcext:value-type="float">
            <text:p>5.78E-06</text:p>
          </table:table-cell>
          <table:table-cell office:value-type="float" office:value="0.00000452883" calcext:value-type="float">
            <text:p>4.53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1.889024" calcext:value-type="float">
            <text:p>1.889024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5778.42" calcext:value-type="float">
            <text:p>5778.4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695261" calcext:value-type="float">
            <text:p>3.70E-09</text:p>
          </table:table-cell>
          <table:table-cell office:value-type="float" office:value="0.00000000007945575" calcext:value-type="float">
            <text:p>7.95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5834795" calcext:value-type="float">
            <text:p>5.83E-06</text:p>
          </table:table-cell>
          <table:table-cell office:value-type="float" office:value="0.000004558813" calcext:value-type="float">
            <text:p>4.56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3.695261" calcext:value-type="float">
            <text:p>3.695261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5834.795" calcext:value-type="float">
            <text:p>5834.79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437064" calcext:value-type="float">
            <text:p>3.44E-09</text:p>
          </table:table-cell>
          <table:table-cell office:value-type="float" office:value="0.00000000008054607" calcext:value-type="float">
            <text:p>8.05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5889689" calcext:value-type="float">
            <text:p>5.89E-06</text:p>
          </table:table-cell>
          <table:table-cell office:value-type="float" office:value="0.000004589596" calcext:value-type="float">
            <text:p>4.59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3.437064" calcext:value-type="float">
            <text:p>3.437064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5889.689" calcext:value-type="float">
            <text:p>5889.68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528193" calcext:value-type="float">
            <text:p>3.53E-09</text:p>
          </table:table-cell>
          <table:table-cell office:value-type="float" office:value="0.00000000008163918" calcext:value-type="float">
            <text:p>8.1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5948283" calcext:value-type="float">
            <text:p>5.95E-06</text:p>
          </table:table-cell>
          <table:table-cell office:value-type="float" office:value="0.000004622017" calcext:value-type="float">
            <text:p>4.62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3.528193" calcext:value-type="float">
            <text:p>3.528193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5948.283" calcext:value-type="float">
            <text:p>5948.28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2970803" calcext:value-type="float">
            <text:p>2.97E-09</text:p>
          </table:table-cell>
          <table:table-cell office:value-type="float" office:value="0.00000000008258501" calcext:value-type="float">
            <text:p>8.26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6004864" calcext:value-type="float">
            <text:p>6.00E-06</text:p>
          </table:table-cell>
          <table:table-cell office:value-type="float" office:value="0.000004655998" calcext:value-type="float">
            <text:p>4.66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2.970803" calcext:value-type="float">
            <text:p>2.970803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6004.864" calcext:value-type="float">
            <text:p>6004.86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3487859" calcext:value-type="float">
            <text:p>3.49E-09</text:p>
          </table:table-cell>
          <table:table-cell office:value-type="float" office:value="0.00000000008355385" calcext:value-type="float">
            <text:p>8.36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6062965" calcext:value-type="float">
            <text:p>6.06E-06</text:p>
          </table:table-cell>
          <table:table-cell office:value-type="float" office:value="0.000004690418" calcext:value-type="float">
            <text:p>4.69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3.487859" calcext:value-type="float">
            <text:p>3.487859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6062.965" calcext:value-type="float">
            <text:p>6062.96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79017" calcext:value-type="float">
            <text:p>3.78E-09</text:p>
          </table:table-cell>
          <table:table-cell office:value-type="float" office:value="0.00000000008479068" calcext:value-type="float">
            <text:p>8.48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6120607" calcext:value-type="float">
            <text:p>6.12E-06</text:p>
          </table:table-cell>
          <table:table-cell office:value-type="float" office:value="0.000004725733" calcext:value-type="float">
            <text:p>4.73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3.779017" calcext:value-type="float">
            <text:p>3.779017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6120.607" calcext:value-type="float">
            <text:p>6120.60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292927" calcext:value-type="float">
            <text:p>4.29E-09</text:p>
          </table:table-cell>
          <table:table-cell office:value-type="float" office:value="0.00000000008591098" calcext:value-type="float">
            <text:p>8.59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6177041" calcext:value-type="float">
            <text:p>6.18E-06</text:p>
          </table:table-cell>
          <table:table-cell office:value-type="float" office:value="0.000004762576" calcext:value-type="float">
            <text:p>4.76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4.292927" calcext:value-type="float">
            <text:p>4.292927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6177.041" calcext:value-type="float">
            <text:p>6177.04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346389" calcext:value-type="float">
            <text:p>4.35E-09</text:p>
          </table:table-cell>
          <table:table-cell office:value-type="float" office:value="0.00000000008672136" calcext:value-type="float">
            <text:p>8.67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623698" calcext:value-type="float">
            <text:p>6.24E-06</text:p>
          </table:table-cell>
          <table:table-cell office:value-type="float" office:value="0.000004800577" calcext:value-type="float">
            <text:p>4.80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4.346389" calcext:value-type="float">
            <text:p>4.346389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6236.98" calcext:value-type="float">
            <text:p>6236.9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533427" calcext:value-type="float">
            <text:p>4.53E-09</text:p>
          </table:table-cell>
          <table:table-cell office:value-type="float" office:value="0.0000000000877281" calcext:value-type="float">
            <text:p>8.77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6293975" calcext:value-type="float">
            <text:p>6.29E-06</text:p>
          </table:table-cell>
          <table:table-cell office:value-type="float" office:value="0.000004839112" calcext:value-type="float">
            <text:p>4.84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4.533427" calcext:value-type="float">
            <text:p>4.533427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6293.975" calcext:value-type="float">
            <text:p>6293.9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451784" calcext:value-type="float">
            <text:p>5.45E-09</text:p>
          </table:table-cell>
          <table:table-cell office:value-type="float" office:value="0.00000000008862212" calcext:value-type="float">
            <text:p>8.86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6353016" calcext:value-type="float">
            <text:p>6.35E-06</text:p>
          </table:table-cell>
          <table:table-cell office:value-type="float" office:value="0.000004879534" calcext:value-type="float">
            <text:p>4.88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5.451784" calcext:value-type="float">
            <text:p>5.451784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6353.016" calcext:value-type="float">
            <text:p>6353.01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969071" calcext:value-type="float">
            <text:p>5.97E-09</text:p>
          </table:table-cell>
          <table:table-cell office:value-type="float" office:value="0.00000000008977404" calcext:value-type="float">
            <text:p>8.98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6414339" calcext:value-type="float">
            <text:p>6.41E-06</text:p>
          </table:table-cell>
          <table:table-cell office:value-type="float" office:value="0.000004921753" calcext:value-type="float">
            <text:p>4.92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5.969071" calcext:value-type="float">
            <text:p>5.969071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6414.339" calcext:value-type="float">
            <text:p>6414.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283731" calcext:value-type="float">
            <text:p>5.28E-09</text:p>
          </table:table-cell>
          <table:table-cell office:value-type="float" office:value="0.00000000009147043" calcext:value-type="float">
            <text:p>9.15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6477941" calcext:value-type="float">
            <text:p>6.48E-06</text:p>
          </table:table-cell>
          <table:table-cell office:value-type="float" office:value="0.00000496486" calcext:value-type="float">
            <text:p>4.96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5.283731" calcext:value-type="float">
            <text:p>5.283731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6477.941" calcext:value-type="float">
            <text:p>6477.94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370771" calcext:value-type="float">
            <text:p>6.37E-09</text:p>
          </table:table-cell>
          <table:table-cell office:value-type="float" office:value="0.00000000009397785" calcext:value-type="float">
            <text:p>9.40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6541839" calcext:value-type="float">
            <text:p>6.54E-06</text:p>
          </table:table-cell>
          <table:table-cell office:value-type="float" office:value="0.000005011334" calcext:value-type="float">
            <text:p>5.01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6.370771" calcext:value-type="float">
            <text:p>6.370771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6541.839" calcext:value-type="float">
            <text:p>6541.839</text:p>
          </table:table-cell>
          <table:table-cell table:number-columns-repeated="2"/>
        </table:table-row>
      </table:table>
      <table:table table:name="W332-M10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1090000000000" calcext:value-type="float">
            <text:p>1.09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2876227" calcext:value-type="float">
            <text:p>-2.88E-10</text:p>
          </table:table-cell>
          <table:table-cell office:value-type="float" office:value="0.00000000001625974" calcext:value-type="float">
            <text:p>1.63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003555352" calcext:value-type="float">
            <text:p>-3.56E-10</text:p>
          </table:table-cell>
          <table:table-cell office:value-type="float" office:value="0.000000001760286" calcext:value-type="float">
            <text:p>1.76E-09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0.2876227" calcext:value-type="float">
            <text:p>-0.2876227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0.3555352" calcext:value-type="float">
            <text:p>-0.355535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525501" calcext:value-type="float">
            <text:p>-1.53E-09</text:p>
          </table:table-cell>
          <table:table-cell office:value-type="float" office:value="0.00000000002420667" calcext:value-type="float">
            <text:p>2.42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1128777" calcext:value-type="float">
            <text:p>1.13E-08</text:p>
          </table:table-cell>
          <table:table-cell office:value-type="float" office:value="0.000000009668197" calcext:value-type="float">
            <text:p>9.67E-09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1.525501" calcext:value-type="float">
            <text:p>-1.525501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11.28777" calcext:value-type="float">
            <text:p>11.287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607234" calcext:value-type="float">
            <text:p>-1.61E-09</text:p>
          </table:table-cell>
          <table:table-cell office:value-type="float" office:value="0.00000000002486544" calcext:value-type="float">
            <text:p>2.49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014413" calcext:value-type="float">
            <text:p>1.44E-08</text:p>
          </table:table-cell>
          <table:table-cell office:value-type="float" office:value="0.00000001287834" calcext:value-type="float">
            <text:p>1.29E-08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1.607234" calcext:value-type="float">
            <text:p>-1.607234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14.413" calcext:value-type="float">
            <text:p>14.41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409482" calcext:value-type="float">
            <text:p>-1.41E-09</text:p>
          </table:table-cell>
          <table:table-cell office:value-type="float" office:value="0.0000000000254717" calcext:value-type="float">
            <text:p>2.55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01748858" calcext:value-type="float">
            <text:p>1.75E-08</text:p>
          </table:table-cell>
          <table:table-cell office:value-type="float" office:value="0.00000001536749" calcext:value-type="float">
            <text:p>1.54E-08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1.409482" calcext:value-type="float">
            <text:p>-1.409482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17.48858" calcext:value-type="float">
            <text:p>17.488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5250469" calcext:value-type="float">
            <text:p>5.25E-10</text:p>
          </table:table-cell>
          <table:table-cell office:value-type="float" office:value="0.00000000002558542" calcext:value-type="float">
            <text:p>2.56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02053841" calcext:value-type="float">
            <text:p>2.05E-08</text:p>
          </table:table-cell>
          <table:table-cell office:value-type="float" office:value="0.00000001750772" calcext:value-type="float">
            <text:p>1.75E-08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0.5250469" calcext:value-type="float">
            <text:p>0.5250469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20.53841" calcext:value-type="float">
            <text:p>20.538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6502913" calcext:value-type="float">
            <text:p>6.50E-10</text:p>
          </table:table-cell>
          <table:table-cell office:value-type="float" office:value="0.00000000002647661" calcext:value-type="float">
            <text:p>2.65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02389431" calcext:value-type="float">
            <text:p>2.39E-08</text:p>
          </table:table-cell>
          <table:table-cell office:value-type="float" office:value="0.00000002114765" calcext:value-type="float">
            <text:p>2.11E-08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0.6502913" calcext:value-type="float">
            <text:p>0.6502913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23.89431" calcext:value-type="float">
            <text:p>23.894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6175775" calcext:value-type="float">
            <text:p>6.18E-10</text:p>
          </table:table-cell>
          <table:table-cell office:value-type="float" office:value="0.00000000002761288" calcext:value-type="float">
            <text:p>2.7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0286777" calcext:value-type="float">
            <text:p>2.87E-08</text:p>
          </table:table-cell>
          <table:table-cell office:value-type="float" office:value="0.00000002426594" calcext:value-type="float">
            <text:p>2.43E-08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0.6175775" calcext:value-type="float">
            <text:p>0.6175775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28.6777" calcext:value-type="float">
            <text:p>28.67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4452932" calcext:value-type="float">
            <text:p>4.45E-10</text:p>
          </table:table-cell>
          <table:table-cell office:value-type="float" office:value="0.00000000002832106" calcext:value-type="float">
            <text:p>2.83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03113464" calcext:value-type="float">
            <text:p>3.11E-08</text:p>
          </table:table-cell>
          <table:table-cell office:value-type="float" office:value="0.00000002704697" calcext:value-type="float">
            <text:p>2.70E-08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0.4452932" calcext:value-type="float">
            <text:p>0.4452932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31.13464" calcext:value-type="float">
            <text:p>31.134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01707439" calcext:value-type="float">
            <text:p>-1.71E-11</text:p>
          </table:table-cell>
          <table:table-cell office:value-type="float" office:value="0.00000000002900721" calcext:value-type="float">
            <text:p>2.90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03504331" calcext:value-type="float">
            <text:p>3.50E-08</text:p>
          </table:table-cell>
          <table:table-cell office:value-type="float" office:value="0.00000002955915" calcext:value-type="float">
            <text:p>2.96E-08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-0.01707439" calcext:value-type="float">
            <text:p>-0.01707439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35.04331" calcext:value-type="float">
            <text:p>35.043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2716787" calcext:value-type="float">
            <text:p>2.72E-10</text:p>
          </table:table-cell>
          <table:table-cell office:value-type="float" office:value="0.00000000003001694" calcext:value-type="float">
            <text:p>3.00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03589903" calcext:value-type="float">
            <text:p>3.59E-08</text:p>
          </table:table-cell>
          <table:table-cell office:value-type="float" office:value="0.00000003185646" calcext:value-type="float">
            <text:p>3.19E-08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0.2716787" calcext:value-type="float">
            <text:p>0.2716787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35.89903" calcext:value-type="float">
            <text:p>35.899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005280515" calcext:value-type="float">
            <text:p>-5.28E-11</text:p>
          </table:table-cell>
          <table:table-cell office:value-type="float" office:value="0.00000000003099181" calcext:value-type="float">
            <text:p>3.10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04043137" calcext:value-type="float">
            <text:p>4.04E-08</text:p>
          </table:table-cell>
          <table:table-cell office:value-type="float" office:value="0.00000003400824" calcext:value-type="float">
            <text:p>3.40E-08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-0.05280515" calcext:value-type="float">
            <text:p>-0.05280515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40.43137" calcext:value-type="float">
            <text:p>40.431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9474804" calcext:value-type="float">
            <text:p>-9.47E-10</text:p>
          </table:table-cell>
          <table:table-cell office:value-type="float" office:value="0.00000000003188179" calcext:value-type="float">
            <text:p>3.19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04305209" calcext:value-type="float">
            <text:p>4.31E-08</text:p>
          </table:table-cell>
          <table:table-cell office:value-type="float" office:value="0.00000003608614" calcext:value-type="float">
            <text:p>3.61E-08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-0.9474804" calcext:value-type="float">
            <text:p>-0.9474804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43.05209" calcext:value-type="float">
            <text:p>43.052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7370349" calcext:value-type="float">
            <text:p>-7.37E-10</text:p>
          </table:table-cell>
          <table:table-cell office:value-type="float" office:value="0.00000000003302572" calcext:value-type="float">
            <text:p>3.30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04400997" calcext:value-type="float">
            <text:p>4.40E-08</text:p>
          </table:table-cell>
          <table:table-cell office:value-type="float" office:value="0.00000003802237" calcext:value-type="float">
            <text:p>3.80E-08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-0.7370349" calcext:value-type="float">
            <text:p>-0.7370349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44.00997" calcext:value-type="float">
            <text:p>44.0099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24003" calcext:value-type="float">
            <text:p>3.24E-10</text:p>
          </table:table-cell>
          <table:table-cell office:value-type="float" office:value="0.00000000003493007" calcext:value-type="float">
            <text:p>3.49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04989165" calcext:value-type="float">
            <text:p>4.99E-08</text:p>
          </table:table-cell>
          <table:table-cell office:value-type="float" office:value="0.00000004165331" calcext:value-type="float">
            <text:p>4.17E-08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0.324003" calcext:value-type="float">
            <text:p>0.324003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49.89165" calcext:value-type="float">
            <text:p>49.891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148184" calcext:value-type="float">
            <text:p>-1.15E-09</text:p>
          </table:table-cell>
          <table:table-cell office:value-type="float" office:value="0.00000000003652053" calcext:value-type="float">
            <text:p>3.65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05253312" calcext:value-type="float">
            <text:p>5.25E-08</text:p>
          </table:table-cell>
          <table:table-cell office:value-type="float" office:value="0.00000004502509" calcext:value-type="float">
            <text:p>4.50E-08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-1.148184" calcext:value-type="float">
            <text:p>-1.148184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52.53312" calcext:value-type="float">
            <text:p>52.533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9326989" calcext:value-type="float">
            <text:p>-9.33E-10</text:p>
          </table:table-cell>
          <table:table-cell office:value-type="float" office:value="0.00000000003773901" calcext:value-type="float">
            <text:p>3.7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05661148" calcext:value-type="float">
            <text:p>5.66E-08</text:p>
          </table:table-cell>
          <table:table-cell office:value-type="float" office:value="0.00000004815785" calcext:value-type="float">
            <text:p>4.82E-08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-0.9326989" calcext:value-type="float">
            <text:p>-0.9326989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56.61148" calcext:value-type="float">
            <text:p>56.611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5701365" calcext:value-type="float">
            <text:p>-5.70E-10</text:p>
          </table:table-cell>
          <table:table-cell office:value-type="float" office:value="0.00000000003886122" calcext:value-type="float">
            <text:p>3.89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06091754" calcext:value-type="float">
            <text:p>6.09E-08</text:p>
          </table:table-cell>
          <table:table-cell office:value-type="float" office:value="0.0000000511376" calcext:value-type="float">
            <text:p>5.11E-08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-0.5701365" calcext:value-type="float">
            <text:p>-0.5701365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60.91754" calcext:value-type="float">
            <text:p>60.917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3134498" calcext:value-type="float">
            <text:p>3.13E-10</text:p>
          </table:table-cell>
          <table:table-cell office:value-type="float" office:value="0.00000000003966775" calcext:value-type="float">
            <text:p>3.97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06471236" calcext:value-type="float">
            <text:p>6.47E-08</text:p>
          </table:table-cell>
          <table:table-cell office:value-type="float" office:value="0.0000000539539" calcext:value-type="float">
            <text:p>5.40E-08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0.3134498" calcext:value-type="float">
            <text:p>0.3134498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64.71236" calcext:value-type="float">
            <text:p>64.712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8948062" calcext:value-type="float">
            <text:p>-8.95E-10</text:p>
          </table:table-cell>
          <table:table-cell office:value-type="float" office:value="0.00000000004198137" calcext:value-type="float">
            <text:p>4.20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07381659" calcext:value-type="float">
            <text:p>7.38E-08</text:p>
          </table:table-cell>
          <table:table-cell office:value-type="float" office:value="0.00000006039547" calcext:value-type="float">
            <text:p>6.04E-08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-0.8948062" calcext:value-type="float">
            <text:p>-0.8948062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73.81659" calcext:value-type="float">
            <text:p>73.816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0.0000000004141639" calcext:value-type="float">
            <text:p>4.14E-10</text:p>
          </table:table-cell>
          <table:table-cell office:value-type="float" office:value="0.00000000004393287" calcext:value-type="float">
            <text:p>4.3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0809783" calcext:value-type="float">
            <text:p>8.10E-08</text:p>
          </table:table-cell>
          <table:table-cell office:value-type="float" office:value="0.00000006626944" calcext:value-type="float">
            <text:p>6.63E-08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0.4141639" calcext:value-type="float">
            <text:p>0.4141639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80.9783" calcext:value-type="float">
            <text:p>80.97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9486782" calcext:value-type="float">
            <text:p>9.49E-10</text:p>
          </table:table-cell>
          <table:table-cell office:value-type="float" office:value="0.00000000004553513" calcext:value-type="float">
            <text:p>4.55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0866354" calcext:value-type="float">
            <text:p>8.66E-08</text:p>
          </table:table-cell>
          <table:table-cell office:value-type="float" office:value="0.0000000717319" calcext:value-type="float">
            <text:p>7.17E-08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0.9486782" calcext:value-type="float">
            <text:p>0.9486782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86.6354" calcext:value-type="float">
            <text:p>86.635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7044771" calcext:value-type="float">
            <text:p>-7.04E-10</text:p>
          </table:table-cell>
          <table:table-cell office:value-type="float" office:value="0.00000000004704593" calcext:value-type="float">
            <text:p>4.70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09374458" calcext:value-type="float">
            <text:p>9.37E-08</text:p>
          </table:table-cell>
          <table:table-cell office:value-type="float" office:value="0.000000076805" calcext:value-type="float">
            <text:p>7.68E-08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-0.7044771" calcext:value-type="float">
            <text:p>-0.7044771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93.74458" calcext:value-type="float">
            <text:p>93.7445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4053507" calcext:value-type="float">
            <text:p>-4.05E-10</text:p>
          </table:table-cell>
          <table:table-cell office:value-type="float" office:value="0.00000000004855345" calcext:value-type="float">
            <text:p>4.86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09869839" calcext:value-type="float">
            <text:p>9.87E-08</text:p>
          </table:table-cell>
          <table:table-cell office:value-type="float" office:value="0.00000008155568" calcext:value-type="float">
            <text:p>8.16E-08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-0.4053507" calcext:value-type="float">
            <text:p>-0.4053507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98.69839" calcext:value-type="float">
            <text:p>98.698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9310504" calcext:value-type="float">
            <text:p>9.31E-10</text:p>
          </table:table-cell>
          <table:table-cell office:value-type="float" office:value="0.00000000004985756" calcext:value-type="float">
            <text:p>4.99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1054596" calcext:value-type="float">
            <text:p>1.05E-07</text:p>
          </table:table-cell>
          <table:table-cell office:value-type="float" office:value="0.00000008609024" calcext:value-type="float">
            <text:p>8.61E-08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0.9310504" calcext:value-type="float">
            <text:p>0.9310504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105.4596" calcext:value-type="float">
            <text:p>105.459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5300603" calcext:value-type="float">
            <text:p>-5.30E-10</text:p>
          </table:table-cell>
          <table:table-cell office:value-type="float" office:value="0.00000000005107717" calcext:value-type="float">
            <text:p>5.11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1109338" calcext:value-type="float">
            <text:p>1.11E-07</text:p>
          </table:table-cell>
          <table:table-cell office:value-type="float" office:value="0.00000009038424" calcext:value-type="float">
            <text:p>9.04E-08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-0.5300603" calcext:value-type="float">
            <text:p>-0.5300603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110.9338" calcext:value-type="float">
            <text:p>110.933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02823475" calcext:value-type="float">
            <text:p>2.82E-10</text:p>
          </table:table-cell>
          <table:table-cell office:value-type="float" office:value="0.00000000005233584" calcext:value-type="float">
            <text:p>5.23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1153502" calcext:value-type="float">
            <text:p>1.15E-07</text:p>
          </table:table-cell>
          <table:table-cell office:value-type="float" office:value="0.00000009452008" calcext:value-type="float">
            <text:p>9.45E-08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0.2823475" calcext:value-type="float">
            <text:p>0.2823475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115.3502" calcext:value-type="float">
            <text:p>115.350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2926916" calcext:value-type="float">
            <text:p>-2.93E-10</text:p>
          </table:table-cell>
          <table:table-cell office:value-type="float" office:value="0.00000000005349927" calcext:value-type="float">
            <text:p>5.35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1212044" calcext:value-type="float">
            <text:p>1.21E-07</text:p>
          </table:table-cell>
          <table:table-cell office:value-type="float" office:value="0.00000009849859" calcext:value-type="float">
            <text:p>9.85E-08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-0.2926916" calcext:value-type="float">
            <text:p>-0.2926916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121.2044" calcext:value-type="float">
            <text:p>121.204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2691286" calcext:value-type="float">
            <text:p>-2.69E-10</text:p>
          </table:table-cell>
          <table:table-cell office:value-type="float" office:value="0.00000000005477304" calcext:value-type="float">
            <text:p>5.48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1252409" calcext:value-type="float">
            <text:p>1.25E-07</text:p>
          </table:table-cell>
          <table:table-cell office:value-type="float" office:value="0.0000001022961" calcext:value-type="float">
            <text:p>1.02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-0.2691286" calcext:value-type="float">
            <text:p>-0.2691286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125.2409" calcext:value-type="float">
            <text:p>125.24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07109815" calcext:value-type="float">
            <text:p>-7.11E-11</text:p>
          </table:table-cell>
          <table:table-cell office:value-type="float" office:value="0.00000000005586304" calcext:value-type="float">
            <text:p>5.59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1310717" calcext:value-type="float">
            <text:p>1.31E-07</text:p>
          </table:table-cell>
          <table:table-cell office:value-type="float" office:value="0.0000001059208" calcext:value-type="float">
            <text:p>1.06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-0.07109815" calcext:value-type="float">
            <text:p>-0.07109815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131.0717" calcext:value-type="float">
            <text:p>131.07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8458674" calcext:value-type="float">
            <text:p>8.46E-10</text:p>
          </table:table-cell>
          <table:table-cell office:value-type="float" office:value="0.00000000005682714" calcext:value-type="float">
            <text:p>5.68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1350146" calcext:value-type="float">
            <text:p>1.35E-07</text:p>
          </table:table-cell>
          <table:table-cell office:value-type="float" office:value="0.0000001094391" calcext:value-type="float">
            <text:p>1.09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8458674" calcext:value-type="float">
            <text:p>0.8458674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135.0146" calcext:value-type="float">
            <text:p>135.014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8331255" calcext:value-type="float">
            <text:p>8.33E-10</text:p>
          </table:table-cell>
          <table:table-cell office:value-type="float" office:value="0.00000000005794515" calcext:value-type="float">
            <text:p>5.79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01387568" calcext:value-type="float">
            <text:p>1.39E-07</text:p>
          </table:table-cell>
          <table:table-cell office:value-type="float" office:value="0.0000001129824" calcext:value-type="float">
            <text:p>1.13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0.8331255" calcext:value-type="float">
            <text:p>0.8331255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138.7568" calcext:value-type="float">
            <text:p>138.756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05462956" calcext:value-type="float">
            <text:p>5.46E-11</text:p>
          </table:table-cell>
          <table:table-cell office:value-type="float" office:value="0.00000000005884763" calcext:value-type="float">
            <text:p>5.88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01442845" calcext:value-type="float">
            <text:p>1.44E-07</text:p>
          </table:table-cell>
          <table:table-cell office:value-type="float" office:value="0.0000001163912" calcext:value-type="float">
            <text:p>1.16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0.05462956" calcext:value-type="float">
            <text:p>0.05462956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144.2845" calcext:value-type="float">
            <text:p>144.284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364845" calcext:value-type="float">
            <text:p>1.36E-09</text:p>
          </table:table-cell>
          <table:table-cell office:value-type="float" office:value="0.00000000005987704" calcext:value-type="float">
            <text:p>5.99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01472628" calcext:value-type="float">
            <text:p>1.47E-07</text:p>
          </table:table-cell>
          <table:table-cell office:value-type="float" office:value="0.0000001196909" calcext:value-type="float">
            <text:p>1.20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1.364845" calcext:value-type="float">
            <text:p>1.364845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147.2628" calcext:value-type="float">
            <text:p>147.26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361308" calcext:value-type="float">
            <text:p>1.36E-09</text:p>
          </table:table-cell>
          <table:table-cell office:value-type="float" office:value="0.00000000006071863" calcext:value-type="float">
            <text:p>6.07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01509917" calcext:value-type="float">
            <text:p>1.51E-07</text:p>
          </table:table-cell>
          <table:table-cell office:value-type="float" office:value="0.0000001229221" calcext:value-type="float">
            <text:p>1.23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1.361308" calcext:value-type="float">
            <text:p>1.361308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150.9917" calcext:value-type="float">
            <text:p>150.99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018457" calcext:value-type="float">
            <text:p>1.02E-09</text:p>
          </table:table-cell>
          <table:table-cell office:value-type="float" office:value="0.00000000006240548" calcext:value-type="float">
            <text:p>6.24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0158887" calcext:value-type="float">
            <text:p>1.59E-07</text:p>
          </table:table-cell>
          <table:table-cell office:value-type="float" office:value="0.0000001291518" calcext:value-type="float">
            <text:p>1.29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1.018457" calcext:value-type="float">
            <text:p>1.018457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158.887" calcext:value-type="float">
            <text:p>158.88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587161" calcext:value-type="float">
            <text:p>1.59E-09</text:p>
          </table:table-cell>
          <table:table-cell office:value-type="float" office:value="0.00000000006398211" calcext:value-type="float">
            <text:p>6.40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01668366" calcext:value-type="float">
            <text:p>1.67E-07</text:p>
          </table:table-cell>
          <table:table-cell office:value-type="float" office:value="0.000000135101" calcext:value-type="float">
            <text:p>1.35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1.587161" calcext:value-type="float">
            <text:p>1.587161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166.8366" calcext:value-type="float">
            <text:p>166.836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804404" calcext:value-type="float">
            <text:p>1.80E-09</text:p>
          </table:table-cell>
          <table:table-cell office:value-type="float" office:value="0.00000000006571242" calcext:value-type="float">
            <text:p>6.57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01759102" calcext:value-type="float">
            <text:p>1.76E-07</text:p>
          </table:table-cell>
          <table:table-cell office:value-type="float" office:value="0.0000001408719" calcext:value-type="float">
            <text:p>1.41E-07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1.804404" calcext:value-type="float">
            <text:p>1.804404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175.9102" calcext:value-type="float">
            <text:p>175.910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2086538" calcext:value-type="float">
            <text:p>2.09E-09</text:p>
          </table:table-cell>
          <table:table-cell office:value-type="float" office:value="0.00000000006716346" calcext:value-type="float">
            <text:p>6.72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01828801" calcext:value-type="float">
            <text:p>1.83E-07</text:p>
          </table:table-cell>
          <table:table-cell office:value-type="float" office:value="0.0000001464802" calcext:value-type="float">
            <text:p>1.46E-07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2.086538" calcext:value-type="float">
            <text:p>2.086538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182.8801" calcext:value-type="float">
            <text:p>182.88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8993686" calcext:value-type="float">
            <text:p>8.99E-10</text:p>
          </table:table-cell>
          <table:table-cell office:value-type="float" office:value="0.00000000006840501" calcext:value-type="float">
            <text:p>6.84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01893519" calcext:value-type="float">
            <text:p>1.89E-07</text:p>
          </table:table-cell>
          <table:table-cell office:value-type="float" office:value="0.0000001519129" calcext:value-type="float">
            <text:p>1.52E-07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0.8993686" calcext:value-type="float">
            <text:p>0.8993686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189.3519" calcext:value-type="float">
            <text:p>189.351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420518" calcext:value-type="float">
            <text:p>1.42E-09</text:p>
          </table:table-cell>
          <table:table-cell office:value-type="float" office:value="0.00000000006981852" calcext:value-type="float">
            <text:p>6.98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01971506" calcext:value-type="float">
            <text:p>1.97E-07</text:p>
          </table:table-cell>
          <table:table-cell office:value-type="float" office:value="0.0000001572032" calcext:value-type="float">
            <text:p>1.57E-07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1.420518" calcext:value-type="float">
            <text:p>1.420518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197.1506" calcext:value-type="float">
            <text:p>197.15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612776" calcext:value-type="float">
            <text:p>2.61E-09</text:p>
          </table:table-cell>
          <table:table-cell office:value-type="float" office:value="0.00000000007114802" calcext:value-type="float">
            <text:p>7.11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02031801" calcext:value-type="float">
            <text:p>2.03E-07</text:p>
          </table:table-cell>
          <table:table-cell office:value-type="float" office:value="0.0000001622637" calcext:value-type="float">
            <text:p>1.62E-07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2.612776" calcext:value-type="float">
            <text:p>2.612776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203.1801" calcext:value-type="float">
            <text:p>203.180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647304" calcext:value-type="float">
            <text:p>1.65E-09</text:p>
          </table:table-cell>
          <table:table-cell office:value-type="float" office:value="0.00000000007253024" calcext:value-type="float">
            <text:p>7.25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02090003" calcext:value-type="float">
            <text:p>2.09E-07</text:p>
          </table:table-cell>
          <table:table-cell office:value-type="float" office:value="0.0000001671975" calcext:value-type="float">
            <text:p>1.67E-07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1.647304" calcext:value-type="float">
            <text:p>1.647304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209.0003" calcext:value-type="float">
            <text:p>209.000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607659" calcext:value-type="float">
            <text:p>2.61E-09</text:p>
          </table:table-cell>
          <table:table-cell office:value-type="float" office:value="0.00000000007389627" calcext:value-type="float">
            <text:p>7.39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02149107" calcext:value-type="float">
            <text:p>2.15E-07</text:p>
          </table:table-cell>
          <table:table-cell office:value-type="float" office:value="0.0000001720191" calcext:value-type="float">
            <text:p>1.72E-07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2.607659" calcext:value-type="float">
            <text:p>2.607659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214.9107" calcext:value-type="float">
            <text:p>214.91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858621" calcext:value-type="float">
            <text:p>2.86E-09</text:p>
          </table:table-cell>
          <table:table-cell office:value-type="float" office:value="0.00000000007515908" calcext:value-type="float">
            <text:p>7.52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02213842" calcext:value-type="float">
            <text:p>2.21E-07</text:p>
          </table:table-cell>
          <table:table-cell office:value-type="float" office:value="0.0000001766637" calcext:value-type="float">
            <text:p>1.77E-07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2.858621" calcext:value-type="float">
            <text:p>2.858621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221.3842" calcext:value-type="float">
            <text:p>221.384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171876" calcext:value-type="float">
            <text:p>2.17E-09</text:p>
          </table:table-cell>
          <table:table-cell office:value-type="float" office:value="0.0000000000763191" calcext:value-type="float">
            <text:p>7.63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02289468" calcext:value-type="float">
            <text:p>2.29E-07</text:p>
          </table:table-cell>
          <table:table-cell office:value-type="float" office:value="0.0000001811868" calcext:value-type="float">
            <text:p>1.81E-07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2.171876" calcext:value-type="float">
            <text:p>2.171876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228.9468" calcext:value-type="float">
            <text:p>228.946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3635691" calcext:value-type="float">
            <text:p>3.64E-09</text:p>
          </table:table-cell>
          <table:table-cell office:value-type="float" office:value="0.00000000007748405" calcext:value-type="float">
            <text:p>7.7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02346992" calcext:value-type="float">
            <text:p>2.35E-07</text:p>
          </table:table-cell>
          <table:table-cell office:value-type="float" office:value="0.00000018557" calcext:value-type="float">
            <text:p>1.86E-07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3.635691" calcext:value-type="float">
            <text:p>3.635691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234.6992" calcext:value-type="float">
            <text:p>234.69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747816" calcext:value-type="float">
            <text:p>2.75E-09</text:p>
          </table:table-cell>
          <table:table-cell office:value-type="float" office:value="0.00000000007853325" calcext:value-type="float">
            <text:p>7.85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02390643" calcext:value-type="float">
            <text:p>2.39E-07</text:p>
          </table:table-cell>
          <table:table-cell office:value-type="float" office:value="0.0000001897884" calcext:value-type="float">
            <text:p>1.90E-07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2.747816" calcext:value-type="float">
            <text:p>2.747816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239.0643" calcext:value-type="float">
            <text:p>239.064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255522" calcext:value-type="float">
            <text:p>3.26E-09</text:p>
          </table:table-cell>
          <table:table-cell office:value-type="float" office:value="0.00000000007972293" calcext:value-type="float">
            <text:p>7.97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02443229" calcext:value-type="float">
            <text:p>2.44E-07</text:p>
          </table:table-cell>
          <table:table-cell office:value-type="float" office:value="0.0000001939362" calcext:value-type="float">
            <text:p>1.94E-07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3.255522" calcext:value-type="float">
            <text:p>3.255522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244.3229" calcext:value-type="float">
            <text:p>244.322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4452588" calcext:value-type="float">
            <text:p>4.45E-09</text:p>
          </table:table-cell>
          <table:table-cell office:value-type="float" office:value="0.00000000008081337" calcext:value-type="float">
            <text:p>8.08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02511247" calcext:value-type="float">
            <text:p>2.51E-07</text:p>
          </table:table-cell>
          <table:table-cell office:value-type="float" office:value="0.0000001979195" calcext:value-type="float">
            <text:p>1.98E-07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4.452588" calcext:value-type="float">
            <text:p>4.452588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251.1247" calcext:value-type="float">
            <text:p>251.124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790195" calcext:value-type="float">
            <text:p>4.79E-09</text:p>
          </table:table-cell>
          <table:table-cell office:value-type="float" office:value="0.00000000008186957" calcext:value-type="float">
            <text:p>8.19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02565135" calcext:value-type="float">
            <text:p>2.57E-07</text:p>
          </table:table-cell>
          <table:table-cell office:value-type="float" office:value="0.0000002017211" calcext:value-type="float">
            <text:p>2.02E-07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4.790195" calcext:value-type="float">
            <text:p>4.790195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256.5135" calcext:value-type="float">
            <text:p>256.513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592138" calcext:value-type="float">
            <text:p>4.59E-09</text:p>
          </table:table-cell>
          <table:table-cell office:value-type="float" office:value="0.00000000008294859" calcext:value-type="float">
            <text:p>8.29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02604047" calcext:value-type="float">
            <text:p>2.60E-07</text:p>
          </table:table-cell>
          <table:table-cell office:value-type="float" office:value="0.0000002052864" calcext:value-type="float">
            <text:p>2.05E-07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4.592138" calcext:value-type="float">
            <text:p>4.592138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260.4047" calcext:value-type="float">
            <text:p>260.404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4269455" calcext:value-type="float">
            <text:p>4.27E-09</text:p>
          </table:table-cell>
          <table:table-cell office:value-type="float" office:value="0.00000000008399533" calcext:value-type="float">
            <text:p>8.40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02651406" calcext:value-type="float">
            <text:p>2.65E-07</text:p>
          </table:table-cell>
          <table:table-cell office:value-type="float" office:value="0.000000208462" calcext:value-type="float">
            <text:p>2.08E-07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4.269455" calcext:value-type="float">
            <text:p>4.269455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265.1406" calcext:value-type="float">
            <text:p>265.140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547334" calcext:value-type="float">
            <text:p>4.55E-09</text:p>
          </table:table-cell>
          <table:table-cell office:value-type="float" office:value="0.00000000008519065" calcext:value-type="float">
            <text:p>8.52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02707785" calcext:value-type="float">
            <text:p>2.71E-07</text:p>
          </table:table-cell>
          <table:table-cell office:value-type="float" office:value="0.000000211044" calcext:value-type="float">
            <text:p>2.11E-07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4.547334" calcext:value-type="float">
            <text:p>4.547334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270.7785" calcext:value-type="float">
            <text:p>270.778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5919241" calcext:value-type="float">
            <text:p>5.92E-09</text:p>
          </table:table-cell>
          <table:table-cell office:value-type="float" office:value="0.00000000008651103" calcext:value-type="float">
            <text:p>8.65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02738531" calcext:value-type="float">
            <text:p>2.74E-07</text:p>
          </table:table-cell>
          <table:table-cell office:value-type="float" office:value="0.0000002128591" calcext:value-type="float">
            <text:p>2.13E-07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5.919241" calcext:value-type="float">
            <text:p>5.919241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273.8531" calcext:value-type="float">
            <text:p>273.853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6111102" calcext:value-type="float">
            <text:p>6.11E-09</text:p>
          </table:table-cell>
          <table:table-cell office:value-type="float" office:value="0.00000000008776306" calcext:value-type="float">
            <text:p>8.78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02768884" calcext:value-type="float">
            <text:p>2.77E-07</text:p>
          </table:table-cell>
          <table:table-cell office:value-type="float" office:value="0.0000002140218" calcext:value-type="float">
            <text:p>2.14E-07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6.111102" calcext:value-type="float">
            <text:p>6.111102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276.8884" calcext:value-type="float">
            <text:p>276.888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6403097" calcext:value-type="float">
            <text:p>6.40E-09</text:p>
          </table:table-cell>
          <table:table-cell office:value-type="float" office:value="0.00000000008905401" calcext:value-type="float">
            <text:p>8.91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02783226" calcext:value-type="float">
            <text:p>2.78E-07</text:p>
          </table:table-cell>
          <table:table-cell office:value-type="float" office:value="0.0000002148554" calcext:value-type="float">
            <text:p>2.15E-07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6.403097" calcext:value-type="float">
            <text:p>6.403097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278.3226" calcext:value-type="float">
            <text:p>278.322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6214352" calcext:value-type="float">
            <text:p>6.21E-09</text:p>
          </table:table-cell>
          <table:table-cell office:value-type="float" office:value="0.00000000009035759" calcext:value-type="float">
            <text:p>9.04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02844968" calcext:value-type="float">
            <text:p>2.84E-07</text:p>
          </table:table-cell>
          <table:table-cell office:value-type="float" office:value="0.0000002155408" calcext:value-type="float">
            <text:p>2.16E-07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6.214352" calcext:value-type="float">
            <text:p>6.214352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284.4968" calcext:value-type="float">
            <text:p>284.496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7369739" calcext:value-type="float">
            <text:p>7.37E-09</text:p>
          </table:table-cell>
          <table:table-cell office:value-type="float" office:value="0.0000000000916543" calcext:value-type="float">
            <text:p>9.17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02926721" calcext:value-type="float">
            <text:p>2.93E-07</text:p>
          </table:table-cell>
          <table:table-cell office:value-type="float" office:value="0.0000002161438" calcext:value-type="float">
            <text:p>2.16E-07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7.369739" calcext:value-type="float">
            <text:p>7.369739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292.6721" calcext:value-type="float">
            <text:p>292.672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735332" calcext:value-type="float">
            <text:p>7.35E-09</text:p>
          </table:table-cell>
          <table:table-cell office:value-type="float" office:value="0.00000000009318388" calcext:value-type="float">
            <text:p>9.32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03060993" calcext:value-type="float">
            <text:p>3.06E-07</text:p>
          </table:table-cell>
          <table:table-cell office:value-type="float" office:value="0.0000002166747" calcext:value-type="float">
            <text:p>2.17E-07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7.35332" calcext:value-type="float">
            <text:p>7.35332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306.0993" calcext:value-type="float">
            <text:p>306.099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000000007489072" calcext:value-type="float">
            <text:p>7.49E-09</text:p>
          </table:table-cell>
          <table:table-cell office:value-type="float" office:value="0.00000000009509343" calcext:value-type="float">
            <text:p>9.51E-11</text:p>
          </table:table-cell>
          <table:table-cell/>
          <table:table-cell table:style-name="Default" table:number-columns-repeated="3"/>
          <table:table-cell/>
          <table:table-cell table:formula="of:=[.A62]" office:value-type="float" office:value="360" calcext:value-type="float">
            <text:p>3.60E+02</text:p>
          </table:table-cell>
          <table:table-cell table:formula="of:=[.B62]*10^9" office:value-type="float" office:value="7.489072" calcext:value-type="float">
            <text:p>7.489072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000000007537879" calcext:value-type="float">
            <text:p>7.54E-09</text:p>
          </table:table-cell>
          <table:table-cell office:value-type="float" office:value="0.00000000009782301" calcext:value-type="float">
            <text:p>9.78E-11</text:p>
          </table:table-cell>
          <table:table-cell/>
          <table:table-cell table:style-name="Default" table:number-columns-repeated="3"/>
          <table:table-cell/>
          <table:table-cell table:formula="of:=[.A63]" office:value-type="float" office:value="370" calcext:value-type="float">
            <text:p>3.70E+02</text:p>
          </table:table-cell>
          <table:table-cell table:formula="of:=[.B63]*10^9" office:value-type="float" office:value="7.537879" calcext:value-type="float">
            <text:p>7.53787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000000007409056" calcext:value-type="float">
            <text:p>7.41E-09</text:p>
          </table:table-cell>
          <table:table-cell office:value-type="float" office:value="0.0000000001021415" calcext:value-type="float">
            <text:p>1.02E-10</text:p>
          </table:table-cell>
          <table:table-cell/>
          <table:table-cell table:style-name="Default" table:number-columns-repeated="3"/>
          <table:table-cell/>
          <table:table-cell table:formula="of:=[.A64]" office:value-type="float" office:value="380" calcext:value-type="float">
            <text:p>3.80E+02</text:p>
          </table:table-cell>
          <table:table-cell table:formula="of:=[.B64]*10^9" office:value-type="float" office:value="7.409056" calcext:value-type="float">
            <text:p>7.40905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000000008575258" calcext:value-type="float">
            <text:p>8.58E-09</text:p>
          </table:table-cell>
          <table:table-cell office:value-type="float" office:value="0.000000000109724" calcext:value-type="float">
            <text:p>1.10E-10</text:p>
          </table:table-cell>
          <table:table-cell/>
          <table:table-cell table:style-name="Default" table:number-columns-repeated="3"/>
          <table:table-cell/>
          <table:table-cell table:formula="of:=[.A65]" office:value-type="float" office:value="390" calcext:value-type="float">
            <text:p>3.90E+02</text:p>
          </table:table-cell>
          <table:table-cell table:formula="of:=[.B65]*10^9" office:value-type="float" office:value="8.575258" calcext:value-type="float">
            <text:p>8.57525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000000007821556" calcext:value-type="float">
            <text:p>7.82E-09</text:p>
          </table:table-cell>
          <table:table-cell office:value-type="float" office:value="0.0000000001232189" calcext:value-type="float">
            <text:p>1.23E-10</text:p>
          </table:table-cell>
          <table:table-cell/>
          <table:table-cell table:style-name="Default" table:number-columns-repeated="3"/>
          <table:table-cell/>
          <table:table-cell table:formula="of:=[.A66]" office:value-type="float" office:value="400" calcext:value-type="float">
            <text:p>4.00E+02</text:p>
          </table:table-cell>
          <table:table-cell table:formula="of:=[.B66]*10^9" office:value-type="float" office:value="7.821556" calcext:value-type="float">
            <text:p>7.82155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000000008369265" calcext:value-type="float">
            <text:p>8.37E-09</text:p>
          </table:table-cell>
          <table:table-cell office:value-type="float" office:value="0.0000000001470049" calcext:value-type="float">
            <text:p>1.47E-10</text:p>
          </table:table-cell>
          <table:table-cell/>
          <table:table-cell table:style-name="Default" table:number-columns-repeated="3"/>
          <table:table-cell/>
          <table:table-cell table:formula="of:=[.A67]" office:value-type="float" office:value="410" calcext:value-type="float">
            <text:p>4.10E+02</text:p>
          </table:table-cell>
          <table:table-cell table:formula="of:=[.B67]*10^9" office:value-type="float" office:value="8.369265" calcext:value-type="float">
            <text:p>8.36926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000000009114096" calcext:value-type="float">
            <text:p>9.11E-09</text:p>
          </table:table-cell>
          <table:table-cell office:value-type="float" office:value="0.000000000187936" calcext:value-type="float">
            <text:p>1.88E-10</text:p>
          </table:table-cell>
          <table:table-cell/>
          <table:table-cell table:style-name="Default" table:number-columns-repeated="3"/>
          <table:table-cell/>
          <table:table-cell table:formula="of:=[.A68]" office:value-type="float" office:value="420" calcext:value-type="float">
            <text:p>4.20E+02</text:p>
          </table:table-cell>
          <table:table-cell table:formula="of:=[.B68]*10^9" office:value-type="float" office:value="9.114096" calcext:value-type="float">
            <text:p>9.11409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00000001049085" calcext:value-type="float">
            <text:p>1.05E-08</text:p>
          </table:table-cell>
          <table:table-cell office:value-type="float" office:value="0.0000000002550492" calcext:value-type="float">
            <text:p>2.55E-10</text:p>
          </table:table-cell>
          <table:table-cell/>
          <table:table-cell table:style-name="Default" table:number-columns-repeated="3"/>
          <table:table-cell/>
          <table:table-cell table:formula="of:=[.A69]" office:value-type="float" office:value="430" calcext:value-type="float">
            <text:p>4.30E+02</text:p>
          </table:table-cell>
          <table:table-cell table:formula="of:=[.B69]*10^9" office:value-type="float" office:value="10.49085" calcext:value-type="float">
            <text:p>10.4908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00000001187813" calcext:value-type="float">
            <text:p>1.19E-08</text:p>
          </table:table-cell>
          <table:table-cell office:value-type="float" office:value="0.0000000003602817" calcext:value-type="float">
            <text:p>3.60E-10</text:p>
          </table:table-cell>
          <table:table-cell/>
          <table:table-cell table:style-name="Default" table:number-columns-repeated="3"/>
          <table:table-cell/>
          <table:table-cell table:formula="of:=[.A70]" office:value-type="float" office:value="440" calcext:value-type="float">
            <text:p>4.40E+02</text:p>
          </table:table-cell>
          <table:table-cell table:formula="of:=[.B70]*10^9" office:value-type="float" office:value="11.87813" calcext:value-type="float">
            <text:p>11.8781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00000001343502" calcext:value-type="float">
            <text:p>1.34E-08</text:p>
          </table:table-cell>
          <table:table-cell office:value-type="float" office:value="0.0000000005171526" calcext:value-type="float">
            <text:p>5.17E-10</text:p>
          </table:table-cell>
          <table:table-cell/>
          <table:table-cell table:style-name="Default" table:number-columns-repeated="3"/>
          <table:table-cell/>
          <table:table-cell table:formula="of:=[.A71]" office:value-type="float" office:value="450" calcext:value-type="float">
            <text:p>4.50E+02</text:p>
          </table:table-cell>
          <table:table-cell table:formula="of:=[.B71]*10^9" office:value-type="float" office:value="13.43502" calcext:value-type="float">
            <text:p>13.43502</text:p>
          </table:table-cell>
          <table:table-cell table:number-columns-repeated="5"/>
        </table:table-row>
      </table:table>
      <table:table table:name="W332-M12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96600000000000" calcext:value-type="float">
            <text:p>9.66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0.0000000002632364" calcext:value-type="float">
            <text:p>2.63E-10</text:p>
          </table:table-cell>
          <table:table-cell office:value-type="float" office:value="0.000000000006348421" calcext:value-type="float">
            <text:p>6.35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4771631" calcext:value-type="float">
            <text:p>-4.77E-08</text:p>
          </table:table-cell>
          <table:table-cell office:value-type="float" office:value="-0.00000007224492" calcext:value-type="float">
            <text:p>-7.22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0.2632364" calcext:value-type="float">
            <text:p>0.2632364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47.71631" calcext:value-type="float">
            <text:p>-47.7163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3945935" calcext:value-type="float">
            <text:p>-3.95E-10</text:p>
          </table:table-cell>
          <table:table-cell office:value-type="float" office:value="0.00000000001602456" calcext:value-type="float">
            <text:p>1.60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2966178" calcext:value-type="float">
            <text:p>2.97E-06</text:p>
          </table:table-cell>
          <table:table-cell office:value-type="float" office:value="0.000002514838" calcext:value-type="float">
            <text:p>2.51E-06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0.3945935" calcext:value-type="float">
            <text:p>-0.3945935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2966.178" calcext:value-type="float">
            <text:p>2966.1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0.0000000003126601" calcext:value-type="float">
            <text:p>3.13E-10</text:p>
          </table:table-cell>
          <table:table-cell office:value-type="float" office:value="0.00000000001674485" calcext:value-type="float">
            <text:p>1.67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3732148" calcext:value-type="float">
            <text:p>3.73E-06</text:p>
          </table:table-cell>
          <table:table-cell office:value-type="float" office:value="0.000003166159" calcext:value-type="float">
            <text:p>3.17E-06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0.3126601" calcext:value-type="float">
            <text:p>0.3126601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3732.148" calcext:value-type="float">
            <text:p>3732.14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0.0000000003167897" calcext:value-type="float">
            <text:p>3.17E-10</text:p>
          </table:table-cell>
          <table:table-cell office:value-type="float" office:value="0.00000000001740075" calcext:value-type="float">
            <text:p>1.74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430429" calcext:value-type="float">
            <text:p>4.30E-06</text:p>
          </table:table-cell>
          <table:table-cell office:value-type="float" office:value="0.000003653703" calcext:value-type="float">
            <text:p>3.65E-06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0.3167897" calcext:value-type="float">
            <text:p>0.3167897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4304.29" calcext:value-type="float">
            <text:p>4304.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5029416" calcext:value-type="float">
            <text:p>5.03E-10</text:p>
          </table:table-cell>
          <table:table-cell office:value-type="float" office:value="0.00000000001787158" calcext:value-type="float">
            <text:p>1.79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4806776" calcext:value-type="float">
            <text:p>4.81E-06</text:p>
          </table:table-cell>
          <table:table-cell office:value-type="float" office:value="0.000004078207" calcext:value-type="float">
            <text:p>4.08E-06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0.5029416" calcext:value-type="float">
            <text:p>0.5029416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4806.776" calcext:value-type="float">
            <text:p>4806.7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485799" calcext:value-type="float">
            <text:p>-1.49E-09</text:p>
          </table:table-cell>
          <table:table-cell office:value-type="float" office:value="0.00000000001989289" calcext:value-type="float">
            <text:p>1.99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5689592" calcext:value-type="float">
            <text:p>5.69E-06</text:p>
          </table:table-cell>
          <table:table-cell office:value-type="float" office:value="0.000004828299" calcext:value-type="float">
            <text:p>4.83E-06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-1.485799" calcext:value-type="float">
            <text:p>-1.485799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5689.592" calcext:value-type="float">
            <text:p>5689.5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4725362" calcext:value-type="float">
            <text:p>-4.73E-10</text:p>
          </table:table-cell>
          <table:table-cell office:value-type="float" office:value="0.00000000002062343" calcext:value-type="float">
            <text:p>2.0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6482934" calcext:value-type="float">
            <text:p>6.48E-06</text:p>
          </table:table-cell>
          <table:table-cell office:value-type="float" office:value="0.000005503116" calcext:value-type="float">
            <text:p>5.50E-06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-0.4725362" calcext:value-type="float">
            <text:p>-0.4725362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6482.934" calcext:value-type="float">
            <text:p>6482.9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6756806" calcext:value-type="float">
            <text:p>-6.76E-10</text:p>
          </table:table-cell>
          <table:table-cell office:value-type="float" office:value="0.00000000002195204" calcext:value-type="float">
            <text:p>2.20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7213404" calcext:value-type="float">
            <text:p>7.21E-06</text:p>
          </table:table-cell>
          <table:table-cell office:value-type="float" office:value="0.000006121895" calcext:value-type="float">
            <text:p>6.12E-06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-0.6756806" calcext:value-type="float">
            <text:p>-0.6756806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7213.404" calcext:value-type="float">
            <text:p>7213.4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0.0000000003747977" calcext:value-type="float">
            <text:p>3.75E-10</text:p>
          </table:table-cell>
          <table:table-cell office:value-type="float" office:value="0.00000000002251791" calcext:value-type="float">
            <text:p>2.25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7889645" calcext:value-type="float">
            <text:p>7.89E-06</text:p>
          </table:table-cell>
          <table:table-cell office:value-type="float" office:value="0.000006692744" calcext:value-type="float">
            <text:p>6.69E-06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0.3747977" calcext:value-type="float">
            <text:p>0.3747977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7889.645" calcext:value-type="float">
            <text:p>7889.6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6671771" calcext:value-type="float">
            <text:p>6.67E-10</text:p>
          </table:table-cell>
          <table:table-cell office:value-type="float" office:value="0.00000000002380449" calcext:value-type="float">
            <text:p>2.38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8514327" calcext:value-type="float">
            <text:p>8.51E-06</text:p>
          </table:table-cell>
          <table:table-cell office:value-type="float" office:value="0.000007223455" calcext:value-type="float">
            <text:p>7.22E-06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0.6671771" calcext:value-type="float">
            <text:p>0.6671771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8514.327" calcext:value-type="float">
            <text:p>8514.3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807785" calcext:value-type="float">
            <text:p>6.81E-10</text:p>
          </table:table-cell>
          <table:table-cell office:value-type="float" office:value="0.00000000002491317" calcext:value-type="float">
            <text:p>2.49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9105027" calcext:value-type="float">
            <text:p>9.11E-06</text:p>
          </table:table-cell>
          <table:table-cell office:value-type="float" office:value="0.000007720139" calcext:value-type="float">
            <text:p>7.72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0.6807785" calcext:value-type="float">
            <text:p>0.6807785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9105.027" calcext:value-type="float">
            <text:p>9105.0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3578638" calcext:value-type="float">
            <text:p>-3.58E-10</text:p>
          </table:table-cell>
          <table:table-cell office:value-type="float" office:value="0.00000000002559315" calcext:value-type="float">
            <text:p>2.56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9656739" calcext:value-type="float">
            <text:p>9.66E-06</text:p>
          </table:table-cell>
          <table:table-cell office:value-type="float" office:value="0.000008185104" calcext:value-type="float">
            <text:p>8.19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-0.3578638" calcext:value-type="float">
            <text:p>-0.3578638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9656.739" calcext:value-type="float">
            <text:p>9656.7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3799973" calcext:value-type="float">
            <text:p>3.80E-10</text:p>
          </table:table-cell>
          <table:table-cell office:value-type="float" office:value="0.00000000002629212" calcext:value-type="float">
            <text:p>2.63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1018453" calcext:value-type="float">
            <text:p>1.02E-05</text:p>
          </table:table-cell>
          <table:table-cell office:value-type="float" office:value="0.000008619878" calcext:value-type="float">
            <text:p>8.62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0.3799973" calcext:value-type="float">
            <text:p>0.3799973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10184.53" calcext:value-type="float">
            <text:p>10184.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03098005" calcext:value-type="float">
            <text:p>-3.10E-10</text:p>
          </table:table-cell>
          <table:table-cell office:value-type="float" office:value="0.0000000000284252" calcext:value-type="float">
            <text:p>2.8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1113261" calcext:value-type="float">
            <text:p>1.11E-05</text:p>
          </table:table-cell>
          <table:table-cell office:value-type="float" office:value="0.000009419283" calcext:value-type="float">
            <text:p>9.42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-0.3098005" calcext:value-type="float">
            <text:p>-0.3098005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11132.61" calcext:value-type="float">
            <text:p>11132.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2695712" calcext:value-type="float">
            <text:p>2.70E-10</text:p>
          </table:table-cell>
          <table:table-cell office:value-type="float" office:value="0.00000000003040601" calcext:value-type="float">
            <text:p>3.04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120091" calcext:value-type="float">
            <text:p>1.20E-05</text:p>
          </table:table-cell>
          <table:table-cell office:value-type="float" office:value="0.00001014779" calcext:value-type="float">
            <text:p>1.01E-05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0.2695712" calcext:value-type="float">
            <text:p>0.2695712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12009.1" calcext:value-type="float">
            <text:p>12009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6882847" calcext:value-type="float">
            <text:p>-6.88E-10</text:p>
          </table:table-cell>
          <table:table-cell office:value-type="float" office:value="0.00000000003158308" calcext:value-type="float">
            <text:p>3.16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1281385" calcext:value-type="float">
            <text:p>1.28E-05</text:p>
          </table:table-cell>
          <table:table-cell office:value-type="float" office:value="0.00001081348" calcext:value-type="float">
            <text:p>1.08E-05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-0.6882847" calcext:value-type="float">
            <text:p>-0.6882847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12813.85" calcext:value-type="float">
            <text:p>12813.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08778865" calcext:value-type="float">
            <text:p>8.78E-11</text:p>
          </table:table-cell>
          <table:table-cell office:value-type="float" office:value="0.00000000003246834" calcext:value-type="float">
            <text:p>3.2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1355902" calcext:value-type="float">
            <text:p>1.36E-05</text:p>
          </table:table-cell>
          <table:table-cell office:value-type="float" office:value="0.00001142745" calcext:value-type="float">
            <text:p>1.14E-05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0.08778865" calcext:value-type="float">
            <text:p>0.08778865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13559.02" calcext:value-type="float">
            <text:p>13559.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9678117" calcext:value-type="float">
            <text:p>-9.68E-10</text:p>
          </table:table-cell>
          <table:table-cell office:value-type="float" office:value="0.00000000003383662" calcext:value-type="float">
            <text:p>3.38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1424064" calcext:value-type="float">
            <text:p>1.42E-05</text:p>
          </table:table-cell>
          <table:table-cell office:value-type="float" office:value="0.00001198552" calcext:value-type="float">
            <text:p>1.20E-05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-0.9678117" calcext:value-type="float">
            <text:p>-0.9678117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14240.64" calcext:value-type="float">
            <text:p>14240.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3238986" calcext:value-type="float">
            <text:p>-3.24E-10</text:p>
          </table:table-cell>
          <table:table-cell office:value-type="float" office:value="0.00000000003574875" calcext:value-type="float">
            <text:p>3.57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1571871" calcext:value-type="float">
            <text:p>1.57E-05</text:p>
          </table:table-cell>
          <table:table-cell office:value-type="float" office:value="0.00001317997" calcext:value-type="float">
            <text:p>1.32E-05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-0.3238986" calcext:value-type="float">
            <text:p>-0.3238986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15718.71" calcext:value-type="float">
            <text:p>15718.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6954812" calcext:value-type="float">
            <text:p>-6.95E-10</text:p>
          </table:table-cell>
          <table:table-cell office:value-type="float" office:value="0.00000000003786594" calcext:value-type="float">
            <text:p>3.7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1690504" calcext:value-type="float">
            <text:p>1.69E-05</text:p>
          </table:table-cell>
          <table:table-cell office:value-type="float" office:value="0.00001410804" calcext:value-type="float">
            <text:p>1.41E-05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0.6954812" calcext:value-type="float">
            <text:p>-0.6954812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16905.04" calcext:value-type="float">
            <text:p>16905.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4432973" calcext:value-type="float">
            <text:p>-4.43E-10</text:p>
          </table:table-cell>
          <table:table-cell office:value-type="float" office:value="0.0000000000396299" calcext:value-type="float">
            <text:p>3.96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1783493" calcext:value-type="float">
            <text:p>1.78E-05</text:p>
          </table:table-cell>
          <table:table-cell office:value-type="float" office:value="0.00001481052" calcext:value-type="float">
            <text:p>1.48E-05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-0.4432973" calcext:value-type="float">
            <text:p>-0.4432973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17834.93" calcext:value-type="float">
            <text:p>17834.9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1017425" calcext:value-type="float">
            <text:p>-1.02E-09</text:p>
          </table:table-cell>
          <table:table-cell office:value-type="float" office:value="0.00000000004148482" calcext:value-type="float">
            <text:p>4.15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1856601" calcext:value-type="float">
            <text:p>1.86E-05</text:p>
          </table:table-cell>
          <table:table-cell office:value-type="float" office:value="0.00001533606" calcext:value-type="float">
            <text:p>1.53E-05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-1.017425" calcext:value-type="float">
            <text:p>-1.017425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18566.01" calcext:value-type="float">
            <text:p>18566.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9880404" calcext:value-type="float">
            <text:p>-9.88E-10</text:p>
          </table:table-cell>
          <table:table-cell office:value-type="float" office:value="0.00000000004305314" calcext:value-type="float">
            <text:p>4.31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1914542" calcext:value-type="float">
            <text:p>1.91E-05</text:p>
          </table:table-cell>
          <table:table-cell office:value-type="float" office:value="0.00001573398" calcext:value-type="float">
            <text:p>1.57E-05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-0.9880404" calcext:value-type="float">
            <text:p>-0.9880404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19145.42" calcext:value-type="float">
            <text:p>19145.4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8710349" calcext:value-type="float">
            <text:p>8.71E-10</text:p>
          </table:table-cell>
          <table:table-cell office:value-type="float" office:value="0.00000000004448131" calcext:value-type="float">
            <text:p>4.45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1961967" calcext:value-type="float">
            <text:p>1.96E-05</text:p>
          </table:table-cell>
          <table:table-cell office:value-type="float" office:value="0.00001604395" calcext:value-type="float">
            <text:p>1.60E-05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0.8710349" calcext:value-type="float">
            <text:p>0.8710349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19619.67" calcext:value-type="float">
            <text:p>19619.6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8271778" calcext:value-type="float">
            <text:p>-8.27E-10</text:p>
          </table:table-cell>
          <table:table-cell office:value-type="float" office:value="0.00000000004597099" calcext:value-type="float">
            <text:p>4.60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2001367" calcext:value-type="float">
            <text:p>2.00E-05</text:p>
          </table:table-cell>
          <table:table-cell office:value-type="float" office:value="0.00001628864" calcext:value-type="float">
            <text:p>1.63E-05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-0.8271778" calcext:value-type="float">
            <text:p>-0.8271778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20013.67" calcext:value-type="float">
            <text:p>20013.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6457087" calcext:value-type="float">
            <text:p>-6.46E-10</text:p>
          </table:table-cell>
          <table:table-cell office:value-type="float" office:value="0.00000000004742808" calcext:value-type="float">
            <text:p>4.74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203417" calcext:value-type="float">
            <text:p>2.03E-05</text:p>
          </table:table-cell>
          <table:table-cell office:value-type="float" office:value="0.00001648265" calcext:value-type="float">
            <text:p>1.65E-05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-0.6457087" calcext:value-type="float">
            <text:p>-0.6457087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20341.7" calcext:value-type="float">
            <text:p>20341.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1004584" calcext:value-type="float">
            <text:p>1.00E-09</text:p>
          </table:table-cell>
          <table:table-cell office:value-type="float" office:value="0.00000000004876717" calcext:value-type="float">
            <text:p>4.88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2062295" calcext:value-type="float">
            <text:p>2.06E-05</text:p>
          </table:table-cell>
          <table:table-cell office:value-type="float" office:value="0.00001664152" calcext:value-type="float">
            <text:p>1.66E-05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1.004584" calcext:value-type="float">
            <text:p>1.004584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20622.95" calcext:value-type="float">
            <text:p>20622.9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1174652" calcext:value-type="float">
            <text:p>1.17E-09</text:p>
          </table:table-cell>
          <table:table-cell office:value-type="float" office:value="0.00000000004990559" calcext:value-type="float">
            <text:p>4.99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2086941" calcext:value-type="float">
            <text:p>2.09E-05</text:p>
          </table:table-cell>
          <table:table-cell office:value-type="float" office:value="0.00001677359" calcext:value-type="float">
            <text:p>1.68E-05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1.174652" calcext:value-type="float">
            <text:p>1.174652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20869.41" calcext:value-type="float">
            <text:p>20869.4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5425259" calcext:value-type="float">
            <text:p>-5.43E-10</text:p>
          </table:table-cell>
          <table:table-cell office:value-type="float" office:value="0.00000000005116592" calcext:value-type="float">
            <text:p>5.12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2108819" calcext:value-type="float">
            <text:p>2.11E-05</text:p>
          </table:table-cell>
          <table:table-cell office:value-type="float" office:value="0.00001688219" calcext:value-type="float">
            <text:p>1.69E-05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-0.5425259" calcext:value-type="float">
            <text:p>-0.5425259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21088.19" calcext:value-type="float">
            <text:p>21088.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3067612" calcext:value-type="float">
            <text:p>3.07E-10</text:p>
          </table:table-cell>
          <table:table-cell office:value-type="float" office:value="0.00000000005224689" calcext:value-type="float">
            <text:p>5.22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2128056" calcext:value-type="float">
            <text:p>2.13E-05</text:p>
          </table:table-cell>
          <table:table-cell office:value-type="float" office:value="0.00001697459" calcext:value-type="float">
            <text:p>1.70E-05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3067612" calcext:value-type="float">
            <text:p>0.3067612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21280.56" calcext:value-type="float">
            <text:p>21280.5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-0.0000000002974139" calcext:value-type="float">
            <text:p>-2.97E-10</text:p>
          </table:table-cell>
          <table:table-cell office:value-type="float" office:value="0.00000000005337701" calcext:value-type="float">
            <text:p>5.34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2145333" calcext:value-type="float">
            <text:p>2.15E-05</text:p>
          </table:table-cell>
          <table:table-cell office:value-type="float" office:value="0.00001705353" calcext:value-type="float">
            <text:p>1.71E-05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-0.2974139" calcext:value-type="float">
            <text:p>-0.2974139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21453.33" calcext:value-type="float">
            <text:p>21453.3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7298638" calcext:value-type="float">
            <text:p>7.30E-10</text:p>
          </table:table-cell>
          <table:table-cell office:value-type="float" office:value="0.00000000005435744" calcext:value-type="float">
            <text:p>5.44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2161247" calcext:value-type="float">
            <text:p>2.16E-05</text:p>
          </table:table-cell>
          <table:table-cell office:value-type="float" office:value="0.00001712084" calcext:value-type="float">
            <text:p>1.71E-05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0.7298638" calcext:value-type="float">
            <text:p>0.7298638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21612.47" calcext:value-type="float">
            <text:p>21612.4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412512" calcext:value-type="float">
            <text:p>1.41E-09</text:p>
          </table:table-cell>
          <table:table-cell office:value-type="float" office:value="0.00000000005535619" calcext:value-type="float">
            <text:p>5.54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2175542" calcext:value-type="float">
            <text:p>2.18E-05</text:p>
          </table:table-cell>
          <table:table-cell office:value-type="float" office:value="0.00001717888" calcext:value-type="float">
            <text:p>1.72E-05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1.412512" calcext:value-type="float">
            <text:p>1.412512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21755.42" calcext:value-type="float">
            <text:p>21755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280283" calcext:value-type="float">
            <text:p>1.28E-09</text:p>
          </table:table-cell>
          <table:table-cell office:value-type="float" office:value="0.00000000005633803" calcext:value-type="float">
            <text:p>5.63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2187942" calcext:value-type="float">
            <text:p>2.19E-05</text:p>
          </table:table-cell>
          <table:table-cell office:value-type="float" office:value="0.00001722364" calcext:value-type="float">
            <text:p>1.72E-05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1.280283" calcext:value-type="float">
            <text:p>1.280283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21879.42" calcext:value-type="float">
            <text:p>21879.4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287876" calcext:value-type="float">
            <text:p>1.29E-09</text:p>
          </table:table-cell>
          <table:table-cell office:value-type="float" office:value="0.00000000005826749" calcext:value-type="float">
            <text:p>5.83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2210746" calcext:value-type="float">
            <text:p>2.21E-05</text:p>
          </table:table-cell>
          <table:table-cell office:value-type="float" office:value="0.00001730294" calcext:value-type="float">
            <text:p>1.73E-05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1.287876" calcext:value-type="float">
            <text:p>1.287876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22107.46" calcext:value-type="float">
            <text:p>22107.4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661145" calcext:value-type="float">
            <text:p>1.66E-09</text:p>
          </table:table-cell>
          <table:table-cell office:value-type="float" office:value="0.00000000006015377" calcext:value-type="float">
            <text:p>6.02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2230866" calcext:value-type="float">
            <text:p>2.23E-05</text:p>
          </table:table-cell>
          <table:table-cell office:value-type="float" office:value="0.00001736639" calcext:value-type="float">
            <text:p>1.74E-05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1.661145" calcext:value-type="float">
            <text:p>1.661145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22308.66" calcext:value-type="float">
            <text:p>22308.6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53722" calcext:value-type="float">
            <text:p>1.54E-09</text:p>
          </table:table-cell>
          <table:table-cell office:value-type="float" office:value="0.00000000006186503" calcext:value-type="float">
            <text:p>6.19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2248525" calcext:value-type="float">
            <text:p>2.25E-05</text:p>
          </table:table-cell>
          <table:table-cell office:value-type="float" office:value="0.00001741965" calcext:value-type="float">
            <text:p>1.74E-05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1.53722" calcext:value-type="float">
            <text:p>1.5372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22485.25" calcext:value-type="float">
            <text:p>22485.2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07476638" calcext:value-type="float">
            <text:p>7.48E-10</text:p>
          </table:table-cell>
          <table:table-cell office:value-type="float" office:value="0.00000000006345129" calcext:value-type="float">
            <text:p>6.3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2264893" calcext:value-type="float">
            <text:p>2.26E-05</text:p>
          </table:table-cell>
          <table:table-cell office:value-type="float" office:value="0.00001746899" calcext:value-type="float">
            <text:p>1.75E-05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0.7476638" calcext:value-type="float">
            <text:p>0.7476638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22648.93" calcext:value-type="float">
            <text:p>22648.9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2085326" calcext:value-type="float">
            <text:p>2.09E-09</text:p>
          </table:table-cell>
          <table:table-cell office:value-type="float" office:value="0.00000000006515366" calcext:value-type="float">
            <text:p>6.52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2280283" calcext:value-type="float">
            <text:p>2.28E-05</text:p>
          </table:table-cell>
          <table:table-cell office:value-type="float" office:value="0.0000175133" calcext:value-type="float">
            <text:p>1.75E-05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2.085326" calcext:value-type="float">
            <text:p>2.085326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22802.83" calcext:value-type="float">
            <text:p>22802.8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690684" calcext:value-type="float">
            <text:p>1.69E-09</text:p>
          </table:table-cell>
          <table:table-cell office:value-type="float" office:value="0.00000000006654018" calcext:value-type="float">
            <text:p>6.65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2294425" calcext:value-type="float">
            <text:p>2.29E-05</text:p>
          </table:table-cell>
          <table:table-cell office:value-type="float" office:value="0.00001755595" calcext:value-type="float">
            <text:p>1.76E-05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1.690684" calcext:value-type="float">
            <text:p>1.690684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22944.25" calcext:value-type="float">
            <text:p>22944.2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07194523" calcext:value-type="float">
            <text:p>7.19E-10</text:p>
          </table:table-cell>
          <table:table-cell office:value-type="float" office:value="0.00000000006802299" calcext:value-type="float">
            <text:p>6.80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2308002" calcext:value-type="float">
            <text:p>2.31E-05</text:p>
          </table:table-cell>
          <table:table-cell office:value-type="float" office:value="0.00001759581" calcext:value-type="float">
            <text:p>1.76E-05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0.7194523" calcext:value-type="float">
            <text:p>0.7194523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23080.02" calcext:value-type="float">
            <text:p>23080.0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236507" calcext:value-type="float">
            <text:p>2.24E-09</text:p>
          </table:table-cell>
          <table:table-cell office:value-type="float" office:value="0.00000000006953136" calcext:value-type="float">
            <text:p>6.95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2320559" calcext:value-type="float">
            <text:p>2.32E-05</text:p>
          </table:table-cell>
          <table:table-cell office:value-type="float" office:value="0.00001763339" calcext:value-type="float">
            <text:p>1.76E-05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2.236507" calcext:value-type="float">
            <text:p>2.236507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23205.59" calcext:value-type="float">
            <text:p>23205.5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193445" calcext:value-type="float">
            <text:p>2.19E-09</text:p>
          </table:table-cell>
          <table:table-cell office:value-type="float" office:value="0.00000000007094446" calcext:value-type="float">
            <text:p>7.09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2332682" calcext:value-type="float">
            <text:p>2.33E-05</text:p>
          </table:table-cell>
          <table:table-cell office:value-type="float" office:value="0.00001766936" calcext:value-type="float">
            <text:p>1.77E-05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2.193445" calcext:value-type="float">
            <text:p>2.193445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23326.82" calcext:value-type="float">
            <text:p>23326.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637101" calcext:value-type="float">
            <text:p>1.64E-09</text:p>
          </table:table-cell>
          <table:table-cell office:value-type="float" office:value="0.00000000007223895" calcext:value-type="float">
            <text:p>7.22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2344301" calcext:value-type="float">
            <text:p>2.34E-05</text:p>
          </table:table-cell>
          <table:table-cell office:value-type="float" office:value="0.00001770396" calcext:value-type="float">
            <text:p>1.77E-05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1.637101" calcext:value-type="float">
            <text:p>1.637101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23443.01" calcext:value-type="float">
            <text:p>23443.0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491404" calcext:value-type="float">
            <text:p>1.49E-09</text:p>
          </table:table-cell>
          <table:table-cell office:value-type="float" office:value="0.00000000007361769" calcext:value-type="float">
            <text:p>7.36E-11</text:p>
          </table:table-cell>
          <table:table-cell/>
          <table:table-cell table:style-name="Default" table:number-columns-repeated="3"/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1.491404" calcext:value-type="float">
            <text:p>1.49140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796816" calcext:value-type="float">
            <text:p>2.80E-09</text:p>
          </table:table-cell>
          <table:table-cell office:value-type="float" office:value="0.00000000007493655" calcext:value-type="float">
            <text:p>7.49E-11</text:p>
          </table:table-cell>
          <table:table-cell/>
          <table:table-cell table:style-name="Default" table:number-columns-repeated="3"/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2.796816" calcext:value-type="float">
            <text:p>2.796816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028503" calcext:value-type="float">
            <text:p>3.03E-09</text:p>
          </table:table-cell>
          <table:table-cell office:value-type="float" office:value="0.00000000007616694" calcext:value-type="float">
            <text:p>7.62E-11</text:p>
          </table:table-cell>
          <table:table-cell/>
          <table:table-cell table:style-name="Default" table:number-columns-repeated="3"/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3.028503" calcext:value-type="float">
            <text:p>3.028503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252218" calcext:value-type="float">
            <text:p>2.25E-09</text:p>
          </table:table-cell>
          <table:table-cell office:value-type="float" office:value="0.00000000007734367" calcext:value-type="float">
            <text:p>7.73E-11</text:p>
          </table:table-cell>
          <table:table-cell/>
          <table:table-cell table:style-name="Default" table:number-columns-repeated="3"/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2.252218" calcext:value-type="float">
            <text:p>2.252218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808463" calcext:value-type="float">
            <text:p>3.81E-09</text:p>
          </table:table-cell>
          <table:table-cell office:value-type="float" office:value="0.00000000007869558" calcext:value-type="float">
            <text:p>7.87E-11</text:p>
          </table:table-cell>
          <table:table-cell/>
          <table:table-cell table:style-name="Default" table:number-columns-repeated="3"/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3.808463" calcext:value-type="float">
            <text:p>3.80846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057248" calcext:value-type="float">
            <text:p>3.06E-09</text:p>
          </table:table-cell>
          <table:table-cell office:value-type="float" office:value="0.00000000007991705" calcext:value-type="float">
            <text:p>7.99E-11</text:p>
          </table:table-cell>
          <table:table-cell/>
          <table:table-cell table:style-name="Default" table:number-columns-repeated="3"/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3.057248" calcext:value-type="float">
            <text:p>3.05724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312843" calcext:value-type="float">
            <text:p>4.31E-09</text:p>
          </table:table-cell>
          <table:table-cell office:value-type="float" office:value="0.00000000008136396" calcext:value-type="float">
            <text:p>8.14E-11</text:p>
          </table:table-cell>
          <table:table-cell/>
          <table:table-cell table:style-name="Default" table:number-columns-repeated="3"/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4.312843" calcext:value-type="float">
            <text:p>4.31284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188699" calcext:value-type="float">
            <text:p>3.19E-09</text:p>
          </table:table-cell>
          <table:table-cell office:value-type="float" office:value="0.00000000008284289" calcext:value-type="float">
            <text:p>8.28E-11</text:p>
          </table:table-cell>
          <table:table-cell/>
          <table:table-cell table:style-name="Default" table:number-columns-repeated="3"/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3.188699" calcext:value-type="float">
            <text:p>3.18869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331202" calcext:value-type="float">
            <text:p>3.31E-09</text:p>
          </table:table-cell>
          <table:table-cell office:value-type="float" office:value="0.00000000008444651" calcext:value-type="float">
            <text:p>8.44E-11</text:p>
          </table:table-cell>
          <table:table-cell/>
          <table:table-cell table:style-name="Default" table:number-columns-repeated="3"/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3.31202" calcext:value-type="float">
            <text:p>3.3120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825251" calcext:value-type="float">
            <text:p>4.83E-09</text:p>
          </table:table-cell>
          <table:table-cell office:value-type="float" office:value="0.0000000000860908" calcext:value-type="float">
            <text:p>8.61E-11</text:p>
          </table:table-cell>
          <table:table-cell/>
          <table:table-cell table:style-name="Default" table:number-columns-repeated="3"/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4.825251" calcext:value-type="float">
            <text:p>4.825251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251423" calcext:value-type="float">
            <text:p>4.25E-09</text:p>
          </table:table-cell>
          <table:table-cell office:value-type="float" office:value="0.00000000008810668" calcext:value-type="float">
            <text:p>8.81E-11</text:p>
          </table:table-cell>
          <table:table-cell/>
          <table:table-cell table:style-name="Default" table:number-columns-repeated="3"/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4.251423" calcext:value-type="float">
            <text:p>4.25142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805899" calcext:value-type="float">
            <text:p>4.81E-09</text:p>
          </table:table-cell>
          <table:table-cell office:value-type="float" office:value="0.00000000009163432" calcext:value-type="float">
            <text:p>9.16E-11</text:p>
          </table:table-cell>
          <table:table-cell/>
          <table:table-cell table:style-name="Default" table:number-columns-repeated="3"/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4.805899" calcext:value-type="float">
            <text:p>4.805899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4885747" calcext:value-type="float">
            <text:p>4.89E-09</text:p>
          </table:table-cell>
          <table:table-cell office:value-type="float" office:value="0.0000000001000132" calcext:value-type="float">
            <text:p>1.00E-10</text:p>
          </table:table-cell>
          <table:table-cell/>
          <table:table-cell table:style-name="Default" table:number-columns-repeated="3"/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4.885747" calcext:value-type="float">
            <text:p>4.885747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4716715" calcext:value-type="float">
            <text:p>4.72E-09</text:p>
          </table:table-cell>
          <table:table-cell office:value-type="float" office:value="0.0000000001215765" calcext:value-type="float">
            <text:p>1.22E-10</text:p>
          </table:table-cell>
          <table:table-cell/>
          <table:table-cell table:style-name="Default" table:number-columns-repeated="3"/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4.716715" calcext:value-type="float">
            <text:p>4.716715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221532" calcext:value-type="float">
            <text:p>6.22E-09</text:p>
          </table:table-cell>
          <table:table-cell office:value-type="float" office:value="0.0000000001736091" calcext:value-type="float">
            <text:p>1.74E-10</text:p>
          </table:table-cell>
          <table:table-cell/>
          <table:table-cell table:style-name="Default" table:number-columns-repeated="3"/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6.221532" calcext:value-type="float">
            <text:p>6.221532</text:p>
          </table:table-cell>
          <table:table-cell table:number-columns-repeated="5"/>
        </table:table-row>
      </table:table>
      <table:table table:name="W332-M4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1090000000000" calcext:value-type="float">
            <text:p>1.09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1697837" calcext:value-type="float">
            <text:p>-1.70E-10</text:p>
          </table:table-cell>
          <table:table-cell office:value-type="float" office:value="0.000000000009624823" calcext:value-type="float">
            <text:p>9.62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03018805" calcext:value-type="float">
            <text:p>-3.02E-09</text:p>
          </table:table-cell>
          <table:table-cell office:value-type="float" office:value="-0.000000001709582" calcext:value-type="float">
            <text:p>-1.71E-09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0.1697837" calcext:value-type="float">
            <text:p>-0.1697837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3.018805" calcext:value-type="float">
            <text:p>-3.0188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475404" calcext:value-type="float">
            <text:p>-4.75E-10</text:p>
          </table:table-cell>
          <table:table-cell office:value-type="float" office:value="0.00000000001625298" calcext:value-type="float">
            <text:p>1.63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1180852" calcext:value-type="float">
            <text:p>1.18E-08</text:p>
          </table:table-cell>
          <table:table-cell office:value-type="float" office:value="0.00000001003712" calcext:value-type="float">
            <text:p>1.00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0.475404" calcext:value-type="float">
            <text:p>-0.475404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11.80852" calcext:value-type="float">
            <text:p>11.808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5462481" calcext:value-type="float">
            <text:p>-5.46E-10</text:p>
          </table:table-cell>
          <table:table-cell office:value-type="float" office:value="0.00000000001685977" calcext:value-type="float">
            <text:p>1.69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0135879" calcext:value-type="float">
            <text:p>1.36E-08</text:p>
          </table:table-cell>
          <table:table-cell office:value-type="float" office:value="0.00000001343174" calcext:value-type="float">
            <text:p>1.34E-08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0.5462481" calcext:value-type="float">
            <text:p>-0.5462481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13.5879" calcext:value-type="float">
            <text:p>13.587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556123" calcext:value-type="float">
            <text:p>-1.56E-09</text:p>
          </table:table-cell>
          <table:table-cell office:value-type="float" office:value="0.00000000001760753" calcext:value-type="float">
            <text:p>1.76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01750698" calcext:value-type="float">
            <text:p>1.75E-08</text:p>
          </table:table-cell>
          <table:table-cell office:value-type="float" office:value="0.00000001604814" calcext:value-type="float">
            <text:p>1.60E-08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1.556123" calcext:value-type="float">
            <text:p>-1.556123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17.50698" calcext:value-type="float">
            <text:p>17.506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4120981" calcext:value-type="float">
            <text:p>4.12E-10</text:p>
          </table:table-cell>
          <table:table-cell office:value-type="float" office:value="0.00000000001836381" calcext:value-type="float">
            <text:p>1.84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0213973" calcext:value-type="float">
            <text:p>2.14E-08</text:p>
          </table:table-cell>
          <table:table-cell office:value-type="float" office:value="0.00000001829846" calcext:value-type="float">
            <text:p>1.83E-08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0.4120981" calcext:value-type="float">
            <text:p>0.4120981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21.3973" calcext:value-type="float">
            <text:p>21.39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06076418" calcext:value-type="float">
            <text:p>-6.08E-10</text:p>
          </table:table-cell>
          <table:table-cell office:value-type="float" office:value="0.00000000001879536" calcext:value-type="float">
            <text:p>1.88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02391846" calcext:value-type="float">
            <text:p>2.39E-08</text:p>
          </table:table-cell>
          <table:table-cell office:value-type="float" office:value="0.00000002213471" calcext:value-type="float">
            <text:p>2.21E-08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-0.6076418" calcext:value-type="float">
            <text:p>-0.6076418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23.91846" calcext:value-type="float">
            <text:p>23.918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3928031" calcext:value-type="float">
            <text:p>3.93E-10</text:p>
          </table:table-cell>
          <table:table-cell office:value-type="float" office:value="0.0000000000196069" calcext:value-type="float">
            <text:p>1.9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02946127" calcext:value-type="float">
            <text:p>2.95E-08</text:p>
          </table:table-cell>
          <table:table-cell office:value-type="float" office:value="0.00000002539768" calcext:value-type="float">
            <text:p>2.54E-08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0.3928031" calcext:value-type="float">
            <text:p>0.3928031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29.46127" calcext:value-type="float">
            <text:p>29.461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6130189" calcext:value-type="float">
            <text:p>6.13E-10</text:p>
          </table:table-cell>
          <table:table-cell office:value-type="float" office:value="0.00000000002084957" calcext:value-type="float">
            <text:p>2.08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03224873" calcext:value-type="float">
            <text:p>3.22E-08</text:p>
          </table:table-cell>
          <table:table-cell office:value-type="float" office:value="0.00000002826252" calcext:value-type="float">
            <text:p>2.83E-08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0.6130189" calcext:value-type="float">
            <text:p>0.6130189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32.24873" calcext:value-type="float">
            <text:p>32.248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3941526" calcext:value-type="float">
            <text:p>-3.94E-10</text:p>
          </table:table-cell>
          <table:table-cell office:value-type="float" office:value="0.00000000002174591" calcext:value-type="float">
            <text:p>2.17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03610146" calcext:value-type="float">
            <text:p>3.61E-08</text:p>
          </table:table-cell>
          <table:table-cell office:value-type="float" office:value="0.00000003087987" calcext:value-type="float">
            <text:p>3.09E-08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-0.3941526" calcext:value-type="float">
            <text:p>-0.3941526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36.10146" calcext:value-type="float">
            <text:p>36.101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892208" calcext:value-type="float">
            <text:p>4.89E-10</text:p>
          </table:table-cell>
          <table:table-cell office:value-type="float" office:value="0.00000000002269659" calcext:value-type="float">
            <text:p>2.27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03729724" calcext:value-type="float">
            <text:p>3.73E-08</text:p>
          </table:table-cell>
          <table:table-cell office:value-type="float" office:value="0.00000003332466" calcext:value-type="float">
            <text:p>3.33E-08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0.4892208" calcext:value-type="float">
            <text:p>0.4892208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37.29724" calcext:value-type="float">
            <text:p>37.297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1248328" calcext:value-type="float">
            <text:p>-1.25E-09</text:p>
          </table:table-cell>
          <table:table-cell office:value-type="float" office:value="0.00000000002380188" calcext:value-type="float">
            <text:p>2.38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04182688" calcext:value-type="float">
            <text:p>4.18E-08</text:p>
          </table:table-cell>
          <table:table-cell office:value-type="float" office:value="0.00000003560325" calcext:value-type="float">
            <text:p>3.56E-08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-1.248328" calcext:value-type="float">
            <text:p>-1.248328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41.82688" calcext:value-type="float">
            <text:p>41.826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1238195" calcext:value-type="float">
            <text:p>-1.24E-09</text:p>
          </table:table-cell>
          <table:table-cell office:value-type="float" office:value="0.00000000002453887" calcext:value-type="float">
            <text:p>2.4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04287599" calcext:value-type="float">
            <text:p>4.29E-08</text:p>
          </table:table-cell>
          <table:table-cell office:value-type="float" office:value="0.00000003776946" calcext:value-type="float">
            <text:p>3.78E-08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-1.238195" calcext:value-type="float">
            <text:p>-1.238195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42.87599" calcext:value-type="float">
            <text:p>42.8759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630231" calcext:value-type="float">
            <text:p>5.63E-10</text:p>
          </table:table-cell>
          <table:table-cell office:value-type="float" office:value="0.00000000002542208" calcext:value-type="float">
            <text:p>2.54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04583747" calcext:value-type="float">
            <text:p>4.58E-08</text:p>
          </table:table-cell>
          <table:table-cell office:value-type="float" office:value="0.00000003982477" calcext:value-type="float">
            <text:p>3.98E-08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0.5630231" calcext:value-type="float">
            <text:p>0.5630231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45.83747" calcext:value-type="float">
            <text:p>45.837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6492378" calcext:value-type="float">
            <text:p>6.49E-10</text:p>
          </table:table-cell>
          <table:table-cell office:value-type="float" office:value="0.00000000002737192" calcext:value-type="float">
            <text:p>2.7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0500303" calcext:value-type="float">
            <text:p>5.00E-08</text:p>
          </table:table-cell>
          <table:table-cell office:value-type="float" office:value="0.00000004363739" calcext:value-type="float">
            <text:p>4.36E-08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0.6492378" calcext:value-type="float">
            <text:p>0.6492378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50.0303" calcext:value-type="float">
            <text:p>50.030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099409" calcext:value-type="float">
            <text:p>-1.10E-09</text:p>
          </table:table-cell>
          <table:table-cell office:value-type="float" office:value="0.00000000002907169" calcext:value-type="float">
            <text:p>2.91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05394948" calcext:value-type="float">
            <text:p>5.39E-08</text:p>
          </table:table-cell>
          <table:table-cell office:value-type="float" office:value="0.00000004718103" calcext:value-type="float">
            <text:p>4.72E-08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-1.099409" calcext:value-type="float">
            <text:p>-1.099409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53.94948" calcext:value-type="float">
            <text:p>53.949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5116336" calcext:value-type="float">
            <text:p>5.12E-10</text:p>
          </table:table-cell>
          <table:table-cell office:value-type="float" office:value="0.0000000000304" calcext:value-type="float">
            <text:p>3.04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05791847" calcext:value-type="float">
            <text:p>5.79E-08</text:p>
          </table:table-cell>
          <table:table-cell office:value-type="float" office:value="0.00000005049346" calcext:value-type="float">
            <text:p>5.05E-08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0.5116336" calcext:value-type="float">
            <text:p>0.5116336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57.91847" calcext:value-type="float">
            <text:p>57.918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449403" calcext:value-type="float">
            <text:p>4.49E-10</text:p>
          </table:table-cell>
          <table:table-cell office:value-type="float" office:value="0.00000000003146378" calcext:value-type="float">
            <text:p>3.1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06227333" calcext:value-type="float">
            <text:p>6.23E-08</text:p>
          </table:table-cell>
          <table:table-cell office:value-type="float" office:value="0.00000005360833" calcext:value-type="float">
            <text:p>5.36E-08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0.449403" calcext:value-type="float">
            <text:p>0.449403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62.27333" calcext:value-type="float">
            <text:p>62.273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9030974" calcext:value-type="float">
            <text:p>9.03E-10</text:p>
          </table:table-cell>
          <table:table-cell office:value-type="float" office:value="0.00000000003246899" calcext:value-type="float">
            <text:p>3.25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06575299" calcext:value-type="float">
            <text:p>6.58E-08</text:p>
          </table:table-cell>
          <table:table-cell office:value-type="float" office:value="0.00000005653983" calcext:value-type="float">
            <text:p>5.65E-08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0.9030974" calcext:value-type="float">
            <text:p>0.9030974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65.75299" calcext:value-type="float">
            <text:p>65.7529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4292207" calcext:value-type="float">
            <text:p>4.29E-10</text:p>
          </table:table-cell>
          <table:table-cell office:value-type="float" office:value="0.00000000003466491" calcext:value-type="float">
            <text:p>3.47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07390243" calcext:value-type="float">
            <text:p>7.39E-08</text:p>
          </table:table-cell>
          <table:table-cell office:value-type="float" office:value="0.00000006326198" calcext:value-type="float">
            <text:p>6.33E-08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0.4292207" calcext:value-type="float">
            <text:p>0.4292207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73.90243" calcext:value-type="float">
            <text:p>73.9024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4171296" calcext:value-type="float">
            <text:p>-4.17E-10</text:p>
          </table:table-cell>
          <table:table-cell office:value-type="float" office:value="0.00000000003671853" calcext:value-type="float">
            <text:p>3.67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0821361" calcext:value-type="float">
            <text:p>8.21E-08</text:p>
          </table:table-cell>
          <table:table-cell office:value-type="float" office:value="0.00000006935384" calcext:value-type="float">
            <text:p>6.94E-08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0.4171296" calcext:value-type="float">
            <text:p>-0.4171296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82.1361" calcext:value-type="float">
            <text:p>82.136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4590476" calcext:value-type="float">
            <text:p>-4.59E-10</text:p>
          </table:table-cell>
          <table:table-cell office:value-type="float" office:value="0.00000000003843283" calcext:value-type="float">
            <text:p>3.84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08950494" calcext:value-type="float">
            <text:p>8.95E-08</text:p>
          </table:table-cell>
          <table:table-cell office:value-type="float" office:value="0.00000007494451" calcext:value-type="float">
            <text:p>7.49E-08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-0.4590476" calcext:value-type="float">
            <text:p>-0.4590476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89.50494" calcext:value-type="float">
            <text:p>89.504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0.00000000118281" calcext:value-type="float">
            <text:p>1.18E-09</text:p>
          </table:table-cell>
          <table:table-cell office:value-type="float" office:value="0.00000000003998652" calcext:value-type="float">
            <text:p>4.00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09590936" calcext:value-type="float">
            <text:p>9.59E-08</text:p>
          </table:table-cell>
          <table:table-cell office:value-type="float" office:value="0.00000008013789" calcext:value-type="float">
            <text:p>8.01E-08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1.18281" calcext:value-type="float">
            <text:p>1.18281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95.90936" calcext:value-type="float">
            <text:p>95.909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1344046" calcext:value-type="float">
            <text:p>1.34E-10</text:p>
          </table:table-cell>
          <table:table-cell office:value-type="float" office:value="0.00000000004139622" calcext:value-type="float">
            <text:p>4.14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1002434" calcext:value-type="float">
            <text:p>1.00E-07</text:p>
          </table:table-cell>
          <table:table-cell office:value-type="float" office:value="0.00000008505876" calcext:value-type="float">
            <text:p>8.51E-08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0.1344046" calcext:value-type="float">
            <text:p>0.1344046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100.2434" calcext:value-type="float">
            <text:p>100.24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1031748" calcext:value-type="float">
            <text:p>1.03E-09</text:p>
          </table:table-cell>
          <table:table-cell office:value-type="float" office:value="0.00000000004299479" calcext:value-type="float">
            <text:p>4.30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1076389" calcext:value-type="float">
            <text:p>1.08E-07</text:p>
          </table:table-cell>
          <table:table-cell office:value-type="float" office:value="0.00000008981587" calcext:value-type="float">
            <text:p>8.98E-08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1.031748" calcext:value-type="float">
            <text:p>1.031748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107.6389" calcext:value-type="float">
            <text:p>107.638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07626896" calcext:value-type="float">
            <text:p>7.63E-10</text:p>
          </table:table-cell>
          <table:table-cell office:value-type="float" office:value="0.00000000004429643" calcext:value-type="float">
            <text:p>4.43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1129813" calcext:value-type="float">
            <text:p>1.13E-07</text:p>
          </table:table-cell>
          <table:table-cell office:value-type="float" office:value="0.00000009431037" calcext:value-type="float">
            <text:p>9.43E-08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0.7626896" calcext:value-type="float">
            <text:p>0.7626896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112.9813" calcext:value-type="float">
            <text:p>112.981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04201144" calcext:value-type="float">
            <text:p>-4.20E-11</text:p>
          </table:table-cell>
          <table:table-cell office:value-type="float" office:value="0.00000000004562267" calcext:value-type="float">
            <text:p>4.56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1175628" calcext:value-type="float">
            <text:p>1.18E-07</text:p>
          </table:table-cell>
          <table:table-cell office:value-type="float" office:value="0.00000009864285" calcext:value-type="float">
            <text:p>9.86E-08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-0.04201144" calcext:value-type="float">
            <text:p>-0.04201144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117.5628" calcext:value-type="float">
            <text:p>117.562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9526033" calcext:value-type="float">
            <text:p>9.53E-10</text:p>
          </table:table-cell>
          <table:table-cell office:value-type="float" office:value="0.00000000004684977" calcext:value-type="float">
            <text:p>4.68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1228898" calcext:value-type="float">
            <text:p>1.23E-07</text:p>
          </table:table-cell>
          <table:table-cell office:value-type="float" office:value="0.0000001028172" calcext:value-type="float">
            <text:p>1.03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0.9526033" calcext:value-type="float">
            <text:p>0.9526033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122.8898" calcext:value-type="float">
            <text:p>122.889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03911963" calcext:value-type="float">
            <text:p>-3.91E-11</text:p>
          </table:table-cell>
          <table:table-cell office:value-type="float" office:value="0.0000000000478957" calcext:value-type="float">
            <text:p>4.79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1268434" calcext:value-type="float">
            <text:p>1.27E-07</text:p>
          </table:table-cell>
          <table:table-cell office:value-type="float" office:value="0.0000001068295" calcext:value-type="float">
            <text:p>1.07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-0.03911963" calcext:value-type="float">
            <text:p>-0.03911963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126.8434" calcext:value-type="float">
            <text:p>126.843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1215565" calcext:value-type="float">
            <text:p>1.22E-09</text:p>
          </table:table-cell>
          <table:table-cell office:value-type="float" office:value="0.00000000004907522" calcext:value-type="float">
            <text:p>4.91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131317" calcext:value-type="float">
            <text:p>1.31E-07</text:p>
          </table:table-cell>
          <table:table-cell office:value-type="float" office:value="0.00000011072" calcext:value-type="float">
            <text:p>1.11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1.215565" calcext:value-type="float">
            <text:p>1.215565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131.317" calcext:value-type="float">
            <text:p>131.3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4090955" calcext:value-type="float">
            <text:p>4.09E-10</text:p>
          </table:table-cell>
          <table:table-cell office:value-type="float" office:value="0.00000000005010668" calcext:value-type="float">
            <text:p>5.0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1364018" calcext:value-type="float">
            <text:p>1.36E-07</text:p>
          </table:table-cell>
          <table:table-cell office:value-type="float" office:value="0.0000001144625" calcext:value-type="float">
            <text:p>1.14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4090955" calcext:value-type="float">
            <text:p>0.4090955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136.4018" calcext:value-type="float">
            <text:p>136.40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272904" calcext:value-type="float">
            <text:p>1.27E-09</text:p>
          </table:table-cell>
          <table:table-cell office:value-type="float" office:value="0.00000000005114563" calcext:value-type="float">
            <text:p>5.1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01420571" calcext:value-type="float">
            <text:p>1.42E-07</text:p>
          </table:table-cell>
          <table:table-cell office:value-type="float" office:value="0.0000001180791" calcext:value-type="float">
            <text:p>1.18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1.272904" calcext:value-type="float">
            <text:p>1.272904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142.0571" calcext:value-type="float">
            <text:p>142.057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3962048" calcext:value-type="float">
            <text:p>3.96E-10</text:p>
          </table:table-cell>
          <table:table-cell office:value-type="float" office:value="0.00000000005204679" calcext:value-type="float">
            <text:p>5.20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01464764" calcext:value-type="float">
            <text:p>1.46E-07</text:p>
          </table:table-cell>
          <table:table-cell office:value-type="float" office:value="0.0000001216034" calcext:value-type="float">
            <text:p>1.22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0.3962048" calcext:value-type="float">
            <text:p>0.3962048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146.4764" calcext:value-type="float">
            <text:p>146.476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278738" calcext:value-type="float">
            <text:p>1.28E-09</text:p>
          </table:table-cell>
          <table:table-cell office:value-type="float" office:value="0.00000000005307642" calcext:value-type="float">
            <text:p>5.31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0150426" calcext:value-type="float">
            <text:p>1.50E-07</text:p>
          </table:table-cell>
          <table:table-cell office:value-type="float" office:value="0.0000001250523" calcext:value-type="float">
            <text:p>1.25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1.278738" calcext:value-type="float">
            <text:p>1.278738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150.426" calcext:value-type="float">
            <text:p>150.4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677966" calcext:value-type="float">
            <text:p>1.68E-09</text:p>
          </table:table-cell>
          <table:table-cell office:value-type="float" office:value="0.00000000005407681" calcext:value-type="float">
            <text:p>5.41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01531363" calcext:value-type="float">
            <text:p>1.53E-07</text:p>
          </table:table-cell>
          <table:table-cell office:value-type="float" office:value="0.0000001284015" calcext:value-type="float">
            <text:p>1.28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1.677966" calcext:value-type="float">
            <text:p>1.677966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153.1363" calcext:value-type="float">
            <text:p>153.136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113255" calcext:value-type="float">
            <text:p>1.11E-09</text:p>
          </table:table-cell>
          <table:table-cell office:value-type="float" office:value="0.00000000005582149" calcext:value-type="float">
            <text:p>5.58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01629969" calcext:value-type="float">
            <text:p>1.63E-07</text:p>
          </table:table-cell>
          <table:table-cell office:value-type="float" office:value="0.0000001348445" calcext:value-type="float">
            <text:p>1.35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1.113255" calcext:value-type="float">
            <text:p>1.113255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162.9969" calcext:value-type="float">
            <text:p>162.99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335102" calcext:value-type="float">
            <text:p>1.34E-09</text:p>
          </table:table-cell>
          <table:table-cell office:value-type="float" office:value="0.00000000005746938" calcext:value-type="float">
            <text:p>5.75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01687611" calcext:value-type="float">
            <text:p>1.69E-07</text:p>
          </table:table-cell>
          <table:table-cell office:value-type="float" office:value="0.0000001410265" calcext:value-type="float">
            <text:p>1.41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1.335102" calcext:value-type="float">
            <text:p>1.335102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168.7611" calcext:value-type="float">
            <text:p>168.761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2078352" calcext:value-type="float">
            <text:p>2.08E-09</text:p>
          </table:table-cell>
          <table:table-cell office:value-type="float" office:value="0.00000000005898951" calcext:value-type="float">
            <text:p>5.90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01766281" calcext:value-type="float">
            <text:p>1.77E-07</text:p>
          </table:table-cell>
          <table:table-cell office:value-type="float" office:value="0.0000001469541" calcext:value-type="float">
            <text:p>1.47E-07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2.078352" calcext:value-type="float">
            <text:p>2.07835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176.6281" calcext:value-type="float">
            <text:p>176.628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657359" calcext:value-type="float">
            <text:p>1.66E-09</text:p>
          </table:table-cell>
          <table:table-cell office:value-type="float" office:value="0.00000000006045652" calcext:value-type="float">
            <text:p>6.0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01846454" calcext:value-type="float">
            <text:p>1.85E-07</text:p>
          </table:table-cell>
          <table:table-cell office:value-type="float" office:value="0.0000001526661" calcext:value-type="float">
            <text:p>1.53E-07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1.657359" calcext:value-type="float">
            <text:p>1.657359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184.6454" calcext:value-type="float">
            <text:p>184.645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2406666" calcext:value-type="float">
            <text:p>2.41E-09</text:p>
          </table:table-cell>
          <table:table-cell office:value-type="float" office:value="0.00000000006195175" calcext:value-type="float">
            <text:p>6.20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01919063" calcext:value-type="float">
            <text:p>1.92E-07</text:p>
          </table:table-cell>
          <table:table-cell office:value-type="float" office:value="0.0000001581692" calcext:value-type="float">
            <text:p>1.58E-07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2.406666" calcext:value-type="float">
            <text:p>2.406666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191.9063" calcext:value-type="float">
            <text:p>191.906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415239" calcext:value-type="float">
            <text:p>1.42E-09</text:p>
          </table:table-cell>
          <table:table-cell office:value-type="float" office:value="0.00000000006340338" calcext:value-type="float">
            <text:p>6.34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01985451" calcext:value-type="float">
            <text:p>1.99E-07</text:p>
          </table:table-cell>
          <table:table-cell office:value-type="float" office:value="0.0000001635268" calcext:value-type="float">
            <text:p>1.64E-07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1.415239" calcext:value-type="float">
            <text:p>1.415239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198.5451" calcext:value-type="float">
            <text:p>198.54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380451" calcext:value-type="float">
            <text:p>1.38E-09</text:p>
          </table:table-cell>
          <table:table-cell office:value-type="float" office:value="0.00000000006467262" calcext:value-type="float">
            <text:p>6.47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02046346" calcext:value-type="float">
            <text:p>2.05E-07</text:p>
          </table:table-cell>
          <table:table-cell office:value-type="float" office:value="0.0000001687389" calcext:value-type="float">
            <text:p>1.69E-07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1.380451" calcext:value-type="float">
            <text:p>1.380451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204.6346" calcext:value-type="float">
            <text:p>204.634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879373" calcext:value-type="float">
            <text:p>2.88E-09</text:p>
          </table:table-cell>
          <table:table-cell office:value-type="float" office:value="0.00000000006599077" calcext:value-type="float">
            <text:p>6.60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021171" calcext:value-type="float">
            <text:p>2.12E-07</text:p>
          </table:table-cell>
          <table:table-cell office:value-type="float" office:value="0.0000001738136" calcext:value-type="float">
            <text:p>1.74E-07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2.879373" calcext:value-type="float">
            <text:p>2.879373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211.71" calcext:value-type="float">
            <text:p>211.7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704033" calcext:value-type="float">
            <text:p>1.70E-09</text:p>
          </table:table-cell>
          <table:table-cell office:value-type="float" office:value="0.00000000006717983" calcext:value-type="float">
            <text:p>6.72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0217349" calcext:value-type="float">
            <text:p>2.17E-07</text:p>
          </table:table-cell>
          <table:table-cell office:value-type="float" office:value="0.0000001787783" calcext:value-type="float">
            <text:p>1.79E-07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1.704033" calcext:value-type="float">
            <text:p>1.704033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217.349" calcext:value-type="float">
            <text:p>217.34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103294" calcext:value-type="float">
            <text:p>2.10E-09</text:p>
          </table:table-cell>
          <table:table-cell office:value-type="float" office:value="0.00000000006840284" calcext:value-type="float">
            <text:p>6.84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02240324" calcext:value-type="float">
            <text:p>2.24E-07</text:p>
          </table:table-cell>
          <table:table-cell office:value-type="float" office:value="0.0000001836102" calcext:value-type="float">
            <text:p>1.84E-07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2.103294" calcext:value-type="float">
            <text:p>2.103294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224.0324" calcext:value-type="float">
            <text:p>224.032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799647" calcext:value-type="float">
            <text:p>2.80E-09</text:p>
          </table:table-cell>
          <table:table-cell office:value-type="float" office:value="0.00000000006935093" calcext:value-type="float">
            <text:p>6.94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02292336" calcext:value-type="float">
            <text:p>2.29E-07</text:p>
          </table:table-cell>
          <table:table-cell office:value-type="float" office:value="0.0000001883264" calcext:value-type="float">
            <text:p>1.88E-07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2.799647" calcext:value-type="float">
            <text:p>2.799647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229.2336" calcext:value-type="float">
            <text:p>229.233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3155703" calcext:value-type="float">
            <text:p>3.16E-09</text:p>
          </table:table-cell>
          <table:table-cell office:value-type="float" office:value="0.0000000000704554" calcext:value-type="float">
            <text:p>7.0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0234433" calcext:value-type="float">
            <text:p>2.34E-07</text:p>
          </table:table-cell>
          <table:table-cell office:value-type="float" office:value="0.000000192893" calcext:value-type="float">
            <text:p>1.93E-07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3.155703" calcext:value-type="float">
            <text:p>3.155703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234.433" calcext:value-type="float">
            <text:p>234.43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878487" calcext:value-type="float">
            <text:p>2.88E-09</text:p>
          </table:table-cell>
          <table:table-cell office:value-type="float" office:value="0.00000000007138208" calcext:value-type="float">
            <text:p>7.14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02408396" calcext:value-type="float">
            <text:p>2.41E-07</text:p>
          </table:table-cell>
          <table:table-cell office:value-type="float" office:value="0.0000001972674" calcext:value-type="float">
            <text:p>1.97E-07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2.878487" calcext:value-type="float">
            <text:p>2.878487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240.8396" calcext:value-type="float">
            <text:p>240.839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4256189" calcext:value-type="float">
            <text:p>4.26E-09</text:p>
          </table:table-cell>
          <table:table-cell office:value-type="float" office:value="0.00000000007237356" calcext:value-type="float">
            <text:p>7.24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0246761" calcext:value-type="float">
            <text:p>2.47E-07</text:p>
          </table:table-cell>
          <table:table-cell office:value-type="float" office:value="0.0000002014509" calcext:value-type="float">
            <text:p>2.01E-07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4.256189" calcext:value-type="float">
            <text:p>4.256189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246.761" calcext:value-type="float">
            <text:p>246.76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4775521" calcext:value-type="float">
            <text:p>4.78E-09</text:p>
          </table:table-cell>
          <table:table-cell office:value-type="float" office:value="0.00000000007321914" calcext:value-type="float">
            <text:p>7.32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02499759" calcext:value-type="float">
            <text:p>2.50E-07</text:p>
          </table:table-cell>
          <table:table-cell office:value-type="float" office:value="0.0000002055043" calcext:value-type="float">
            <text:p>2.06E-07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4.775521" calcext:value-type="float">
            <text:p>4.775521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249.9759" calcext:value-type="float">
            <text:p>249.975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6887329" calcext:value-type="float">
            <text:p>6.89E-09</text:p>
          </table:table-cell>
          <table:table-cell office:value-type="float" office:value="0.00000000007390108" calcext:value-type="float">
            <text:p>7.39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02568924" calcext:value-type="float">
            <text:p>2.57E-07</text:p>
          </table:table-cell>
          <table:table-cell office:value-type="float" office:value="0.000000209393" calcext:value-type="float">
            <text:p>2.09E-07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6.887329" calcext:value-type="float">
            <text:p>6.887329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256.8924" calcext:value-type="float">
            <text:p>256.892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9773415" calcext:value-type="float">
            <text:p>9.77E-09</text:p>
          </table:table-cell>
          <table:table-cell office:value-type="float" office:value="0.00000000007477544" calcext:value-type="float">
            <text:p>7.48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02601298" calcext:value-type="float">
            <text:p>2.60E-07</text:p>
          </table:table-cell>
          <table:table-cell office:value-type="float" office:value="0.0000002130208" calcext:value-type="float">
            <text:p>2.13E-07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9.773415" calcext:value-type="float">
            <text:p>9.773415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260.1298" calcext:value-type="float">
            <text:p>260.129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1415012" calcext:value-type="float">
            <text:p>1.42E-08</text:p>
          </table:table-cell>
          <table:table-cell office:value-type="float" office:value="0.00000000007595756" calcext:value-type="float">
            <text:p>7.60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02642265" calcext:value-type="float">
            <text:p>2.64E-07</text:p>
          </table:table-cell>
          <table:table-cell office:value-type="float" office:value="0.0000002162078" calcext:value-type="float">
            <text:p>2.16E-07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14.15012" calcext:value-type="float">
            <text:p>14.15012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264.2265" calcext:value-type="float">
            <text:p>264.22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2416521" calcext:value-type="float">
            <text:p>2.42E-08</text:p>
          </table:table-cell>
          <table:table-cell office:value-type="float" office:value="0.00000000007705482" calcext:value-type="float">
            <text:p>7.71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02677155" calcext:value-type="float">
            <text:p>2.68E-07</text:p>
          </table:table-cell>
          <table:table-cell office:value-type="float" office:value="0.0000002186432" calcext:value-type="float">
            <text:p>2.19E-07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24.16521" calcext:value-type="float">
            <text:p>24.16521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267.7155" calcext:value-type="float">
            <text:p>267.715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3690293" calcext:value-type="float">
            <text:p>3.69E-08</text:p>
          </table:table-cell>
          <table:table-cell office:value-type="float" office:value="0.0000000000781677" calcext:value-type="float">
            <text:p>7.82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02707203" calcext:value-type="float">
            <text:p>2.71E-07</text:p>
          </table:table-cell>
          <table:table-cell office:value-type="float" office:value="0.0000002203326" calcext:value-type="float">
            <text:p>2.20E-07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36.90293" calcext:value-type="float">
            <text:p>36.90293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270.7203" calcext:value-type="float">
            <text:p>270.720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5362967" calcext:value-type="float">
            <text:p>5.36E-08</text:p>
          </table:table-cell>
          <table:table-cell office:value-type="float" office:value="0.00000000007947376" calcext:value-type="float">
            <text:p>7.95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02730739" calcext:value-type="float">
            <text:p>2.73E-07</text:p>
          </table:table-cell>
          <table:table-cell office:value-type="float" office:value="0.0000002215478" calcext:value-type="float">
            <text:p>2.22E-07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53.62967" calcext:value-type="float">
            <text:p>53.62967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273.0739" calcext:value-type="float">
            <text:p>273.07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7820367" calcext:value-type="float">
            <text:p>7.82E-08</text:p>
          </table:table-cell>
          <table:table-cell office:value-type="float" office:value="0.00000000008105682" calcext:value-type="float">
            <text:p>8.11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02769993" calcext:value-type="float">
            <text:p>2.77E-07</text:p>
          </table:table-cell>
          <table:table-cell office:value-type="float" office:value="0.0000002228111" calcext:value-type="float">
            <text:p>2.23E-07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78.20367" calcext:value-type="float">
            <text:p>78.20367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276.9993" calcext:value-type="float">
            <text:p>276.999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1114661" calcext:value-type="float">
            <text:p>1.11E-07</text:p>
          </table:table-cell>
          <table:table-cell office:value-type="float" office:value="0.00000000008314807" calcext:value-type="float">
            <text:p>8.31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02780488" calcext:value-type="float">
            <text:p>2.78E-07</text:p>
          </table:table-cell>
          <table:table-cell office:value-type="float" office:value="0.0000002248756" calcext:value-type="float">
            <text:p>2.25E-07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111.4661" calcext:value-type="float">
            <text:p>111.4661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278.0488" calcext:value-type="float">
            <text:p>278.048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1556401" calcext:value-type="float">
            <text:p>1.56E-07</text:p>
          </table:table-cell>
          <table:table-cell office:value-type="float" office:value="0.00000000008621839" calcext:value-type="float">
            <text:p>8.62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02845665" calcext:value-type="float">
            <text:p>2.85E-07</text:p>
          </table:table-cell>
          <table:table-cell office:value-type="float" office:value="0.0000002284963" calcext:value-type="float">
            <text:p>2.28E-07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155.6401" calcext:value-type="float">
            <text:p>155.6401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284.5665" calcext:value-type="float">
            <text:p>284.566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2124377" calcext:value-type="float">
            <text:p>2.12E-07</text:p>
          </table:table-cell>
          <table:table-cell office:value-type="float" office:value="0.00000000009054019" calcext:value-type="float">
            <text:p>9.05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02898801" calcext:value-type="float">
            <text:p>2.90E-07</text:p>
          </table:table-cell>
          <table:table-cell office:value-type="float" office:value="0.0000002341177" calcext:value-type="float">
            <text:p>2.34E-07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212.4377" calcext:value-type="float">
            <text:p>212.4377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289.8801" calcext:value-type="float">
            <text:p>289.880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0000002816377" calcext:value-type="float">
            <text:p>2.82E-07</text:p>
          </table:table-cell>
          <table:table-cell office:value-type="float" office:value="0.00000000009589304" calcext:value-type="float">
            <text:p>9.59E-11</text:p>
          </table:table-cell>
          <table:table-cell/>
          <table:table-cell table:style-name="Default" table:number-columns-repeated="3"/>
          <table:table-cell/>
          <table:table-cell table:formula="of:=[.A62]" office:value-type="float" office:value="360" calcext:value-type="float">
            <text:p>3.60E+02</text:p>
          </table:table-cell>
          <table:table-cell table:formula="of:=[.B62]*10^9" office:value-type="float" office:value="281.6377" calcext:value-type="float">
            <text:p>281.637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0000003700613" calcext:value-type="float">
            <text:p>3.70E-07</text:p>
          </table:table-cell>
          <table:table-cell office:value-type="float" office:value="0.0000000001016125" calcext:value-type="float">
            <text:p>1.02E-10</text:p>
          </table:table-cell>
          <table:table-cell/>
          <table:table-cell table:style-name="Default" table:number-columns-repeated="3"/>
          <table:table-cell/>
          <table:table-cell table:formula="of:=[.A63]" office:value-type="float" office:value="370" calcext:value-type="float">
            <text:p>3.70E+02</text:p>
          </table:table-cell>
          <table:table-cell table:formula="of:=[.B63]*10^9" office:value-type="float" office:value="370.0613" calcext:value-type="float">
            <text:p>370.0613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0000004704416" calcext:value-type="float">
            <text:p>4.70E-07</text:p>
          </table:table-cell>
          <table:table-cell office:value-type="float" office:value="0.0000000001084298" calcext:value-type="float">
            <text:p>1.08E-10</text:p>
          </table:table-cell>
          <table:table-cell/>
          <table:table-cell table:style-name="Default" table:number-columns-repeated="3"/>
          <table:table-cell/>
          <table:table-cell table:formula="of:=[.A64]" office:value-type="float" office:value="380" calcext:value-type="float">
            <text:p>3.80E+02</text:p>
          </table:table-cell>
          <table:table-cell table:formula="of:=[.B64]*10^9" office:value-type="float" office:value="470.4416" calcext:value-type="float">
            <text:p>470.441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0000005921202" calcext:value-type="float">
            <text:p>5.92E-07</text:p>
          </table:table-cell>
          <table:table-cell office:value-type="float" office:value="0.0000000001140843" calcext:value-type="float">
            <text:p>1.14E-10</text:p>
          </table:table-cell>
          <table:table-cell/>
          <table:table-cell table:style-name="Default" table:number-columns-repeated="3"/>
          <table:table-cell/>
          <table:table-cell table:formula="of:=[.A65]" office:value-type="float" office:value="390" calcext:value-type="float">
            <text:p>3.90E+02</text:p>
          </table:table-cell>
          <table:table-cell table:formula="of:=[.B65]*10^9" office:value-type="float" office:value="592.1202" calcext:value-type="float">
            <text:p>592.120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0000007338256" calcext:value-type="float">
            <text:p>7.34E-07</text:p>
          </table:table-cell>
          <table:table-cell office:value-type="float" office:value="0.0000000001196612" calcext:value-type="float">
            <text:p>1.20E-10</text:p>
          </table:table-cell>
          <table:table-cell/>
          <table:table-cell table:style-name="Default" table:number-columns-repeated="3"/>
          <table:table-cell/>
          <table:table-cell table:formula="of:=[.A66]" office:value-type="float" office:value="400" calcext:value-type="float">
            <text:p>4.00E+02</text:p>
          </table:table-cell>
          <table:table-cell table:formula="of:=[.B66]*10^9" office:value-type="float" office:value="733.8256" calcext:value-type="float">
            <text:p>733.825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0000008992291" calcext:value-type="float">
            <text:p>8.99E-07</text:p>
          </table:table-cell>
          <table:table-cell office:value-type="float" office:value="0.0000000001261333" calcext:value-type="float">
            <text:p>1.26E-10</text:p>
          </table:table-cell>
          <table:table-cell/>
          <table:table-cell table:style-name="Default" table:number-columns-repeated="3"/>
          <table:table-cell/>
          <table:table-cell table:formula="of:=[.A67]" office:value-type="float" office:value="410" calcext:value-type="float">
            <text:p>4.10E+02</text:p>
          </table:table-cell>
          <table:table-cell table:formula="of:=[.B67]*10^9" office:value-type="float" office:value="899.2291" calcext:value-type="float">
            <text:p>899.229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000001092097" calcext:value-type="float">
            <text:p>1.09E-06</text:p>
          </table:table-cell>
          <table:table-cell office:value-type="float" office:value="0.0000000001312379" calcext:value-type="float">
            <text:p>1.31E-10</text:p>
          </table:table-cell>
          <table:table-cell/>
          <table:table-cell table:style-name="Default" table:number-columns-repeated="3"/>
          <table:table-cell/>
          <table:table-cell table:formula="of:=[.A68]" office:value-type="float" office:value="420" calcext:value-type="float">
            <text:p>4.20E+02</text:p>
          </table:table-cell>
          <table:table-cell table:formula="of:=[.B68]*10^9" office:value-type="float" office:value="1092.097" calcext:value-type="float">
            <text:p>1092.097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000001327819" calcext:value-type="float">
            <text:p>1.33E-06</text:p>
          </table:table-cell>
          <table:table-cell office:value-type="float" office:value="0.0000000001417154" calcext:value-type="float">
            <text:p>1.42E-10</text:p>
          </table:table-cell>
          <table:table-cell/>
          <table:table-cell table:style-name="Default" table:number-columns-repeated="3"/>
          <table:table-cell/>
          <table:table-cell table:formula="of:=[.A69]" office:value-type="float" office:value="430" calcext:value-type="float">
            <text:p>4.30E+02</text:p>
          </table:table-cell>
          <table:table-cell table:formula="of:=[.B69]*10^9" office:value-type="float" office:value="1327.819" calcext:value-type="float">
            <text:p>1327.819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000001610775" calcext:value-type="float">
            <text:p>1.61E-06</text:p>
          </table:table-cell>
          <table:table-cell office:value-type="float" office:value="0.000000000154695" calcext:value-type="float">
            <text:p>1.55E-10</text:p>
          </table:table-cell>
          <table:table-cell/>
          <table:table-cell table:style-name="Default" table:number-columns-repeated="3"/>
          <table:table-cell/>
          <table:table-cell table:formula="of:=[.A70]" office:value-type="float" office:value="440" calcext:value-type="float">
            <text:p>4.40E+02</text:p>
          </table:table-cell>
          <table:table-cell table:formula="of:=[.B70]*10^9" office:value-type="float" office:value="1610.775" calcext:value-type="float">
            <text:p>1610.77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000001940021" calcext:value-type="float">
            <text:p>1.94E-06</text:p>
          </table:table-cell>
          <table:table-cell office:value-type="float" office:value="0.0000000001740802" calcext:value-type="float">
            <text:p>1.74E-10</text:p>
          </table:table-cell>
          <table:table-cell/>
          <table:table-cell table:style-name="Default" table:number-columns-repeated="3"/>
          <table:table-cell/>
          <table:table-cell table:formula="of:=[.A71]" office:value-type="float" office:value="450" calcext:value-type="float">
            <text:p>4.50E+02</text:p>
          </table:table-cell>
          <table:table-cell table:formula="of:=[.B71]*10^9" office:value-type="float" office:value="1940.021" calcext:value-type="float">
            <text:p>1940.021</text:p>
          </table:table-cell>
          <table:table-cell table:number-columns-repeated="5"/>
        </table:table-row>
      </table:table>
      <table:table table:name="W332-M6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24100000000000" calcext:value-type="float">
            <text:p>2.41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03357061" calcext:value-type="float">
            <text:p>-3.36E-11</text:p>
          </table:table-cell>
          <table:table-cell office:value-type="float" office:value="0.00000000001108659" calcext:value-type="float">
            <text:p>1.11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5459446" calcext:value-type="float">
            <text:p>-5.46E-08</text:p>
          </table:table-cell>
          <table:table-cell office:value-type="float" office:value="-0.00000007088515" calcext:value-type="float">
            <text:p>-7.09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0.03357061" calcext:value-type="float">
            <text:p>-0.03357061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54.59446" calcext:value-type="float">
            <text:p>-54.5944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306801" calcext:value-type="float">
            <text:p>-3.07E-10</text:p>
          </table:table-cell>
          <table:table-cell office:value-type="float" office:value="0.00000000001801658" calcext:value-type="float">
            <text:p>1.80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4507589" calcext:value-type="float">
            <text:p>4.51E-07</text:p>
          </table:table-cell>
          <table:table-cell office:value-type="float" office:value="0.0000003807892" calcext:value-type="float">
            <text:p>3.81E-07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-0.306801" calcext:value-type="float">
            <text:p>-0.306801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450.7589" calcext:value-type="float">
            <text:p>450.75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1082501" calcext:value-type="float">
            <text:p>-1.08E-10</text:p>
          </table:table-cell>
          <table:table-cell office:value-type="float" office:value="0.00000000001901965" calcext:value-type="float">
            <text:p>1.90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5503213" calcext:value-type="float">
            <text:p>5.50E-07</text:p>
          </table:table-cell>
          <table:table-cell office:value-type="float" office:value="0.0000004655661" calcext:value-type="float">
            <text:p>4.66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0.1082501" calcext:value-type="float">
            <text:p>-0.1082501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550.3213" calcext:value-type="float">
            <text:p>550.321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03223618" calcext:value-type="float">
            <text:p>-3.22E-10</text:p>
          </table:table-cell>
          <table:table-cell office:value-type="float" office:value="0.0000000000197951" calcext:value-type="float">
            <text:p>1.98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6280636" calcext:value-type="float">
            <text:p>6.28E-07</text:p>
          </table:table-cell>
          <table:table-cell office:value-type="float" office:value="0.0000005293954" calcext:value-type="float">
            <text:p>5.29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0.3223618" calcext:value-type="float">
            <text:p>-0.3223618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628.0636" calcext:value-type="float">
            <text:p>628.06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2762405" calcext:value-type="float">
            <text:p>-2.76E-10</text:p>
          </table:table-cell>
          <table:table-cell office:value-type="float" office:value="0.00000000002012381" calcext:value-type="float">
            <text:p>2.01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6911068" calcext:value-type="float">
            <text:p>6.91E-07</text:p>
          </table:table-cell>
          <table:table-cell office:value-type="float" office:value="0.0000005837624" calcext:value-type="float">
            <text:p>5.84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-0.2762405" calcext:value-type="float">
            <text:p>-0.2762405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691.1068" calcext:value-type="float">
            <text:p>691.10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491964" calcext:value-type="float">
            <text:p>-1.49E-09</text:p>
          </table:table-cell>
          <table:table-cell office:value-type="float" office:value="0.0000000000206824" calcext:value-type="float">
            <text:p>2.07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8014705" calcext:value-type="float">
            <text:p>8.01E-07</text:p>
          </table:table-cell>
          <table:table-cell office:value-type="float" office:value="0.0000006761784" calcext:value-type="float">
            <text:p>6.76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-1.491964" calcext:value-type="float">
            <text:p>-1.491964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801.4705" calcext:value-type="float">
            <text:p>801.47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9455738" calcext:value-type="float">
            <text:p>-9.46E-10</text:p>
          </table:table-cell>
          <table:table-cell office:value-type="float" office:value="0.00000000002193749" calcext:value-type="float">
            <text:p>2.19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901357" calcext:value-type="float">
            <text:p>9.01E-07</text:p>
          </table:table-cell>
          <table:table-cell office:value-type="float" office:value="0.0000007557502" calcext:value-type="float">
            <text:p>7.56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-0.9455738" calcext:value-type="float">
            <text:p>-0.9455738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901.357" calcext:value-type="float">
            <text:p>901.3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6422137" calcext:value-type="float">
            <text:p>6.42E-10</text:p>
          </table:table-cell>
          <table:table-cell office:value-type="float" office:value="0.00000000002273436" calcext:value-type="float">
            <text:p>2.27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9916058" calcext:value-type="float">
            <text:p>9.92E-07</text:p>
          </table:table-cell>
          <table:table-cell office:value-type="float" office:value="0.000000826726" calcext:value-type="float">
            <text:p>8.27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0.6422137" calcext:value-type="float">
            <text:p>0.6422137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991.6058" calcext:value-type="float">
            <text:p>991.60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9751807" calcext:value-type="float">
            <text:p>-9.75E-10</text:p>
          </table:table-cell>
          <table:table-cell office:value-type="float" office:value="0.0000000000236308" calcext:value-type="float">
            <text:p>2.36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1059536" calcext:value-type="float">
            <text:p>1.06E-06</text:p>
          </table:table-cell>
          <table:table-cell office:value-type="float" office:value="0.0000008906218" calcext:value-type="float">
            <text:p>8.91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-0.9751807" calcext:value-type="float">
            <text:p>-0.9751807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1059.536" calcext:value-type="float">
            <text:p>1059.5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536777" calcext:value-type="float">
            <text:p>4.54E-10</text:p>
          </table:table-cell>
          <table:table-cell office:value-type="float" office:value="0.00000000002445094" calcext:value-type="float">
            <text:p>2.45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1130649" calcext:value-type="float">
            <text:p>1.13E-06</text:p>
          </table:table-cell>
          <table:table-cell office:value-type="float" office:value="0.00000095069" calcext:value-type="float">
            <text:p>9.51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0.4536777" calcext:value-type="float">
            <text:p>0.4536777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1130.649" calcext:value-type="float">
            <text:p>1130.6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461395" calcext:value-type="float">
            <text:p>6.46E-10</text:p>
          </table:table-cell>
          <table:table-cell office:value-type="float" office:value="0.00000000002508039" calcext:value-type="float">
            <text:p>2.51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1198792" calcext:value-type="float">
            <text:p>1.20E-06</text:p>
          </table:table-cell>
          <table:table-cell office:value-type="float" office:value="0.000001006624" calcext:value-type="float">
            <text:p>1.01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0.6461395" calcext:value-type="float">
            <text:p>0.6461395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1198.792" calcext:value-type="float">
            <text:p>1198.7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8310391" calcext:value-type="float">
            <text:p>-8.31E-10</text:p>
          </table:table-cell>
          <table:table-cell office:value-type="float" office:value="0.00000000002620639" calcext:value-type="float">
            <text:p>2.62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1260421" calcext:value-type="float">
            <text:p>1.26E-06</text:p>
          </table:table-cell>
          <table:table-cell office:value-type="float" office:value="0.00000105935" calcext:value-type="float">
            <text:p>1.06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-0.8310391" calcext:value-type="float">
            <text:p>-0.8310391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1260.421" calcext:value-type="float">
            <text:p>1260.4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868047" calcext:value-type="float">
            <text:p>5.87E-10</text:p>
          </table:table-cell>
          <table:table-cell office:value-type="float" office:value="0.00000000002677708" calcext:value-type="float">
            <text:p>2.6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1319906" calcext:value-type="float">
            <text:p>1.32E-06</text:p>
          </table:table-cell>
          <table:table-cell office:value-type="float" office:value="0.000001109029" calcext:value-type="float">
            <text:p>1.11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0.5868047" calcext:value-type="float">
            <text:p>0.5868047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1319.906" calcext:value-type="float">
            <text:p>1319.9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1188609" calcext:value-type="float">
            <text:p>-1.19E-09</text:p>
          </table:table-cell>
          <table:table-cell office:value-type="float" office:value="0.00000000002853478" calcext:value-type="float">
            <text:p>2.85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1432697" calcext:value-type="float">
            <text:p>1.43E-06</text:p>
          </table:table-cell>
          <table:table-cell office:value-type="float" office:value="0.00000120158" calcext:value-type="float">
            <text:p>1.20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-1.188609" calcext:value-type="float">
            <text:p>-1.188609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1432.697" calcext:value-type="float">
            <text:p>1432.6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146299" calcext:value-type="float">
            <text:p>-1.15E-09</text:p>
          </table:table-cell>
          <table:table-cell office:value-type="float" office:value="0.00000000003029688" calcext:value-type="float">
            <text:p>3.03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1534394" calcext:value-type="float">
            <text:p>1.53E-06</text:p>
          </table:table-cell>
          <table:table-cell office:value-type="float" office:value="0.000001286889" calcext:value-type="float">
            <text:p>1.29E-06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-1.146299" calcext:value-type="float">
            <text:p>-1.146299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1534.394" calcext:value-type="float">
            <text:p>1534.3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6866974" calcext:value-type="float">
            <text:p>-6.87E-10</text:p>
          </table:table-cell>
          <table:table-cell office:value-type="float" office:value="0.0000000000316943" calcext:value-type="float">
            <text:p>3.1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1632081" calcext:value-type="float">
            <text:p>1.63E-06</text:p>
          </table:table-cell>
          <table:table-cell office:value-type="float" office:value="0.000001366103" calcext:value-type="float">
            <text:p>1.37E-06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-0.6866974" calcext:value-type="float">
            <text:p>-0.6866974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1632.081" calcext:value-type="float">
            <text:p>1632.0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1691507" calcext:value-type="float">
            <text:p>-1.69E-10</text:p>
          </table:table-cell>
          <table:table-cell office:value-type="float" office:value="0.0000000000330757" calcext:value-type="float">
            <text:p>3.31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1722703" calcext:value-type="float">
            <text:p>1.72E-06</text:p>
          </table:table-cell>
          <table:table-cell office:value-type="float" office:value="0.000001441098" calcext:value-type="float">
            <text:p>1.44E-06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-0.1691507" calcext:value-type="float">
            <text:p>-0.1691507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1722.703" calcext:value-type="float">
            <text:p>1722.70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810807" calcext:value-type="float">
            <text:p>8.11E-10</text:p>
          </table:table-cell>
          <table:table-cell office:value-type="float" office:value="0.0000000000337438" calcext:value-type="float">
            <text:p>3.37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1808198" calcext:value-type="float">
            <text:p>1.81E-06</text:p>
          </table:table-cell>
          <table:table-cell office:value-type="float" office:value="0.000001511222" calcext:value-type="float">
            <text:p>1.51E-06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0.810807" calcext:value-type="float">
            <text:p>0.810807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1808.198" calcext:value-type="float">
            <text:p>1808.19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3738823" calcext:value-type="float">
            <text:p>-3.74E-10</text:p>
          </table:table-cell>
          <table:table-cell office:value-type="float" office:value="0.00000000003632349" calcext:value-type="float">
            <text:p>3.63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2003871" calcext:value-type="float">
            <text:p>2.00E-06</text:p>
          </table:table-cell>
          <table:table-cell office:value-type="float" office:value="0.000001672871" calcext:value-type="float">
            <text:p>1.67E-06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-0.3738823" calcext:value-type="float">
            <text:p>-0.3738823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2003.871" calcext:value-type="float">
            <text:p>2003.8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1804254" calcext:value-type="float">
            <text:p>-1.80E-10</text:p>
          </table:table-cell>
          <table:table-cell office:value-type="float" office:value="0.00000000003791151" calcext:value-type="float">
            <text:p>3.7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2183137" calcext:value-type="float">
            <text:p>2.18E-06</text:p>
          </table:table-cell>
          <table:table-cell office:value-type="float" office:value="0.000001819021" calcext:value-type="float">
            <text:p>1.82E-06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0.1804254" calcext:value-type="float">
            <text:p>-0.1804254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2183.137" calcext:value-type="float">
            <text:p>2183.13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5362535" calcext:value-type="float">
            <text:p>-5.36E-10</text:p>
          </table:table-cell>
          <table:table-cell office:value-type="float" office:value="0.00000000003984177" calcext:value-type="float">
            <text:p>3.98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2347841" calcext:value-type="float">
            <text:p>2.35E-06</text:p>
          </table:table-cell>
          <table:table-cell office:value-type="float" office:value="0.000001954032" calcext:value-type="float">
            <text:p>1.95E-06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-0.5362535" calcext:value-type="float">
            <text:p>-0.5362535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2347.841" calcext:value-type="float">
            <text:p>2347.84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8969049" calcext:value-type="float">
            <text:p>-8.97E-10</text:p>
          </table:table-cell>
          <table:table-cell office:value-type="float" office:value="0.00000000004149047" calcext:value-type="float">
            <text:p>4.15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2502379" calcext:value-type="float">
            <text:p>2.50E-06</text:p>
          </table:table-cell>
          <table:table-cell office:value-type="float" office:value="0.000002079469" calcext:value-type="float">
            <text:p>2.08E-06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-0.8969049" calcext:value-type="float">
            <text:p>-0.8969049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2502.379" calcext:value-type="float">
            <text:p>2502.37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5571757" calcext:value-type="float">
            <text:p>-5.57E-10</text:p>
          </table:table-cell>
          <table:table-cell office:value-type="float" office:value="0.00000000004284256" calcext:value-type="float">
            <text:p>4.28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2646651" calcext:value-type="float">
            <text:p>2.65E-06</text:p>
          </table:table-cell>
          <table:table-cell office:value-type="float" office:value="0.000002197602" calcext:value-type="float">
            <text:p>2.20E-06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-0.5571757" calcext:value-type="float">
            <text:p>-0.5571757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2646.651" calcext:value-type="float">
            <text:p>2646.6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3618772" calcext:value-type="float">
            <text:p>3.62E-10</text:p>
          </table:table-cell>
          <table:table-cell office:value-type="float" office:value="0.00000000004413151" calcext:value-type="float">
            <text:p>4.41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2785382" calcext:value-type="float">
            <text:p>2.79E-06</text:p>
          </table:table-cell>
          <table:table-cell office:value-type="float" office:value="0.000002309414" calcext:value-type="float">
            <text:p>2.31E-06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0.3618772" calcext:value-type="float">
            <text:p>0.3618772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2785.382" calcext:value-type="float">
            <text:p>2785.38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1030289" calcext:value-type="float">
            <text:p>1.03E-09</text:p>
          </table:table-cell>
          <table:table-cell office:value-type="float" office:value="0.00000000004549528" calcext:value-type="float">
            <text:p>4.55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2916692" calcext:value-type="float">
            <text:p>2.92E-06</text:p>
          </table:table-cell>
          <table:table-cell office:value-type="float" office:value="0.000002415243" calcext:value-type="float">
            <text:p>2.42E-06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1.030289" calcext:value-type="float">
            <text:p>1.030289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2916.692" calcext:value-type="float">
            <text:p>2916.69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02442458" calcext:value-type="float">
            <text:p>2.44E-10</text:p>
          </table:table-cell>
          <table:table-cell office:value-type="float" office:value="0.00000000004680225" calcext:value-type="float">
            <text:p>4.68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3041368" calcext:value-type="float">
            <text:p>3.04E-06</text:p>
          </table:table-cell>
          <table:table-cell office:value-type="float" office:value="0.000002516576" calcext:value-type="float">
            <text:p>2.52E-06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0.2442458" calcext:value-type="float">
            <text:p>0.2442458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3041.368" calcext:value-type="float">
            <text:p>3041.3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1165664" calcext:value-type="float">
            <text:p>1.17E-09</text:p>
          </table:table-cell>
          <table:table-cell office:value-type="float" office:value="0.00000000004772822" calcext:value-type="float">
            <text:p>4.77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3163528" calcext:value-type="float">
            <text:p>3.16E-06</text:p>
          </table:table-cell>
          <table:table-cell office:value-type="float" office:value="0.000002615176" calcext:value-type="float">
            <text:p>2.62E-06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1.165664" calcext:value-type="float">
            <text:p>1.165664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3163.528" calcext:value-type="float">
            <text:p>3163.5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001852033" calcext:value-type="float">
            <text:p>1.85E-11</text:p>
          </table:table-cell>
          <table:table-cell office:value-type="float" office:value="0.00000000004913374" calcext:value-type="float">
            <text:p>4.91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3281121" calcext:value-type="float">
            <text:p>3.28E-06</text:p>
          </table:table-cell>
          <table:table-cell office:value-type="float" office:value="0.0000027096" calcext:value-type="float">
            <text:p>2.71E-06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0.01852033" calcext:value-type="float">
            <text:p>0.01852033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3281.121" calcext:value-type="float">
            <text:p>3281.1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0727561" calcext:value-type="float">
            <text:p>7.28E-10</text:p>
          </table:table-cell>
          <table:table-cell office:value-type="float" office:value="0.00000000005009753" calcext:value-type="float">
            <text:p>5.01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3396751" calcext:value-type="float">
            <text:p>3.40E-06</text:p>
          </table:table-cell>
          <table:table-cell office:value-type="float" office:value="0.000002800928" calcext:value-type="float">
            <text:p>2.80E-06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0.727561" calcext:value-type="float">
            <text:p>0.727561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3396.751" calcext:value-type="float">
            <text:p>3396.75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1328613" calcext:value-type="float">
            <text:p>1.33E-09</text:p>
          </table:table-cell>
          <table:table-cell office:value-type="float" office:value="0.00000000005109335" calcext:value-type="float">
            <text:p>5.1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3506372" calcext:value-type="float">
            <text:p>3.51E-06</text:p>
          </table:table-cell>
          <table:table-cell office:value-type="float" office:value="0.000002889188" calcext:value-type="float">
            <text:p>2.89E-06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1.328613" calcext:value-type="float">
            <text:p>1.328613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3506.372" calcext:value-type="float">
            <text:p>3506.37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9393092" calcext:value-type="float">
            <text:p>9.39E-10</text:p>
          </table:table-cell>
          <table:table-cell office:value-type="float" office:value="0.00000000005209898" calcext:value-type="float">
            <text:p>5.2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3612312" calcext:value-type="float">
            <text:p>3.61E-06</text:p>
          </table:table-cell>
          <table:table-cell office:value-type="float" office:value="0.000002975132" calcext:value-type="float">
            <text:p>2.98E-06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0.9393092" calcext:value-type="float">
            <text:p>0.9393092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3612.312" calcext:value-type="float">
            <text:p>3612.3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93402" calcext:value-type="float">
            <text:p>1.39E-09</text:p>
          </table:table-cell>
          <table:table-cell office:value-type="float" office:value="0.00000000005312861" calcext:value-type="float">
            <text:p>5.31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3715425" calcext:value-type="float">
            <text:p>3.72E-06</text:p>
          </table:table-cell>
          <table:table-cell office:value-type="float" office:value="0.000003058217" calcext:value-type="float">
            <text:p>3.06E-06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1.393402" calcext:value-type="float">
            <text:p>1.393402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3715.425" calcext:value-type="float">
            <text:p>3715.4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-0.00000000025772" calcext:value-type="float">
            <text:p>-2.58E-10</text:p>
          </table:table-cell>
          <table:table-cell office:value-type="float" office:value="0.00000000005404986" calcext:value-type="float">
            <text:p>5.40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3818079" calcext:value-type="float">
            <text:p>3.82E-06</text:p>
          </table:table-cell>
          <table:table-cell office:value-type="float" office:value="0.000003140062" calcext:value-type="float">
            <text:p>3.14E-06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-0.25772" calcext:value-type="float">
            <text:p>-0.25772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3818.079" calcext:value-type="float">
            <text:p>3818.0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284794" calcext:value-type="float">
            <text:p>1.28E-09</text:p>
          </table:table-cell>
          <table:table-cell office:value-type="float" office:value="0.00000000005495336" calcext:value-type="float">
            <text:p>5.50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3916465" calcext:value-type="float">
            <text:p>3.92E-06</text:p>
          </table:table-cell>
          <table:table-cell office:value-type="float" office:value="0.000003219226" calcext:value-type="float">
            <text:p>3.22E-06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1.284794" calcext:value-type="float">
            <text:p>1.284794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3916.465" calcext:value-type="float">
            <text:p>3916.46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393143" calcext:value-type="float">
            <text:p>2.39E-10</text:p>
          </table:table-cell>
          <table:table-cell office:value-type="float" office:value="0.00000000005662556" calcext:value-type="float">
            <text:p>5.66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4108143" calcext:value-type="float">
            <text:p>4.11E-06</text:p>
          </table:table-cell>
          <table:table-cell office:value-type="float" office:value="0.000003370971" calcext:value-type="float">
            <text:p>3.37E-06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0.2393143" calcext:value-type="float">
            <text:p>0.2393143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4108.143" calcext:value-type="float">
            <text:p>4108.14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2366899" calcext:value-type="float">
            <text:p>2.37E-10</text:p>
          </table:table-cell>
          <table:table-cell office:value-type="float" office:value="0.00000000005827837" calcext:value-type="float">
            <text:p>5.83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4289807" calcext:value-type="float">
            <text:p>4.29E-06</text:p>
          </table:table-cell>
          <table:table-cell office:value-type="float" office:value="0.000003515367" calcext:value-type="float">
            <text:p>3.52E-06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0.2366899" calcext:value-type="float">
            <text:p>0.2366899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4289.807" calcext:value-type="float">
            <text:p>4289.80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8198995" calcext:value-type="float">
            <text:p>8.20E-10</text:p>
          </table:table-cell>
          <table:table-cell office:value-type="float" office:value="0.00000000005977432" calcext:value-type="float">
            <text:p>5.98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4463693" calcext:value-type="float">
            <text:p>4.46E-06</text:p>
          </table:table-cell>
          <table:table-cell office:value-type="float" office:value="0.000003652818" calcext:value-type="float">
            <text:p>3.65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0.8198995" calcext:value-type="float">
            <text:p>0.8198995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4463.693" calcext:value-type="float">
            <text:p>4463.69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992299" calcext:value-type="float">
            <text:p>1.99E-09</text:p>
          </table:table-cell>
          <table:table-cell office:value-type="float" office:value="0.00000000006129805" calcext:value-type="float">
            <text:p>6.13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4628477" calcext:value-type="float">
            <text:p>4.63E-06</text:p>
          </table:table-cell>
          <table:table-cell office:value-type="float" office:value="0.000003782765" calcext:value-type="float">
            <text:p>3.78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1.992299" calcext:value-type="float">
            <text:p>1.992299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4628.477" calcext:value-type="float">
            <text:p>4628.4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5746593" calcext:value-type="float">
            <text:p>5.75E-10</text:p>
          </table:table-cell>
          <table:table-cell office:value-type="float" office:value="0.00000000006269002" calcext:value-type="float">
            <text:p>6.27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4782677" calcext:value-type="float">
            <text:p>4.78E-06</text:p>
          </table:table-cell>
          <table:table-cell office:value-type="float" office:value="0.000003903911" calcext:value-type="float">
            <text:p>3.90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0.5746593" calcext:value-type="float">
            <text:p>0.5746593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4782.677" calcext:value-type="float">
            <text:p>4782.67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295257" calcext:value-type="float">
            <text:p>2.30E-09</text:p>
          </table:table-cell>
          <table:table-cell office:value-type="float" office:value="0.00000000006393616" calcext:value-type="float">
            <text:p>6.3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492623" calcext:value-type="float">
            <text:p>4.93E-06</text:p>
          </table:table-cell>
          <table:table-cell office:value-type="float" office:value="0.000004015527" calcext:value-type="float">
            <text:p>4.02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2.295257" calcext:value-type="float">
            <text:p>2.295257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4926.23" calcext:value-type="float">
            <text:p>4926.2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295077" calcext:value-type="float">
            <text:p>2.30E-09</text:p>
          </table:table-cell>
          <table:table-cell office:value-type="float" office:value="0.00000000006523006" calcext:value-type="float">
            <text:p>6.52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5056208" calcext:value-type="float">
            <text:p>5.06E-06</text:p>
          </table:table-cell>
          <table:table-cell office:value-type="float" office:value="0.000004114624" calcext:value-type="float">
            <text:p>4.11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2.295077" calcext:value-type="float">
            <text:p>2.295077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5056.208" calcext:value-type="float">
            <text:p>5056.20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253319" calcext:value-type="float">
            <text:p>1.25E-09</text:p>
          </table:table-cell>
          <table:table-cell office:value-type="float" office:value="0.00000000006620953" calcext:value-type="float">
            <text:p>6.62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517071" calcext:value-type="float">
            <text:p>5.17E-06</text:p>
          </table:table-cell>
          <table:table-cell office:value-type="float" office:value="0.000004198322" calcext:value-type="float">
            <text:p>4.20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1.253319" calcext:value-type="float">
            <text:p>1.253319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5170.71" calcext:value-type="float">
            <text:p>5170.7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823869" calcext:value-type="float">
            <text:p>2.82E-09</text:p>
          </table:table-cell>
          <table:table-cell office:value-type="float" office:value="0.00000000006743735" calcext:value-type="float">
            <text:p>6.74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5266342" calcext:value-type="float">
            <text:p>5.27E-06</text:p>
          </table:table-cell>
          <table:table-cell office:value-type="float" office:value="0.000004265453" calcext:value-type="float">
            <text:p>4.27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2.823869" calcext:value-type="float">
            <text:p>2.823869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5266.342" calcext:value-type="float">
            <text:p>5266.34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394595" calcext:value-type="float">
            <text:p>2.39E-09</text:p>
          </table:table-cell>
          <table:table-cell office:value-type="float" office:value="0.00000000006859834" calcext:value-type="float">
            <text:p>6.86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5346059" calcext:value-type="float">
            <text:p>5.35E-06</text:p>
          </table:table-cell>
          <table:table-cell office:value-type="float" office:value="0.000004316379" calcext:value-type="float">
            <text:p>4.32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2.394595" calcext:value-type="float">
            <text:p>2.394595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5346.059" calcext:value-type="float">
            <text:p>5346.05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3295011" calcext:value-type="float">
            <text:p>3.30E-09</text:p>
          </table:table-cell>
          <table:table-cell office:value-type="float" office:value="0.00000000006967153" calcext:value-type="float">
            <text:p>6.97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5408565" calcext:value-type="float">
            <text:p>5.41E-06</text:p>
          </table:table-cell>
          <table:table-cell office:value-type="float" office:value="0.000004354103" calcext:value-type="float">
            <text:p>4.35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3.295011" calcext:value-type="float">
            <text:p>3.295011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5408.565" calcext:value-type="float">
            <text:p>5408.56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64062" calcext:value-type="float">
            <text:p>2.64E-09</text:p>
          </table:table-cell>
          <table:table-cell office:value-type="float" office:value="0.00000000007074297" calcext:value-type="float">
            <text:p>7.07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5461115" calcext:value-type="float">
            <text:p>5.46E-06</text:p>
          </table:table-cell>
          <table:table-cell office:value-type="float" office:value="0.000004381042" calcext:value-type="float">
            <text:p>4.38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2.64062" calcext:value-type="float">
            <text:p>2.64062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5461.115" calcext:value-type="float">
            <text:p>5461.11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624594" calcext:value-type="float">
            <text:p>2.62E-09</text:p>
          </table:table-cell>
          <table:table-cell office:value-type="float" office:value="0.00000000007160743" calcext:value-type="float">
            <text:p>7.16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5503927" calcext:value-type="float">
            <text:p>5.50E-06</text:p>
          </table:table-cell>
          <table:table-cell office:value-type="float" office:value="0.000004401085" calcext:value-type="float">
            <text:p>4.40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2.624594" calcext:value-type="float">
            <text:p>2.624594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5503.927" calcext:value-type="float">
            <text:p>5503.92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453072" calcext:value-type="float">
            <text:p>2.45E-09</text:p>
          </table:table-cell>
          <table:table-cell office:value-type="float" office:value="0.00000000007282355" calcext:value-type="float">
            <text:p>7.28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5541388" calcext:value-type="float">
            <text:p>5.54E-06</text:p>
          </table:table-cell>
          <table:table-cell office:value-type="float" office:value="0.000004417011" calcext:value-type="float">
            <text:p>4.42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2.453072" calcext:value-type="float">
            <text:p>2.453072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5541.388" calcext:value-type="float">
            <text:p>5541.38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2555742" calcext:value-type="float">
            <text:p>2.56E-09</text:p>
          </table:table-cell>
          <table:table-cell office:value-type="float" office:value="0.00000000007356384" calcext:value-type="float">
            <text:p>7.3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5576218" calcext:value-type="float">
            <text:p>5.58E-06</text:p>
          </table:table-cell>
          <table:table-cell office:value-type="float" office:value="0.000004430153" calcext:value-type="float">
            <text:p>4.43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2.555742" calcext:value-type="float">
            <text:p>2.555742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5576.218" calcext:value-type="float">
            <text:p>5576.21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085791" calcext:value-type="float">
            <text:p>4.09E-09</text:p>
          </table:table-cell>
          <table:table-cell office:value-type="float" office:value="0.00000000007440122" calcext:value-type="float">
            <text:p>7.44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5606837" calcext:value-type="float">
            <text:p>5.61E-06</text:p>
          </table:table-cell>
          <table:table-cell office:value-type="float" office:value="0.000004441757" calcext:value-type="float">
            <text:p>4.44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4.085791" calcext:value-type="float">
            <text:p>4.085791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5606.837" calcext:value-type="float">
            <text:p>5606.83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151199" calcext:value-type="float">
            <text:p>4.15E-09</text:p>
          </table:table-cell>
          <table:table-cell office:value-type="float" office:value="0.00000000007540112" calcext:value-type="float">
            <text:p>7.54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5636689" calcext:value-type="float">
            <text:p>5.64E-06</text:p>
          </table:table-cell>
          <table:table-cell office:value-type="float" office:value="0.000004452161" calcext:value-type="float">
            <text:p>4.45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4.151199" calcext:value-type="float">
            <text:p>4.151199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5636.689" calcext:value-type="float">
            <text:p>5636.68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6671" calcext:value-type="float">
            <text:p>3.77E-09</text:p>
          </table:table-cell>
          <table:table-cell office:value-type="float" office:value="0.0000000000762148" calcext:value-type="float">
            <text:p>7.62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5664205" calcext:value-type="float">
            <text:p>5.66E-06</text:p>
          </table:table-cell>
          <table:table-cell office:value-type="float" office:value="0.000004461969" calcext:value-type="float">
            <text:p>4.46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3.76671" calcext:value-type="float">
            <text:p>3.76671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5664.205" calcext:value-type="float">
            <text:p>5664.2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030907" calcext:value-type="float">
            <text:p>4.03E-09</text:p>
          </table:table-cell>
          <table:table-cell office:value-type="float" office:value="0.00000000007710363" calcext:value-type="float">
            <text:p>7.71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5689703" calcext:value-type="float">
            <text:p>5.69E-06</text:p>
          </table:table-cell>
          <table:table-cell office:value-type="float" office:value="0.000004471255" calcext:value-type="float">
            <text:p>4.47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4.030907" calcext:value-type="float">
            <text:p>4.030907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5689.703" calcext:value-type="float">
            <text:p>5689.70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08825" calcext:value-type="float">
            <text:p>4.09E-09</text:p>
          </table:table-cell>
          <table:table-cell office:value-type="float" office:value="0.00000000007797487" calcext:value-type="float">
            <text:p>7.80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5715931" calcext:value-type="float">
            <text:p>5.72E-06</text:p>
          </table:table-cell>
          <table:table-cell office:value-type="float" office:value="0.000004480427" calcext:value-type="float">
            <text:p>4.48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4.08825" calcext:value-type="float">
            <text:p>4.08825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5715.931" calcext:value-type="float">
            <text:p>5715.93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5692128" calcext:value-type="float">
            <text:p>5.69E-09</text:p>
          </table:table-cell>
          <table:table-cell office:value-type="float" office:value="0.00000000007902724" calcext:value-type="float">
            <text:p>7.90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5742706" calcext:value-type="float">
            <text:p>5.74E-06</text:p>
          </table:table-cell>
          <table:table-cell office:value-type="float" office:value="0.000004489826" calcext:value-type="float">
            <text:p>4.49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5.692128" calcext:value-type="float">
            <text:p>5.692128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5742.706" calcext:value-type="float">
            <text:p>5742.7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721482" calcext:value-type="float">
            <text:p>4.72E-09</text:p>
          </table:table-cell>
          <table:table-cell office:value-type="float" office:value="0.00000000007973636" calcext:value-type="float">
            <text:p>7.97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5766842" calcext:value-type="float">
            <text:p>5.77E-06</text:p>
          </table:table-cell>
          <table:table-cell office:value-type="float" office:value="0.000004499198" calcext:value-type="float">
            <text:p>4.50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4.721482" calcext:value-type="float">
            <text:p>4.721482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5766.842" calcext:value-type="float">
            <text:p>5766.84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925141" calcext:value-type="float">
            <text:p>5.93E-09</text:p>
          </table:table-cell>
          <table:table-cell office:value-type="float" office:value="0.00000000008079457" calcext:value-type="float">
            <text:p>8.08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5792434" calcext:value-type="float">
            <text:p>5.79E-06</text:p>
          </table:table-cell>
          <table:table-cell office:value-type="float" office:value="0.000004507874" calcext:value-type="float">
            <text:p>4.51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5.925141" calcext:value-type="float">
            <text:p>5.925141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5792.434" calcext:value-type="float">
            <text:p>5792.43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6389914" calcext:value-type="float">
            <text:p>6.39E-09</text:p>
          </table:table-cell>
          <table:table-cell office:value-type="float" office:value="0.00000000008242197" calcext:value-type="float">
            <text:p>8.24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5816885" calcext:value-type="float">
            <text:p>5.82E-06</text:p>
          </table:table-cell>
          <table:table-cell office:value-type="float" office:value="0.000004517242" calcext:value-type="float">
            <text:p>4.52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6.389914" calcext:value-type="float">
            <text:p>6.389914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5816.885" calcext:value-type="float">
            <text:p>5816.88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394077" calcext:value-type="float">
            <text:p>6.39E-09</text:p>
          </table:table-cell>
          <table:table-cell office:value-type="float" office:value="0.00000000008501264" calcext:value-type="float">
            <text:p>8.50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5840319" calcext:value-type="float">
            <text:p>5.84E-06</text:p>
          </table:table-cell>
          <table:table-cell office:value-type="float" office:value="0.000004525755" calcext:value-type="float">
            <text:p>4.53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6.394077" calcext:value-type="float">
            <text:p>6.394077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5840.319" calcext:value-type="float">
            <text:p>5840.319</text:p>
          </table:table-cell>
          <table:table-cell table:number-columns-repeated="2"/>
        </table:table-row>
      </table:table>
      <table:table table:name="W332-M7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(unknown unit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Tot I(nA)</text:p>
          </table:table-cell>
          <table:table-cell/>
          <table:table-cell table:style-name="ce1" office:value-type="float" office:value="7440000000000" calcext:value-type="float">
            <text:p>7.44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6091" calcext:value-type="float">
            <text:p>-1.61E-09</text:p>
          </table:table-cell>
          <table:table-cell office:value-type="float" office:value="0.000000000007956498" calcext:value-type="float">
            <text:p>7.96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2100062" calcext:value-type="float">
            <text:p>-2.10E-08</text:p>
          </table:table-cell>
          <table:table-cell office:value-type="float" office:value="-0.00000001871359" calcext:value-type="float">
            <text:p>-1.87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B3]*10^9" office:value-type="float" office:value="-1.6091" calcext:value-type="float">
            <text:p>-1.6091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F3]*10^9" office:value-type="float" office:value="-21.00062" calcext:value-type="float">
            <text:p>-21.0006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0.0000000004760858" calcext:value-type="float">
            <text:p>4.76E-10</text:p>
          </table:table-cell>
          <table:table-cell office:value-type="float" office:value="0.00000000001686371" calcext:value-type="float">
            <text:p>1.69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4913524" calcext:value-type="float">
            <text:p>4.91E-08</text:p>
          </table:table-cell>
          <table:table-cell office:value-type="float" office:value="0.00000008130246" calcext:value-type="float">
            <text:p>8.13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B4]*10^9" office:value-type="float" office:value="0.4760858" calcext:value-type="float">
            <text:p>0.4760858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F4]*10^9" office:value-type="float" office:value="49.13524" calcext:value-type="float">
            <text:p>49.135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301526" calcext:value-type="float">
            <text:p>-1.30E-09</text:p>
          </table:table-cell>
          <table:table-cell office:value-type="float" office:value="0.00000000001769257" calcext:value-type="float">
            <text:p>1.77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1234035" calcext:value-type="float">
            <text:p>1.23E-07</text:p>
          </table:table-cell>
          <table:table-cell office:value-type="float" office:value="0.000000105021" calcext:value-type="float">
            <text:p>1.05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B5]*10^9" office:value-type="float" office:value="-1.301526" calcext:value-type="float">
            <text:p>-1.301526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F5]*10^9" office:value-type="float" office:value="123.4035" calcext:value-type="float">
            <text:p>123.4035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599135" calcext:value-type="float">
            <text:p>-1.60E-09</text:p>
          </table:table-cell>
          <table:table-cell office:value-type="float" office:value="0.00000000001856706" calcext:value-type="float">
            <text:p>1.86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1442696" calcext:value-type="float">
            <text:p>1.44E-07</text:p>
          </table:table-cell>
          <table:table-cell office:value-type="float" office:value="0.000000123063" calcext:value-type="float">
            <text:p>1.23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B6]*10^9" office:value-type="float" office:value="-1.599135" calcext:value-type="float">
            <text:p>-1.599135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F6]*10^9" office:value-type="float" office:value="144.2696" calcext:value-type="float">
            <text:p>144.26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1648542" calcext:value-type="float">
            <text:p>-1.65E-09</text:p>
          </table:table-cell>
          <table:table-cell office:value-type="float" office:value="0.00000000001886707" calcext:value-type="float">
            <text:p>1.89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1621015" calcext:value-type="float">
            <text:p>1.62E-07</text:p>
          </table:table-cell>
          <table:table-cell office:value-type="float" office:value="0.0000001384795" calcext:value-type="float">
            <text:p>1.38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B7]*10^9" office:value-type="float" office:value="-1.648542" calcext:value-type="float">
            <text:p>-1.648542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F7]*10^9" office:value-type="float" office:value="162.1015" calcext:value-type="float">
            <text:p>162.10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4145188" calcext:value-type="float">
            <text:p>4.15E-10</text:p>
          </table:table-cell>
          <table:table-cell office:value-type="float" office:value="0.00000000002040832" calcext:value-type="float">
            <text:p>2.04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1928869" calcext:value-type="float">
            <text:p>1.93E-07</text:p>
          </table:table-cell>
          <table:table-cell office:value-type="float" office:value="0.0000001646607" calcext:value-type="float">
            <text:p>1.65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B8]*10^9" office:value-type="float" office:value="0.4145188" calcext:value-type="float">
            <text:p>0.4145188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F8]*10^9" office:value-type="float" office:value="192.8869" calcext:value-type="float">
            <text:p>192.88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1453558" calcext:value-type="float">
            <text:p>-1.45E-09</text:p>
          </table:table-cell>
          <table:table-cell office:value-type="float" office:value="0.00000000002189904" calcext:value-type="float">
            <text:p>2.19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2198771" calcext:value-type="float">
            <text:p>2.20E-07</text:p>
          </table:table-cell>
          <table:table-cell office:value-type="float" office:value="0.0000001870544" calcext:value-type="float">
            <text:p>1.87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B9]*10^9" office:value-type="float" office:value="-1.453558" calcext:value-type="float">
            <text:p>-1.453558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F9]*10^9" office:value-type="float" office:value="219.8771" calcext:value-type="float">
            <text:p>219.87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06463376" calcext:value-type="float">
            <text:p>-6.46E-11</text:p>
          </table:table-cell>
          <table:table-cell office:value-type="float" office:value="0.00000000002282869" calcext:value-type="float">
            <text:p>2.28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2450469" calcext:value-type="float">
            <text:p>2.45E-07</text:p>
          </table:table-cell>
          <table:table-cell office:value-type="float" office:value="0.0000002069489" calcext:value-type="float">
            <text:p>2.07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B10]*10^9" office:value-type="float" office:value="-0.06463376" calcext:value-type="float">
            <text:p>-0.06463376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F10]*10^9" office:value-type="float" office:value="245.0469" calcext:value-type="float">
            <text:p>245.046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0.0000000005966102" calcext:value-type="float">
            <text:p>5.97E-10</text:p>
          </table:table-cell>
          <table:table-cell office:value-type="float" office:value="0.0000000000240481" calcext:value-type="float">
            <text:p>2.40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2652574" calcext:value-type="float">
            <text:p>2.65E-07</text:p>
          </table:table-cell>
          <table:table-cell office:value-type="float" office:value="0.0000002250519" calcext:value-type="float">
            <text:p>2.25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B11]*10^9" office:value-type="float" office:value="0.5966102" calcext:value-type="float">
            <text:p>0.5966102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F11]*10^9" office:value-type="float" office:value="265.2574" calcext:value-type="float">
            <text:p>265.25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01622478" calcext:value-type="float">
            <text:p>-1.62E-10</text:p>
          </table:table-cell>
          <table:table-cell office:value-type="float" office:value="0.00000000002488762" calcext:value-type="float">
            <text:p>2.49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2851234" calcext:value-type="float">
            <text:p>2.85E-07</text:p>
          </table:table-cell>
          <table:table-cell office:value-type="float" office:value="0.0000002418092" calcext:value-type="float">
            <text:p>2.42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B12]*10^9" office:value-type="float" office:value="-0.1622478" calcext:value-type="float">
            <text:p>-0.1622478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F12]*10^9" office:value-type="float" office:value="285.1234" calcext:value-type="float">
            <text:p>285.12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09922124" calcext:value-type="float">
            <text:p>-9.92E-10</text:p>
          </table:table-cell>
          <table:table-cell office:value-type="float" office:value="0.00000000002624657" calcext:value-type="float">
            <text:p>2.62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3052773" calcext:value-type="float">
            <text:p>3.05E-07</text:p>
          </table:table-cell>
          <table:table-cell office:value-type="float" office:value="0.0000002574579" calcext:value-type="float">
            <text:p>2.57E-07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B13]*10^9" office:value-type="float" office:value="-0.9922124" calcext:value-type="float">
            <text:p>-0.9922124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F13]*10^9" office:value-type="float" office:value="305.2773" calcext:value-type="float">
            <text:p>305.277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0.0000000004032637" calcext:value-type="float">
            <text:p>4.03E-10</text:p>
          </table:table-cell>
          <table:table-cell office:value-type="float" office:value="0.00000000002661302" calcext:value-type="float">
            <text:p>2.66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3223733" calcext:value-type="float">
            <text:p>3.22E-07</text:p>
          </table:table-cell>
          <table:table-cell office:value-type="float" office:value="0.0000002721906" calcext:value-type="float">
            <text:p>2.72E-07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B14]*10^9" office:value-type="float" office:value="0.4032637" calcext:value-type="float">
            <text:p>0.4032637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F14]*10^9" office:value-type="float" office:value="322.3733" calcext:value-type="float">
            <text:p>322.37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4511622" calcext:value-type="float">
            <text:p>4.51E-10</text:p>
          </table:table-cell>
          <table:table-cell office:value-type="float" office:value="0.00000000002777101" calcext:value-type="float">
            <text:p>2.7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3395326" calcext:value-type="float">
            <text:p>3.40E-07</text:p>
          </table:table-cell>
          <table:table-cell office:value-type="float" office:value="0.00000028615" calcext:value-type="float">
            <text:p>2.86E-07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B15]*10^9" office:value-type="float" office:value="0.4511622" calcext:value-type="float">
            <text:p>0.4511622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F15]*10^9" office:value-type="float" office:value="339.5326" calcext:value-type="float">
            <text:p>339.53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133829" calcext:value-type="float">
            <text:p>3.13E-10</text:p>
          </table:table-cell>
          <table:table-cell office:value-type="float" office:value="0.00000000002994817" calcext:value-type="float">
            <text:p>2.99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369813" calcext:value-type="float">
            <text:p>3.70E-07</text:p>
          </table:table-cell>
          <table:table-cell office:value-type="float" office:value="0.0000003122681" calcext:value-type="float">
            <text:p>3.12E-07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B16]*10^9" office:value-type="float" office:value="0.3133829" calcext:value-type="float">
            <text:p>0.3133829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F16]*10^9" office:value-type="float" office:value="369.813" calcext:value-type="float">
            <text:p>369.8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5166479" calcext:value-type="float">
            <text:p>5.17E-10</text:p>
          </table:table-cell>
          <table:table-cell office:value-type="float" office:value="0.00000000003188058" calcext:value-type="float">
            <text:p>3.19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3981164" calcext:value-type="float">
            <text:p>3.98E-07</text:p>
          </table:table-cell>
          <table:table-cell office:value-type="float" office:value="0.000000336307" calcext:value-type="float">
            <text:p>3.36E-07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B17]*10^9" office:value-type="float" office:value="0.5166479" calcext:value-type="float">
            <text:p>0.5166479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F17]*10^9" office:value-type="float" office:value="398.1164" calcext:value-type="float">
            <text:p>398.11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1097114" calcext:value-type="float">
            <text:p>-1.10E-09</text:p>
          </table:table-cell>
          <table:table-cell office:value-type="float" office:value="0.00000000003381248" calcext:value-type="float">
            <text:p>3.38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4253072" calcext:value-type="float">
            <text:p>4.25E-07</text:p>
          </table:table-cell>
          <table:table-cell office:value-type="float" office:value="0.0000003586776" calcext:value-type="float">
            <text:p>3.59E-07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B18]*10^9" office:value-type="float" office:value="-1.097114" calcext:value-type="float">
            <text:p>-1.097114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F18]*10^9" office:value-type="float" office:value="425.3072" calcext:value-type="float">
            <text:p>425.30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1559633" calcext:value-type="float">
            <text:p>1.56E-10</text:p>
          </table:table-cell>
          <table:table-cell office:value-type="float" office:value="0.00000000003507433" calcext:value-type="float">
            <text:p>3.51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4528174" calcext:value-type="float">
            <text:p>4.53E-07</text:p>
          </table:table-cell>
          <table:table-cell office:value-type="float" office:value="0.0000003799498" calcext:value-type="float">
            <text:p>3.80E-07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B19]*10^9" office:value-type="float" office:value="0.1559633" calcext:value-type="float">
            <text:p>0.1559633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F19]*10^9" office:value-type="float" office:value="452.8174" calcext:value-type="float">
            <text:p>452.81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1258322" calcext:value-type="float">
            <text:p>-1.26E-09</text:p>
          </table:table-cell>
          <table:table-cell office:value-type="float" office:value="0.0000000000365069" calcext:value-type="float">
            <text:p>3.65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476953" calcext:value-type="float">
            <text:p>4.77E-07</text:p>
          </table:table-cell>
          <table:table-cell office:value-type="float" office:value="0.0000004000015" calcext:value-type="float">
            <text:p>4.00E-07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B20]*10^9" office:value-type="float" office:value="-1.258322" calcext:value-type="float">
            <text:p>-1.258322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F20]*10^9" office:value-type="float" office:value="476.953" calcext:value-type="float">
            <text:p>476.95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1622832" calcext:value-type="float">
            <text:p>1.62E-10</text:p>
          </table:table-cell>
          <table:table-cell office:value-type="float" office:value="0.00000000003906713" calcext:value-type="float">
            <text:p>3.91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5320083" calcext:value-type="float">
            <text:p>5.32E-07</text:p>
          </table:table-cell>
          <table:table-cell office:value-type="float" office:value="0.0000004457954" calcext:value-type="float">
            <text:p>4.46E-07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B21]*10^9" office:value-type="float" office:value="0.1622832" calcext:value-type="float">
            <text:p>0.1622832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F21]*10^9" office:value-type="float" office:value="532.0083" calcext:value-type="float">
            <text:p>532.008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1086511" calcext:value-type="float">
            <text:p>-1.09E-09</text:p>
          </table:table-cell>
          <table:table-cell office:value-type="float" office:value="0.0000000000417591" calcext:value-type="float">
            <text:p>4.18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5834134" calcext:value-type="float">
            <text:p>5.83E-07</text:p>
          </table:table-cell>
          <table:table-cell office:value-type="float" office:value="0.0000004872777" calcext:value-type="float">
            <text:p>4.87E-07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B22]*10^9" office:value-type="float" office:value="-1.086511" calcext:value-type="float">
            <text:p>-1.086511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F22]*10^9" office:value-type="float" office:value="583.4134" calcext:value-type="float">
            <text:p>583.41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507451" calcext:value-type="float">
            <text:p>-5.07E-10</text:p>
          </table:table-cell>
          <table:table-cell office:value-type="float" office:value="0.00000000004397039" calcext:value-type="float">
            <text:p>4.4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6293334" calcext:value-type="float">
            <text:p>6.29E-07</text:p>
          </table:table-cell>
          <table:table-cell office:value-type="float" office:value="0.0000005258607" calcext:value-type="float">
            <text:p>5.26E-07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B23]*10^9" office:value-type="float" office:value="-0.507451" calcext:value-type="float">
            <text:p>-0.507451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F23]*10^9" office:value-type="float" office:value="629.3334" calcext:value-type="float">
            <text:p>629.333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8537209" calcext:value-type="float">
            <text:p>-8.54E-10</text:p>
          </table:table-cell>
          <table:table-cell office:value-type="float" office:value="0.00000000004619534" calcext:value-type="float">
            <text:p>4.62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6736005" calcext:value-type="float">
            <text:p>6.74E-07</text:p>
          </table:table-cell>
          <table:table-cell office:value-type="float" office:value="0.0000005617122" calcext:value-type="float">
            <text:p>5.62E-07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B24]*10^9" office:value-type="float" office:value="-0.8537209" calcext:value-type="float">
            <text:p>-0.8537209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F24]*10^9" office:value-type="float" office:value="673.6005" calcext:value-type="float">
            <text:p>673.60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1039461" calcext:value-type="float">
            <text:p>1.04E-09</text:p>
          </table:table-cell>
          <table:table-cell office:value-type="float" office:value="0.00000000004800441" calcext:value-type="float">
            <text:p>4.80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7158937" calcext:value-type="float">
            <text:p>7.16E-07</text:p>
          </table:table-cell>
          <table:table-cell office:value-type="float" office:value="0.0000005954143" calcext:value-type="float">
            <text:p>5.95E-07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B25]*10^9" office:value-type="float" office:value="1.039461" calcext:value-type="float">
            <text:p>1.039461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F25]*10^9" office:value-type="float" office:value="715.8937" calcext:value-type="float">
            <text:p>715.893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6570572" calcext:value-type="float">
            <text:p>-6.57E-10</text:p>
          </table:table-cell>
          <table:table-cell office:value-type="float" office:value="0.00000000004993641" calcext:value-type="float">
            <text:p>4.99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7545848" calcext:value-type="float">
            <text:p>7.55E-07</text:p>
          </table:table-cell>
          <table:table-cell office:value-type="float" office:value="0.0000006275118" calcext:value-type="float">
            <text:p>6.28E-07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B26]*10^9" office:value-type="float" office:value="-0.6570572" calcext:value-type="float">
            <text:p>-0.6570572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F26]*10^9" office:value-type="float" office:value="754.5848" calcext:value-type="float">
            <text:p>754.58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386356" calcext:value-type="float">
            <text:p>-3.86E-10</text:p>
          </table:table-cell>
          <table:table-cell office:value-type="float" office:value="0.00000000005181039" calcext:value-type="float">
            <text:p>5.1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7936108" calcext:value-type="float">
            <text:p>7.94E-07</text:p>
          </table:table-cell>
          <table:table-cell office:value-type="float" office:value="0.0000006580315" calcext:value-type="float">
            <text:p>6.58E-07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B27]*10^9" office:value-type="float" office:value="-0.386356" calcext:value-type="float">
            <text:p>-0.386356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F27]*10^9" office:value-type="float" office:value="793.6108" calcext:value-type="float">
            <text:p>793.610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6962468" calcext:value-type="float">
            <text:p>-6.96E-10</text:p>
          </table:table-cell>
          <table:table-cell office:value-type="float" office:value="0.000000000053633" calcext:value-type="float">
            <text:p>5.36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8292206" calcext:value-type="float">
            <text:p>8.29E-07</text:p>
          </table:table-cell>
          <table:table-cell office:value-type="float" office:value="0.0000006872401" calcext:value-type="float">
            <text:p>6.87E-07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B28]*10^9" office:value-type="float" office:value="-0.6962468" calcext:value-type="float">
            <text:p>-0.6962468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F28]*10^9" office:value-type="float" office:value="829.2206" calcext:value-type="float">
            <text:p>829.22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2722805" calcext:value-type="float">
            <text:p>2.72E-10</text:p>
          </table:table-cell>
          <table:table-cell office:value-type="float" office:value="0.00000000005500201" calcext:value-type="float">
            <text:p>5.50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866224" calcext:value-type="float">
            <text:p>8.66E-07</text:p>
          </table:table-cell>
          <table:table-cell office:value-type="float" office:value="0.0000007154742" calcext:value-type="float">
            <text:p>7.15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B29]*10^9" office:value-type="float" office:value="0.2722805" calcext:value-type="float">
            <text:p>0.2722805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F29]*10^9" office:value-type="float" office:value="866.224" calcext:value-type="float">
            <text:p>866.22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1190226" calcext:value-type="float">
            <text:p>1.19E-09</text:p>
          </table:table-cell>
          <table:table-cell office:value-type="float" office:value="0.00000000005665738" calcext:value-type="float">
            <text:p>5.67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903547" calcext:value-type="float">
            <text:p>9.04E-07</text:p>
          </table:table-cell>
          <table:table-cell office:value-type="float" office:value="0.0000007425962" calcext:value-type="float">
            <text:p>7.43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B30]*10^9" office:value-type="float" office:value="1.190226" calcext:value-type="float">
            <text:p>1.190226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F30]*10^9" office:value-type="float" office:value="903.547" calcext:value-type="float">
            <text:p>903.54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2347611" calcext:value-type="float">
            <text:p>-2.35E-10</text:p>
          </table:table-cell>
          <table:table-cell office:value-type="float" office:value="0.00000000005826909" calcext:value-type="float">
            <text:p>5.83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9387414" calcext:value-type="float">
            <text:p>9.39E-07</text:p>
          </table:table-cell>
          <table:table-cell office:value-type="float" office:value="0.0000007687178" calcext:value-type="float">
            <text:p>7.69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B31]*10^9" office:value-type="float" office:value="-0.2347611" calcext:value-type="float">
            <text:p>-0.2347611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F31]*10^9" office:value-type="float" office:value="938.7414" calcext:value-type="float">
            <text:p>938.74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5914352" calcext:value-type="float">
            <text:p>5.91E-10</text:p>
          </table:table-cell>
          <table:table-cell office:value-type="float" office:value="0.00000000005970412" calcext:value-type="float">
            <text:p>5.97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9728113" calcext:value-type="float">
            <text:p>9.73E-07</text:p>
          </table:table-cell>
          <table:table-cell office:value-type="float" office:value="0.0000007942282" calcext:value-type="float">
            <text:p>7.94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B32]*10^9" office:value-type="float" office:value="0.5914352" calcext:value-type="float">
            <text:p>0.5914352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F32]*10^9" office:value-type="float" office:value="972.8113" calcext:value-type="float">
            <text:p>972.811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107203" calcext:value-type="float">
            <text:p>1.11E-09</text:p>
          </table:table-cell>
          <table:table-cell office:value-type="float" office:value="0.00000000006112973" calcext:value-type="float">
            <text:p>6.1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1007007" calcext:value-type="float">
            <text:p>1.01E-06</text:p>
          </table:table-cell>
          <table:table-cell office:value-type="float" office:value="0.0000008189072" calcext:value-type="float">
            <text:p>8.19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B33]*10^9" office:value-type="float" office:value="1.107203" calcext:value-type="float">
            <text:p>1.107203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F33]*10^9" office:value-type="float" office:value="1007.007" calcext:value-type="float">
            <text:p>1007.00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56163" calcext:value-type="float">
            <text:p>1.36E-09</text:p>
          </table:table-cell>
          <table:table-cell office:value-type="float" office:value="0.00000000006260998" calcext:value-type="float">
            <text:p>6.26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1029249" calcext:value-type="float">
            <text:p>1.03E-06</text:p>
          </table:table-cell>
          <table:table-cell office:value-type="float" office:value="0.0000008428574" calcext:value-type="float">
            <text:p>8.43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B34]*10^9" office:value-type="float" office:value="1.356163" calcext:value-type="float">
            <text:p>1.356163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F34]*10^9" office:value-type="float" office:value="1029.249" calcext:value-type="float">
            <text:p>1029.24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03407389" calcext:value-type="float">
            <text:p>3.41E-10</text:p>
          </table:table-cell>
          <table:table-cell office:value-type="float" office:value="0.00000000006381902" calcext:value-type="float">
            <text:p>6.38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1052876" calcext:value-type="float">
            <text:p>1.05E-06</text:p>
          </table:table-cell>
          <table:table-cell office:value-type="float" office:value="0.0000008663231" calcext:value-type="float">
            <text:p>8.66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B35]*10^9" office:value-type="float" office:value="0.3407389" calcext:value-type="float">
            <text:p>0.3407389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F35]*10^9" office:value-type="float" office:value="1052.876" calcext:value-type="float">
            <text:p>1052.8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-0.0000000002528654" calcext:value-type="float">
            <text:p>-2.53E-10</text:p>
          </table:table-cell>
          <table:table-cell office:value-type="float" office:value="0.0000000000651011" calcext:value-type="float">
            <text:p>6.51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1080203" calcext:value-type="float">
            <text:p>1.08E-06</text:p>
          </table:table-cell>
          <table:table-cell office:value-type="float" office:value="0.0000008892188" calcext:value-type="float">
            <text:p>8.89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B36]*10^9" office:value-type="float" office:value="-0.2528654" calcext:value-type="float">
            <text:p>-0.2528654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F36]*10^9" office:value-type="float" office:value="1080.203" calcext:value-type="float">
            <text:p>1080.20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866113" calcext:value-type="float">
            <text:p>2.87E-10</text:p>
          </table:table-cell>
          <table:table-cell office:value-type="float" office:value="0.00000000006755829" calcext:value-type="float">
            <text:p>6.76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1136421" calcext:value-type="float">
            <text:p>1.14E-06</text:p>
          </table:table-cell>
          <table:table-cell office:value-type="float" office:value="0.0000009331229" calcext:value-type="float">
            <text:p>9.33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B37]*10^9" office:value-type="float" office:value="0.2866113" calcext:value-type="float">
            <text:p>0.2866113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F37]*10^9" office:value-type="float" office:value="1136.421" calcext:value-type="float">
            <text:p>1136.4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9255787" calcext:value-type="float">
            <text:p>9.26E-10</text:p>
          </table:table-cell>
          <table:table-cell office:value-type="float" office:value="0.00000000007002898" calcext:value-type="float">
            <text:p>7.00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1187816" calcext:value-type="float">
            <text:p>1.19E-06</text:p>
          </table:table-cell>
          <table:table-cell office:value-type="float" office:value="0.0000009751872" calcext:value-type="float">
            <text:p>9.75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B38]*10^9" office:value-type="float" office:value="0.9255787" calcext:value-type="float">
            <text:p>0.9255787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F38]*10^9" office:value-type="float" office:value="1187.816" calcext:value-type="float">
            <text:p>1187.81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64024" calcext:value-type="float">
            <text:p>1.64E-09</text:p>
          </table:table-cell>
          <table:table-cell office:value-type="float" office:value="0.0000000000723102" calcext:value-type="float">
            <text:p>7.23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1239973" calcext:value-type="float">
            <text:p>1.24E-06</text:p>
          </table:table-cell>
          <table:table-cell office:value-type="float" office:value="0.000001015764" calcext:value-type="float">
            <text:p>1.02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B39]*10^9" office:value-type="float" office:value="1.64024" calcext:value-type="float">
            <text:p>1.64024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F39]*10^9" office:value-type="float" office:value="1239.973" calcext:value-type="float">
            <text:p>1239.97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164765" calcext:value-type="float">
            <text:p>1.16E-09</text:p>
          </table:table-cell>
          <table:table-cell office:value-type="float" office:value="0.00000000007448616" calcext:value-type="float">
            <text:p>7.4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1288387" calcext:value-type="float">
            <text:p>1.29E-06</text:p>
          </table:table-cell>
          <table:table-cell office:value-type="float" office:value="0.000001054988" calcext:value-type="float">
            <text:p>1.05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B40]*10^9" office:value-type="float" office:value="1.164765" calcext:value-type="float">
            <text:p>1.164765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F40]*10^9" office:value-type="float" office:value="1288.387" calcext:value-type="float">
            <text:p>1288.38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719151" calcext:value-type="float">
            <text:p>1.72E-09</text:p>
          </table:table-cell>
          <table:table-cell office:value-type="float" office:value="0.00000000007658919" calcext:value-type="float">
            <text:p>7.6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1337243" calcext:value-type="float">
            <text:p>1.34E-06</text:p>
          </table:table-cell>
          <table:table-cell office:value-type="float" office:value="0.00000109301" calcext:value-type="float">
            <text:p>1.09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B41]*10^9" office:value-type="float" office:value="1.719151" calcext:value-type="float">
            <text:p>1.719151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F41]*10^9" office:value-type="float" office:value="1337.243" calcext:value-type="float">
            <text:p>1337.24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327962" calcext:value-type="float">
            <text:p>2.33E-09</text:p>
          </table:table-cell>
          <table:table-cell office:value-type="float" office:value="0.00000000007869415" calcext:value-type="float">
            <text:p>7.87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138411" calcext:value-type="float">
            <text:p>1.38E-06</text:p>
          </table:table-cell>
          <table:table-cell office:value-type="float" office:value="0.000001130076" calcext:value-type="float">
            <text:p>1.13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B42]*10^9" office:value-type="float" office:value="2.327962" calcext:value-type="float">
            <text:p>2.327962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F42]*10^9" office:value-type="float" office:value="1384.11" calcext:value-type="float">
            <text:p>1384.1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926217" calcext:value-type="float">
            <text:p>1.93E-09</text:p>
          </table:table-cell>
          <table:table-cell office:value-type="float" office:value="0.00000000008055611" calcext:value-type="float">
            <text:p>8.06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1428631" calcext:value-type="float">
            <text:p>1.43E-06</text:p>
          </table:table-cell>
          <table:table-cell office:value-type="float" office:value="0.000001166088" calcext:value-type="float">
            <text:p>1.17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B43]*10^9" office:value-type="float" office:value="1.926217" calcext:value-type="float">
            <text:p>1.926217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F43]*10^9" office:value-type="float" office:value="1428.631" calcext:value-type="float">
            <text:p>1428.63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655005" calcext:value-type="float">
            <text:p>2.66E-09</text:p>
          </table:table-cell>
          <table:table-cell office:value-type="float" office:value="0.00000000008242147" calcext:value-type="float">
            <text:p>8.24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1472929" calcext:value-type="float">
            <text:p>1.47E-06</text:p>
          </table:table-cell>
          <table:table-cell office:value-type="float" office:value="0.000001200833" calcext:value-type="float">
            <text:p>1.20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B44]*10^9" office:value-type="float" office:value="2.655005" calcext:value-type="float">
            <text:p>2.655005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F44]*10^9" office:value-type="float" office:value="1472.929" calcext:value-type="float">
            <text:p>1472.9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788581" calcext:value-type="float">
            <text:p>1.79E-09</text:p>
          </table:table-cell>
          <table:table-cell office:value-type="float" office:value="0.00000000008429239" calcext:value-type="float">
            <text:p>8.43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1514658" calcext:value-type="float">
            <text:p>1.51E-06</text:p>
          </table:table-cell>
          <table:table-cell office:value-type="float" office:value="0.000001234247" calcext:value-type="float">
            <text:p>1.23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B45]*10^9" office:value-type="float" office:value="1.788581" calcext:value-type="float">
            <text:p>1.788581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F45]*10^9" office:value-type="float" office:value="1514.658" calcext:value-type="float">
            <text:p>1514.65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976198" calcext:value-type="float">
            <text:p>1.98E-09</text:p>
          </table:table-cell>
          <table:table-cell office:value-type="float" office:value="0.00000000008612082" calcext:value-type="float">
            <text:p>8.61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1555573" calcext:value-type="float">
            <text:p>1.56E-06</text:p>
          </table:table-cell>
          <table:table-cell office:value-type="float" office:value="0.00000126655" calcext:value-type="float">
            <text:p>1.27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B46]*10^9" office:value-type="float" office:value="1.976198" calcext:value-type="float">
            <text:p>1.976198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F46]*10^9" office:value-type="float" office:value="1555.573" calcext:value-type="float">
            <text:p>1555.57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712023" calcext:value-type="float">
            <text:p>1.71E-09</text:p>
          </table:table-cell>
          <table:table-cell office:value-type="float" office:value="0.00000000008790979" calcext:value-type="float">
            <text:p>8.79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1595363" calcext:value-type="float">
            <text:p>1.60E-06</text:p>
          </table:table-cell>
          <table:table-cell office:value-type="float" office:value="0.000001296617" calcext:value-type="float">
            <text:p>1.30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B47]*10^9" office:value-type="float" office:value="1.712023" calcext:value-type="float">
            <text:p>1.712023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F47]*10^9" office:value-type="float" office:value="1595.363" calcext:value-type="float">
            <text:p>1595.36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1731602" calcext:value-type="float">
            <text:p>1.73E-09</text:p>
          </table:table-cell>
          <table:table-cell office:value-type="float" office:value="0.00000000008955964" calcext:value-type="float">
            <text:p>8.96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1631008" calcext:value-type="float">
            <text:p>1.63E-06</text:p>
          </table:table-cell>
          <table:table-cell office:value-type="float" office:value="0.000001324779" calcext:value-type="float">
            <text:p>1.32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B48]*10^9" office:value-type="float" office:value="1.731602" calcext:value-type="float">
            <text:p>1.731602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F48]*10^9" office:value-type="float" office:value="1631.008" calcext:value-type="float">
            <text:p>1631.00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553887" calcext:value-type="float">
            <text:p>2.55E-09</text:p>
          </table:table-cell>
          <table:table-cell office:value-type="float" office:value="0.00000000009121688" calcext:value-type="float">
            <text:p>9.12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1664055" calcext:value-type="float">
            <text:p>1.66E-06</text:p>
          </table:table-cell>
          <table:table-cell office:value-type="float" office:value="0.000001350044" calcext:value-type="float">
            <text:p>1.35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B49]*10^9" office:value-type="float" office:value="2.553887" calcext:value-type="float">
            <text:p>2.553887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F49]*10^9" office:value-type="float" office:value="1664.055" calcext:value-type="float">
            <text:p>1664.05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134337" calcext:value-type="float">
            <text:p>3.13E-09</text:p>
          </table:table-cell>
          <table:table-cell office:value-type="float" office:value="0.00000000009291928" calcext:value-type="float">
            <text:p>9.29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16954" calcext:value-type="float">
            <text:p>1.70E-06</text:p>
          </table:table-cell>
          <table:table-cell office:value-type="float" office:value="0.000001371985" calcext:value-type="float">
            <text:p>1.37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B50]*10^9" office:value-type="float" office:value="3.134337" calcext:value-type="float">
            <text:p>3.134337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F50]*10^9" office:value-type="float" office:value="1695.4" calcext:value-type="float">
            <text:p>1695.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678422" calcext:value-type="float">
            <text:p>3.68E-09</text:p>
          </table:table-cell>
          <table:table-cell office:value-type="float" office:value="0.00000000009464717" calcext:value-type="float">
            <text:p>9.4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1720174" calcext:value-type="float">
            <text:p>1.72E-06</text:p>
          </table:table-cell>
          <table:table-cell office:value-type="float" office:value="0.000001389789" calcext:value-type="float">
            <text:p>1.39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B51]*10^9" office:value-type="float" office:value="3.678422" calcext:value-type="float">
            <text:p>3.678422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F51]*10^9" office:value-type="float" office:value="1720.174" calcext:value-type="float">
            <text:p>1720.17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962805" calcext:value-type="float">
            <text:p>3.96E-09</text:p>
          </table:table-cell>
          <table:table-cell office:value-type="float" office:value="0.00000000009649776" calcext:value-type="float">
            <text:p>9.65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1740283" calcext:value-type="float">
            <text:p>1.74E-06</text:p>
          </table:table-cell>
          <table:table-cell office:value-type="float" office:value="0.000001403015" calcext:value-type="float">
            <text:p>1.40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B52]*10^9" office:value-type="float" office:value="3.962805" calcext:value-type="float">
            <text:p>3.962805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F52]*10^9" office:value-type="float" office:value="1740.283" calcext:value-type="float">
            <text:p>1740.28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118132" calcext:value-type="float">
            <text:p>4.12E-09</text:p>
          </table:table-cell>
          <table:table-cell office:value-type="float" office:value="0.00000000009831442" calcext:value-type="float">
            <text:p>9.83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1756858" calcext:value-type="float">
            <text:p>1.76E-06</text:p>
          </table:table-cell>
          <table:table-cell office:value-type="float" office:value="0.000001412574" calcext:value-type="float">
            <text:p>1.41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B53]*10^9" office:value-type="float" office:value="4.118132" calcext:value-type="float">
            <text:p>4.118132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F53]*10^9" office:value-type="float" office:value="1756.858" calcext:value-type="float">
            <text:p>1756.85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4546026" calcext:value-type="float">
            <text:p>4.55E-09</text:p>
          </table:table-cell>
          <table:table-cell office:value-type="float" office:value="0.0000000001004565" calcext:value-type="float">
            <text:p>1.00E-10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1772071" calcext:value-type="float">
            <text:p>1.77E-06</text:p>
          </table:table-cell>
          <table:table-cell office:value-type="float" office:value="0.000001419464" calcext:value-type="float">
            <text:p>1.42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B54]*10^9" office:value-type="float" office:value="4.546026" calcext:value-type="float">
            <text:p>4.546026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F54]*10^9" office:value-type="float" office:value="1772.071" calcext:value-type="float">
            <text:p>1772.07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106942" calcext:value-type="float">
            <text:p>4.11E-09</text:p>
          </table:table-cell>
          <table:table-cell office:value-type="float" office:value="0.0000000001026675" calcext:value-type="float">
            <text:p>1.03E-10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1782834" calcext:value-type="float">
            <text:p>1.78E-06</text:p>
          </table:table-cell>
          <table:table-cell office:value-type="float" office:value="0.00000142446" calcext:value-type="float">
            <text:p>1.42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B55]*10^9" office:value-type="float" office:value="4.106942" calcext:value-type="float">
            <text:p>4.106942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F55]*10^9" office:value-type="float" office:value="1782.834" calcext:value-type="float">
            <text:p>1782.83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180399" calcext:value-type="float">
            <text:p>4.18E-09</text:p>
          </table:table-cell>
          <table:table-cell office:value-type="float" office:value="0.0000000001051236" calcext:value-type="float">
            <text:p>1.05E-10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1793351" calcext:value-type="float">
            <text:p>1.79E-06</text:p>
          </table:table-cell>
          <table:table-cell office:value-type="float" office:value="0.00000142853" calcext:value-type="float">
            <text:p>1.43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B56]*10^9" office:value-type="float" office:value="4.180399" calcext:value-type="float">
            <text:p>4.180399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F56]*10^9" office:value-type="float" office:value="1793.351" calcext:value-type="float">
            <text:p>1793.35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169847" calcext:value-type="float">
            <text:p>4.17E-09</text:p>
          </table:table-cell>
          <table:table-cell office:value-type="float" office:value="0.0000000001077037" calcext:value-type="float">
            <text:p>1.08E-10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1802745" calcext:value-type="float">
            <text:p>1.80E-06</text:p>
          </table:table-cell>
          <table:table-cell office:value-type="float" office:value="0.000001432146" calcext:value-type="float">
            <text:p>1.43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B57]*10^9" office:value-type="float" office:value="4.169847" calcext:value-type="float">
            <text:p>4.169847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F57]*10^9" office:value-type="float" office:value="1802.745" calcext:value-type="float">
            <text:p>1802.74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103748" calcext:value-type="float">
            <text:p>4.10E-09</text:p>
          </table:table-cell>
          <table:table-cell office:value-type="float" office:value="0.0000000001107438" calcext:value-type="float">
            <text:p>1.11E-10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1812672" calcext:value-type="float">
            <text:p>1.81E-06</text:p>
          </table:table-cell>
          <table:table-cell office:value-type="float" office:value="0.000001435499" calcext:value-type="float">
            <text:p>1.44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B58]*10^9" office:value-type="float" office:value="4.103748" calcext:value-type="float">
            <text:p>4.103748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F58]*10^9" office:value-type="float" office:value="1812.672" calcext:value-type="float">
            <text:p>1812.67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875822" calcext:value-type="float">
            <text:p>5.88E-09</text:p>
          </table:table-cell>
          <table:table-cell office:value-type="float" office:value="0.0000000001146484" calcext:value-type="float">
            <text:p>1.15E-10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182021" calcext:value-type="float">
            <text:p>1.82E-06</text:p>
          </table:table-cell>
          <table:table-cell office:value-type="float" office:value="0.000001438675" calcext:value-type="float">
            <text:p>1.44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B59]*10^9" office:value-type="float" office:value="5.875822" calcext:value-type="float">
            <text:p>5.875822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F59]*10^9" office:value-type="float" office:value="1820.21" calcext:value-type="float">
            <text:p>1820.2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909015" calcext:value-type="float">
            <text:p>5.91E-09</text:p>
          </table:table-cell>
          <table:table-cell office:value-type="float" office:value="0.0000000001201116" calcext:value-type="float">
            <text:p>1.20E-10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1828431" calcext:value-type="float">
            <text:p>1.83E-06</text:p>
          </table:table-cell>
          <table:table-cell office:value-type="float" office:value="0.000001442184" calcext:value-type="float">
            <text:p>1.44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B60]*10^9" office:value-type="float" office:value="5.909015" calcext:value-type="float">
            <text:p>5.909015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F60]*10^9" office:value-type="float" office:value="1828.431" calcext:value-type="float">
            <text:p>1828.43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16703" calcext:value-type="float">
            <text:p>6.17E-09</text:p>
          </table:table-cell>
          <table:table-cell office:value-type="float" office:value="0.0000000001281672" calcext:value-type="float">
            <text:p>1.28E-10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1837599" calcext:value-type="float">
            <text:p>1.84E-06</text:p>
          </table:table-cell>
          <table:table-cell office:value-type="float" office:value="0.000001446401" calcext:value-type="float">
            <text:p>1.45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B61]*10^9" office:value-type="float" office:value="6.16703" calcext:value-type="float">
            <text:p>6.16703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F61]*10^9" office:value-type="float" office:value="1837.599" calcext:value-type="float">
            <text:p>1837.5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40:56.532581669</meta:creation-date>
    <meta:generator>LibreOffice/5.3.6.1$Linux_X86_64 LibreOffice_project/30$Build-1</meta:generator>
    <dc:date>2018-09-14T14:32:49.916128144</dc:date>
    <meta:editing-duration>PT2H49M48S</meta:editing-duration>
    <meta:editing-cycles>3</meta:editing-cycles>
    <meta:document-statistic meta:table-count="8" meta:cell-count="4824" meta:object-count="0"/>
  </office:meta>
</office:document-meta>
</file>